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51.01mm"/>
    </style:style>
    <style:style style:name="co6" style:family="table-column">
      <style:table-column-properties fo:break-before="auto" style:column-width="51.82mm"/>
    </style:style>
    <style:style style:name="co7" style:family="table-column">
      <style:table-column-properties fo:break-before="auto" style:column-width="42.83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30.85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26.8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225.03mm" svg:height="100.4mm" svg:x="258.39mm" svg:y="3.19mm">
            <loext:p draw:notify-on-update-of-ranges="search_results.C1:search_results.C1 search_results.G2:search_results.G241 search_results.C1:search_results.C1 search_results.C2:search_results.C241 search_results.W2:search_results.W241 search_results.W2:search_results.W241 search_results.C1:search_results.C1 search_results.G2:search_results.G241 search_results.D1:search_results.D1 search_results.D2:search_results.D241 search_results.X2:search_results.X241 search_results.X2:search_results.X2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5.03mm" svg:height="100.4mm" svg:x="255.94mm" svg:y="108.37mm">
            <loext:p draw:notify-on-update-of-ranges="search_results.H2:search_results.H241 search_results.C1:search_results.C1 search_results.C2:search_results.C241 search_results.W2:search_results.W241 search_results.W2:search_results.W241 search_results.H2:search_results.H241 search_results.D1:search_results.D1 search_results.D2:search_results.D241 search_results.X2:search_results.X241 search_results.X2:search_results.X2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5.03mm" svg:height="100.4mm" svg:x="255.94mm" svg:y="212.23mm">
            <loext:p draw:notify-on-update-of-ranges="search_results.I2:search_results.I241 search_results.C1:search_results.C1 search_results.C2:search_results.C241 search_results.W2:search_results.W241 search_results.W2:search_results.W241 search_results.I2:search_results.I241 search_results.D1:search_results.D1 search_results.D2:search_results.D241 search_results.X2:search_results.X241 search_results.X2:search_results.X2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ce1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2" table:visibility="collapse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41.5388044714928" calcext:value-type="float">
            <text:p>41.5388044714928</text:p>
          </table:table-cell>
          <table:table-cell office:value-type="float" office:value="12.4488379955292" calcext:value-type="float">
            <text:p>12.448837995529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1023947224134" calcext:value-type="float">
            <text:p>0.98102394722413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4310487200661" calcext:value-type="float">
            <text:p>0.98431048720066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9372937293729" calcext:value-type="float">
            <text:p>0.97937293729372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80214344600165" calcext:value-type="float">
            <text:p>0.980214344600165</text:p>
          </table:table-cell>
          <table:table-cell office:value-type="float" office:value="4.6742885413492" calcext:value-type="float">
            <text:p>4.6742885413492</text:p>
          </table:table-cell>
          <table:table-cell office:value-type="float" office:value="3.12153732191677" calcext:value-type="float">
            <text:p>3.12153732191677</text:p>
          </table:table-cell>
          <table:table-cell office:value-type="float" office:value="0.00961571270587763" calcext:value-type="float">
            <text:p>0.009615712705878</text:p>
          </table:table-cell>
          <table:table-cell office:value-type="float" office:value="0.00192774423374872" calcext:value-type="float">
            <text:p>0.001927744233749</text:p>
          </table:table-cell>
        </table:table-row>
        <table:table-row table:style-name="ro1">
          <table:table-cell office:value-type="float" office:value="38.009228348732" calcext:value-type="float">
            <text:p>38.009228348732</text:p>
          </table:table-cell>
          <table:table-cell office:value-type="float" office:value="10.8907700777054" calcext:value-type="float">
            <text:p>10.890770077705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1023946943292" calcext:value-type="float">
            <text:p>0.98102394694329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3484723369116" calcext:value-type="float">
            <text:p>0.98348472336911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7722772277228" calcext:value-type="float">
            <text:p>0.97772277227722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9389942291838" calcext:value-type="float">
            <text:p>0.979389942291838</text:p>
          </table:table-cell>
          <table:table-cell office:value-type="float" office:value="6.27420245673477" calcext:value-type="float">
            <text:p>6.27420245673477</text:p>
          </table:table-cell>
          <table:table-cell office:value-type="float" office:value="4.17060606992167" calcext:value-type="float">
            <text:p>4.17060606992167</text:p>
          </table:table-cell>
          <table:table-cell office:value-type="float" office:value="0.00989991577378193" calcext:value-type="float">
            <text:p>0.009899915773782</text:p>
          </table:table-cell>
          <table:table-cell office:value-type="float" office:value="0.00253701673551542" calcext:value-type="float">
            <text:p>0.002537016735515</text:p>
          </table:table-cell>
        </table:table-row>
        <table:table-row table:style-name="ro1">
          <table:table-cell office:value-type="float" office:value="42.6833591461182" calcext:value-type="float">
            <text:p>42.6833591461182</text:p>
          </table:table-cell>
          <table:table-cell office:value-type="float" office:value="8.24134421348572" calcext:value-type="float">
            <text:p>8.2413442134857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1024116993273" calcext:value-type="float">
            <text:p>0.98102411699327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83484723369116" calcext:value-type="float">
            <text:p>0.98348472336911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8547854785479" calcext:value-type="float">
            <text:p>0.97854785478547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8565539983512" calcext:value-type="float">
            <text:p>0.978565539983512</text:p>
          </table:table-cell>
          <table:table-cell office:value-type="float" office:value="2.56438725482711" calcext:value-type="float">
            <text:p>2.56438725482711</text:p>
          </table:table-cell>
          <table:table-cell office:value-type="float" office:value="2.39529138761859" calcext:value-type="float">
            <text:p>2.39529138761859</text:p>
          </table:table-cell>
          <table:table-cell office:value-type="float" office:value="0.0126024995398649" calcext:value-type="float">
            <text:p>0.012602499539865</text:p>
          </table:table-cell>
          <table:table-cell office:value-type="float" office:value="0.00246743223445533" calcext:value-type="float">
            <text:p>0.002467432234455</text:p>
          </table:table-cell>
        </table:table-row>
        <table:table-row table:style-name="ro1">
          <table:table-cell office:value-type="float" office:value="46.1608965992928" calcext:value-type="float">
            <text:p>46.1608965992928</text:p>
          </table:table-cell>
          <table:table-cell office:value-type="float" office:value="7.88398176431656" calcext:value-type="float">
            <text:p>7.8839817643165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0611575739147" calcext:value-type="float">
            <text:p>0.98061157573914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83484723369116" calcext:value-type="float">
            <text:p>0.98348472336911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1023102310231" calcext:value-type="float">
            <text:p>0.98102310231023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9372937293729" calcext:value-type="float">
            <text:p>0.979372937293729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78565539983512" calcext:value-type="float">
            <text:p>0.978565539983512</text:p>
          </table:table-cell>
          <table:table-cell office:value-type="float" office:value="7.0597093052936" calcext:value-type="float">
            <text:p>7.0597093052936</text:p>
          </table:table-cell>
          <table:table-cell office:value-type="float" office:value="2.10246595058217" calcext:value-type="float">
            <text:p>2.10246595058217</text:p>
          </table:table-cell>
          <table:table-cell office:value-type="float" office:value="0.0120995148304197" calcext:value-type="float">
            <text:p>0.01209951483042</text:p>
          </table:table-cell>
          <table:table-cell office:value-type="float" office:value="0.00188047992106476" calcext:value-type="float">
            <text:p>0.001880479921065</text:p>
          </table:table-cell>
        </table:table-row>
        <table:table-row table:style-name="ro1">
          <table:table-cell office:value-type="float" office:value="45.8161854147911" calcext:value-type="float">
            <text:p>45.8161854147911</text:p>
          </table:table-cell>
          <table:table-cell office:value-type="float" office:value="7.71551722288132" calcext:value-type="float">
            <text:p>7.71551722288132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80818016697033" calcext:value-type="float">
            <text:p>0.98081801669703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4310487200661" calcext:value-type="float">
            <text:p>0.98431048720066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1848184818482" calcext:value-type="float">
            <text:p>0.98184818481848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8547854785479" calcext:value-type="float">
            <text:p>0.978547854785479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78565539983512" calcext:value-type="float">
            <text:p>0.978565539983512</text:p>
          </table:table-cell>
          <table:table-cell office:value-type="float" office:value="4.05243957983572" calcext:value-type="float">
            <text:p>4.05243957983572</text:p>
          </table:table-cell>
          <table:table-cell office:value-type="float" office:value="1.96739365249147" calcext:value-type="float">
            <text:p>1.96739365249147</text:p>
          </table:table-cell>
          <table:table-cell office:value-type="float" office:value="0.0087770382731953" calcext:value-type="float">
            <text:p>0.008777038273195</text:p>
          </table:table-cell>
          <table:table-cell office:value-type="float" office:value="0.00242311179203444" calcext:value-type="float">
            <text:p>0.002423111792034</text:p>
          </table:table-cell>
        </table:table-row>
        <table:table-row table:style-name="ro1">
          <table:table-cell office:value-type="float" office:value="44.2475113272667" calcext:value-type="float">
            <text:p>44.2475113272667</text:p>
          </table:table-cell>
          <table:table-cell office:value-type="float" office:value="6.9758957028389" calcext:value-type="float">
            <text:p>6.975895702838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4217695888462" calcext:value-type="float">
            <text:p>0.97421769588846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3" calcext:value-type="float">
            <text:p>22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5.99873482517704" calcext:value-type="float">
            <text:p>5.99873482517704</text:p>
          </table:table-cell>
          <table:table-cell office:value-type="float" office:value="1.82790892355209" calcext:value-type="float">
            <text:p>1.82790892355209</text:p>
          </table:table-cell>
          <table:table-cell office:value-type="float" office:value="0.00960297129334104" calcext:value-type="float">
            <text:p>0.009602971293341</text:p>
          </table:table-cell>
          <table:table-cell office:value-type="float" office:value="0.004853765900129" calcext:value-type="float">
            <text:p>0.004853765900129</text:p>
          </table:table-cell>
        </table:table-row>
        <table:table-row table:style-name="ro1">
          <table:table-cell office:value-type="float" office:value="43.0794325470924" calcext:value-type="float">
            <text:p>43.0794325470924</text:p>
          </table:table-cell>
          <table:table-cell office:value-type="float" office:value="7.53400987386704" calcext:value-type="float">
            <text:p>7.5340098738670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4217695888462" calcext:value-type="float">
            <text:p>0.97421769588846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3" calcext:value-type="float">
            <text:p>22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9.68537663796749" calcext:value-type="float">
            <text:p>9.68537663796749</text:p>
          </table:table-cell>
          <table:table-cell office:value-type="float" office:value="2.06818016990186" calcext:value-type="float">
            <text:p>2.06818016990186</text:p>
          </table:table-cell>
          <table:table-cell office:value-type="float" office:value="0.00960297129334104" calcext:value-type="float">
            <text:p>0.009602971293341</text:p>
          </table:table-cell>
          <table:table-cell office:value-type="float" office:value="0.004853765900129" calcext:value-type="float">
            <text:p>0.004853765900129</text:p>
          </table:table-cell>
        </table:table-row>
        <table:table-row table:style-name="ro1">
          <table:table-cell office:value-type="float" office:value="40.2578060030937" calcext:value-type="float">
            <text:p>40.2578060030937</text:p>
          </table:table-cell>
          <table:table-cell office:value-type="float" office:value="6.5724760890007" calcext:value-type="float">
            <text:p>6.572476089000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4217695888462" calcext:value-type="float">
            <text:p>0.97421769588846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3" calcext:value-type="float">
            <text:p>22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7.33816834345932" calcext:value-type="float">
            <text:p>7.33816834345932</text:p>
          </table:table-cell>
          <table:table-cell office:value-type="float" office:value="1.7948146091443" calcext:value-type="float">
            <text:p>1.7948146091443</text:p>
          </table:table-cell>
          <table:table-cell office:value-type="float" office:value="0.00960297129334104" calcext:value-type="float">
            <text:p>0.009602971293341</text:p>
          </table:table-cell>
          <table:table-cell office:value-type="float" office:value="0.004853765900129" calcext:value-type="float">
            <text:p>0.004853765900129</text:p>
          </table:table-cell>
        </table:table-row>
        <table:table-row table:style-name="ro1">
          <table:table-cell office:value-type="float" office:value="40.9385986328125" calcext:value-type="float">
            <text:p>40.9385986328125</text:p>
          </table:table-cell>
          <table:table-cell office:value-type="float" office:value="6.57666802406311" calcext:value-type="float">
            <text:p>6.5766680240631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63057724255" calcext:value-type="float">
            <text:p>0.9746305772425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7.89827242398467" calcext:value-type="float">
            <text:p>7.89827242398467</text:p>
          </table:table-cell>
          <table:table-cell office:value-type="float" office:value="1.76482964328614" calcext:value-type="float">
            <text:p>1.76482964328614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478104357552151" calcext:value-type="float">
            <text:p>0.004781043575522</text:p>
          </table:table-cell>
        </table:table-row>
        <table:table-row table:style-name="ro1">
          <table:table-cell office:value-type="float" office:value="41.2900804877281" calcext:value-type="float">
            <text:p>41.2900804877281</text:p>
          </table:table-cell>
          <table:table-cell office:value-type="float" office:value="7.14178675413132" calcext:value-type="float">
            <text:p>7.1417867541313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217695326777" calcext:value-type="float">
            <text:p>0.97421769532677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947194719472" calcext:value-type="float">
            <text:p>0.9694719471947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4422442244224" calcext:value-type="float">
            <text:p>0.97442244224422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8.0154516801713" calcext:value-type="float">
            <text:p>8.0154516801713</text:p>
          </table:table-cell>
          <table:table-cell office:value-type="float" office:value="1.75486213059813" calcext:value-type="float">
            <text:p>1.75486213059813</text:p>
          </table:table-cell>
          <table:table-cell office:value-type="float" office:value="0.00823036786808992" calcext:value-type="float">
            <text:p>0.00823036786809</text:p>
          </table:table-cell>
          <table:table-cell office:value-type="float" office:value="0.00387807507297399" calcext:value-type="float">
            <text:p>0.003878075072974</text:p>
          </table:table-cell>
        </table:table-row>
        <table:table-row table:style-name="ro1">
          <table:table-cell office:value-type="float" office:value="40.6204132437706" calcext:value-type="float">
            <text:p>40.6204132437706</text:p>
          </table:table-cell>
          <table:table-cell office:value-type="float" office:value="6.53612148761749" calcext:value-type="float">
            <text:p>6.5361214876174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8.13701949188481" calcext:value-type="float">
            <text:p>8.13701949188481</text:p>
          </table:table-cell>
          <table:table-cell office:value-type="float" office:value="2.22008300381947" calcext:value-type="float">
            <text:p>2.22008300381947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3.3320453166962" calcext:value-type="float">
            <text:p>43.3320453166962</text:p>
          </table:table-cell>
          <table:table-cell office:value-type="float" office:value="7.70336538553238" calcext:value-type="float">
            <text:p>7.7033653855323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7.24208816260878" calcext:value-type="float">
            <text:p>7.24208816260878</text:p>
          </table:table-cell>
          <table:table-cell office:value-type="float" office:value="1.04115626968823" calcext:value-type="float">
            <text:p>1.0411562696882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9.7737956047058" calcext:value-type="float">
            <text:p>39.7737956047058</text:p>
          </table:table-cell>
          <table:table-cell office:value-type="float" office:value="8.04256588220596" calcext:value-type="float">
            <text:p>8.0425658822059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7.77603628647069" calcext:value-type="float">
            <text:p>7.77603628647069</text:p>
          </table:table-cell>
          <table:table-cell office:value-type="float" office:value="0.87208084880155" calcext:value-type="float">
            <text:p>0.87208084880155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6.2305492162704" calcext:value-type="float">
            <text:p>36.2305492162704</text:p>
          </table:table-cell>
          <table:table-cell office:value-type="float" office:value="9.65658313035965" calcext:value-type="float">
            <text:p>9.6565831303596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5.88358442810789" calcext:value-type="float">
            <text:p>5.88358442810789</text:p>
          </table:table-cell>
          <table:table-cell office:value-type="float" office:value="3.26827968653481" calcext:value-type="float">
            <text:p>3.26827968653481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8.4881979823112" calcext:value-type="float">
            <text:p>38.4881979823112</text:p>
          </table:table-cell>
          <table:table-cell office:value-type="float" office:value="10.1702960133553" calcext:value-type="float">
            <text:p>10.170296013355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62880307371634" calcext:value-type="float">
            <text:p>4.62880307371634</text:p>
          </table:table-cell>
          <table:table-cell office:value-type="float" office:value="4.19741235775192" calcext:value-type="float">
            <text:p>4.19741235775192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2.4520962834358" calcext:value-type="float">
            <text:p>42.4520962834358</text:p>
          </table:table-cell>
          <table:table-cell office:value-type="float" office:value="9.25470471382141" calcext:value-type="float">
            <text:p>9.254704713821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90852129338648" calcext:value-type="float">
            <text:p>4.90852129338648</text:p>
          </table:table-cell>
          <table:table-cell office:value-type="float" office:value="3.26913529376929" calcext:value-type="float">
            <text:p>3.2691352937692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7.8320199251175" calcext:value-type="float">
            <text:p>37.8320199251175</text:p>
          </table:table-cell>
          <table:table-cell office:value-type="float" office:value="7.93831712007523" calcext:value-type="float">
            <text:p>7.938317120075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70702987997501" calcext:value-type="float">
            <text:p>4.70702987997501</text:p>
          </table:table-cell>
          <table:table-cell office:value-type="float" office:value="2.82833873860246" calcext:value-type="float">
            <text:p>2.82833873860246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1.0515127778053" calcext:value-type="float">
            <text:p>41.0515127778053</text:p>
          </table:table-cell>
          <table:table-cell office:value-type="float" office:value="7.44689100980759" calcext:value-type="float">
            <text:p>7.446891009807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8.55993862096751" calcext:value-type="float">
            <text:p>8.55993862096751</text:p>
          </table:table-cell>
          <table:table-cell office:value-type="float" office:value="2.02400830794163" calcext:value-type="float">
            <text:p>2.0240083079416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2.9649142026901" calcext:value-type="float">
            <text:p>42.9649142026901</text:p>
          </table:table-cell>
          <table:table-cell office:value-type="float" office:value="7.43724006414413" calcext:value-type="float">
            <text:p>7.4372400641441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20471722400931" calcext:value-type="float">
            <text:p>6.20471722400931</text:p>
          </table:table-cell>
          <table:table-cell office:value-type="float" office:value="2.15114869089701" calcext:value-type="float">
            <text:p>2.15114869089701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6.1793355345726" calcext:value-type="float">
            <text:p>46.1793355345726</text:p>
          </table:table-cell>
          <table:table-cell office:value-type="float" office:value="8.03792661428452" calcext:value-type="float">
            <text:p>8.037926614284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5.23262715972952" calcext:value-type="float">
            <text:p>5.23262715972952</text:p>
          </table:table-cell>
          <table:table-cell office:value-type="float" office:value="2.41666705135776" calcext:value-type="float">
            <text:p>2.41666705135776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4.0098057389259" calcext:value-type="float">
            <text:p>44.0098057389259</text:p>
          </table:table-cell>
          <table:table-cell office:value-type="float" office:value="7.05045282840729" calcext:value-type="float">
            <text:p>7.0504528284072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3705465937633" calcext:value-type="float">
            <text:p>0.98370546593763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5962014863749" calcext:value-type="float">
            <text:p>0.98596201486374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1863149216818" calcext:value-type="float">
            <text:p>0.981863149216818</text:p>
          </table:table-cell>
          <table:table-cell office:value-type="float" office:value="4.37592023136091" calcext:value-type="float">
            <text:p>4.37592023136091</text:p>
          </table:table-cell>
          <table:table-cell office:value-type="float" office:value="1.89993469360426" calcext:value-type="float">
            <text:p>1.89993469360426</text:p>
          </table:table-cell>
          <table:table-cell office:value-type="float" office:value="0.00989991577378193" calcext:value-type="float">
            <text:p>0.009899915773782</text:p>
          </table:table-cell>
          <table:table-cell office:value-type="float" office:value="0.00146389361940203" calcext:value-type="float">
            <text:p>0.001463893619402</text:p>
          </table:table-cell>
        </table:table-row>
        <table:table-row table:style-name="ro1">
          <table:table-cell office:value-type="float" office:value="43.4469256997109" calcext:value-type="float">
            <text:p>43.4469256997109</text:p>
          </table:table-cell>
          <table:table-cell office:value-type="float" office:value="6.76653492450714" calcext:value-type="float">
            <text:p>6.7665349245071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288038314854" calcext:value-type="float">
            <text:p>0.9828803831485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5136251032205" calcext:value-type="float">
            <text:p>0.98513625103220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1848184818482" calcext:value-type="float">
            <text:p>0.981848184818482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1038746908491" calcext:value-type="float">
            <text:p>0.981038746908491</text:p>
          </table:table-cell>
          <table:table-cell office:value-type="float" office:value="8.72008948360632" calcext:value-type="float">
            <text:p>8.72008948360632</text:p>
          </table:table-cell>
          <table:table-cell office:value-type="float" office:value="1.93996579374904" calcext:value-type="float">
            <text:p>1.93996579374904</text:p>
          </table:table-cell>
          <table:table-cell office:value-type="float" office:value="0.010351526741024" calcext:value-type="float">
            <text:p>0.010351526741024</text:p>
          </table:table-cell>
          <table:table-cell office:value-type="float" office:value="0.00157542693954209" calcext:value-type="float">
            <text:p>0.001575426939542</text:p>
          </table:table-cell>
        </table:table-row>
        <table:table-row table:style-name="ro1">
          <table:table-cell office:value-type="float" office:value="42.5481586456299" calcext:value-type="float">
            <text:p>42.5481586456299</text:p>
          </table:table-cell>
          <table:table-cell office:value-type="float" office:value="7.04052376747131" calcext:value-type="float">
            <text:p>7.0405237674713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2880553479363" calcext:value-type="float">
            <text:p>0.98288055347936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5962014863749" calcext:value-type="float">
            <text:p>0.98596201486374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81038746908491" calcext:value-type="float">
            <text:p>0.981038746908491</text:p>
          </table:table-cell>
          <table:table-cell office:value-type="float" office:value="8.11324781120194" calcext:value-type="float">
            <text:p>8.11324781120194</text:p>
          </table:table-cell>
          <table:table-cell office:value-type="float" office:value="1.8058374141255" calcext:value-type="float">
            <text:p>1.8058374141255</text:p>
          </table:table-cell>
          <table:table-cell office:value-type="float" office:value="0.0105000375147548" calcext:value-type="float">
            <text:p>0.010500037514755</text:p>
          </table:table-cell>
          <table:table-cell office:value-type="float" office:value="0.0023540147649318" calcext:value-type="float">
            <text:p>0.002354014764932</text:p>
          </table:table-cell>
        </table:table-row>
        <table:table-row table:style-name="ro1">
          <table:table-cell office:value-type="float" office:value="39.751746237278" calcext:value-type="float">
            <text:p>39.751746237278</text:p>
          </table:table-cell>
          <table:table-cell office:value-type="float" office:value="6.4436731338501" calcext:value-type="float">
            <text:p>6.44367313385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1642759105322" calcext:value-type="float">
            <text:p>0.98164275910532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4310487200661" calcext:value-type="float">
            <text:p>0.98431048720066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1848184818482" calcext:value-type="float">
            <text:p>0.98184818481848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0214344600165" calcext:value-type="float">
            <text:p>0.980214344600165</text:p>
          </table:table-cell>
          <table:table-cell office:value-type="float" office:value="8.08826113962881" calcext:value-type="float">
            <text:p>8.08826113962881</text:p>
          </table:table-cell>
          <table:table-cell office:value-type="float" office:value="1.83707168488505" calcext:value-type="float">
            <text:p>1.83707168488505</text:p>
          </table:table-cell>
          <table:table-cell office:value-type="float" office:value="0.0110585982469617" calcext:value-type="float">
            <text:p>0.011058598246962</text:p>
          </table:table-cell>
          <table:table-cell office:value-type="float" office:value="0.00167977770608569" calcext:value-type="float">
            <text:p>0.001679777706086</text:p>
          </table:table-cell>
        </table:table-row>
        <table:table-row table:style-name="ro1">
          <table:table-cell office:value-type="float" office:value="41.9455093145371" calcext:value-type="float">
            <text:p>41.9455093145371</text:p>
          </table:table-cell>
          <table:table-cell office:value-type="float" office:value="7.07307654619217" calcext:value-type="float">
            <text:p>7.07307654619217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82261571267352" calcext:value-type="float">
            <text:p>0.98226157126735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85136251032205" calcext:value-type="float">
            <text:p>0.98513625103220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1848184818482" calcext:value-type="float">
            <text:p>0.98184818481848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81023102310231" calcext:value-type="float">
            <text:p>0.981023102310231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81038746908491" calcext:value-type="float">
            <text:p>0.981038746908491</text:p>
          </table:table-cell>
          <table:table-cell office:value-type="float" office:value="8.10701601924853" calcext:value-type="float">
            <text:p>8.10701601924853</text:p>
          </table:table-cell>
          <table:table-cell office:value-type="float" office:value="1.93378476573369" calcext:value-type="float">
            <text:p>1.93378476573369</text:p>
          </table:table-cell>
          <table:table-cell office:value-type="float" office:value="0.00757129999952586" calcext:value-type="float">
            <text:p>0.007571299999526</text:p>
          </table:table-cell>
          <table:table-cell office:value-type="float" office:value="0.00169290998556767" calcext:value-type="float">
            <text:p>0.001692909985568</text:p>
          </table:table-cell>
        </table:table-row>
        <table:table-row table:style-name="ro1">
          <table:table-cell office:value-type="float" office:value="40.2558660507202" calcext:value-type="float">
            <text:p>40.2558660507202</text:p>
          </table:table-cell>
          <table:table-cell office:value-type="float" office:value="6.33108997344971" calcext:value-type="float">
            <text:p>6.33108997344971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4217865938443" calcext:value-type="float">
            <text:p>0.97421786593844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3" calcext:value-type="float">
            <text:p>22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8.61566690283756" calcext:value-type="float">
            <text:p>8.61566690283756</text:p>
          </table:table-cell>
          <table:table-cell office:value-type="float" office:value="1.3663799232853" calcext:value-type="float">
            <text:p>1.3663799232853</text:p>
          </table:table-cell>
          <table:table-cell office:value-type="float" office:value="0.00960297129334104" calcext:value-type="float">
            <text:p>0.009602971293341</text:p>
          </table:table-cell>
          <table:table-cell office:value-type="float" office:value="0.00499115848872151" calcext:value-type="float">
            <text:p>0.004991158488722</text:p>
          </table:table-cell>
        </table:table-row>
        <table:table-row table:style-name="ro1">
          <table:table-cell office:value-type="float" office:value="44.6442584991455" calcext:value-type="float">
            <text:p>44.6442584991455</text:p>
          </table:table-cell>
          <table:table-cell office:value-type="float" office:value="7.25363898277283" calcext:value-type="float">
            <text:p>7.25363898277283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4217865938443" calcext:value-type="float">
            <text:p>0.97421786593844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3" calcext:value-type="float">
            <text:p>22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7.83608619164926" calcext:value-type="float">
            <text:p>7.83608619164926</text:p>
          </table:table-cell>
          <table:table-cell office:value-type="float" office:value="2.71182799457024" calcext:value-type="float">
            <text:p>2.71182799457024</text:p>
          </table:table-cell>
          <table:table-cell office:value-type="float" office:value="0.00960297129334104" calcext:value-type="float">
            <text:p>0.009602971293341</text:p>
          </table:table-cell>
          <table:table-cell office:value-type="float" office:value="0.00499115848872151" calcext:value-type="float">
            <text:p>0.004991158488722</text:p>
          </table:table-cell>
        </table:table-row>
        <table:table-row table:style-name="ro1">
          <table:table-cell office:value-type="float" office:value="44.6348322033882" calcext:value-type="float">
            <text:p>44.6348322033882</text:p>
          </table:table-cell>
          <table:table-cell office:value-type="float" office:value="7.29734343290329" calcext:value-type="float">
            <text:p>7.2973434329032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4217865938443" calcext:value-type="float">
            <text:p>0.97421786593844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3" calcext:value-type="float">
            <text:p>22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7821782178218" calcext:value-type="float">
            <text:p>0.96782178217821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5.82355694157449" calcext:value-type="float">
            <text:p>5.82355694157449</text:p>
          </table:table-cell>
          <table:table-cell office:value-type="float" office:value="2.87211113360986" calcext:value-type="float">
            <text:p>2.87211113360986</text:p>
          </table:table-cell>
          <table:table-cell office:value-type="float" office:value="0.00960297129334104" calcext:value-type="float">
            <text:p>0.009602971293341</text:p>
          </table:table-cell>
          <table:table-cell office:value-type="float" office:value="0.00499115848872151" calcext:value-type="float">
            <text:p>0.004991158488722</text:p>
          </table:table-cell>
        </table:table-row>
        <table:table-row table:style-name="ro1">
          <table:table-cell office:value-type="float" office:value="47.5800034403801" calcext:value-type="float">
            <text:p>47.5800034403801</text:p>
          </table:table-cell>
          <table:table-cell office:value-type="float" office:value="6.70977401733398" calcext:value-type="float">
            <text:p>6.7097740173339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24660300318577" calcext:value-type="float">
            <text:p>3.24660300318577</text:p>
          </table:table-cell>
          <table:table-cell office:value-type="float" office:value="1.49149742643942" calcext:value-type="float">
            <text:p>1.49149742643942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47.0181903839111" calcext:value-type="float">
            <text:p>47.0181903839111</text:p>
          </table:table-cell>
          <table:table-cell office:value-type="float" office:value="6.07791477441788" calcext:value-type="float">
            <text:p>6.0779147744178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0.338478842343445" calcext:value-type="float">
            <text:p>0.338478842343445</text:p>
          </table:table-cell>
          <table:table-cell office:value-type="float" office:value="1.57595136489832" calcext:value-type="float">
            <text:p>1.57595136489832</text:p>
          </table:table-cell>
          <table:table-cell office:value-type="float" office:value="0.00759048547266345" calcext:value-type="float">
            <text:p>0.007590485472663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46.2649555206299" calcext:value-type="float">
            <text:p>46.2649555206299</text:p>
          </table:table-cell>
          <table:table-cell office:value-type="float" office:value="6.10767596960068" calcext:value-type="float">
            <text:p>6.1076759696006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14240850599709" calcext:value-type="float">
            <text:p>2.14240850599709</text:p>
          </table:table-cell>
          <table:table-cell office:value-type="float" office:value="1.77771232394246" calcext:value-type="float">
            <text:p>1.77771232394246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6.5611611604691" calcext:value-type="float">
            <text:p>46.5611611604691</text:p>
          </table:table-cell>
          <table:table-cell office:value-type="float" office:value="6.1564798951149" calcext:value-type="float">
            <text:p>6.156479895114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21455923201913" calcext:value-type="float">
            <text:p>4.21455923201913</text:p>
          </table:table-cell>
          <table:table-cell office:value-type="float" office:value="1.63324089678561" calcext:value-type="float">
            <text:p>1.63324089678561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7.0689795017242" calcext:value-type="float">
            <text:p>47.0689795017242</text:p>
          </table:table-cell>
          <table:table-cell office:value-type="float" office:value="6.43921506404877" calcext:value-type="float">
            <text:p>6.4392150640487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71459803533255" calcext:value-type="float">
            <text:p>2.71459803533255</text:p>
          </table:table-cell>
          <table:table-cell office:value-type="float" office:value="1.53720582523088" calcext:value-type="float">
            <text:p>1.53720582523088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7.5024966597557" calcext:value-type="float">
            <text:p>47.5024966597557</text:p>
          </table:table-cell>
          <table:table-cell office:value-type="float" office:value="6.12662023305893" calcext:value-type="float">
            <text:p>6.1266202330589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64231824423097" calcext:value-type="float">
            <text:p>3.64231824423097</text:p>
          </table:table-cell>
          <table:table-cell office:value-type="float" office:value="1.43036642639818" calcext:value-type="float">
            <text:p>1.43036642639818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6.8426462411881" calcext:value-type="float">
            <text:p>46.8426462411881</text:p>
          </table:table-cell>
          <table:table-cell office:value-type="float" office:value="7.07484972476959" calcext:value-type="float">
            <text:p>7.0748497247695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93508210018079" calcext:value-type="float">
            <text:p>2.93508210018079</text:p>
          </table:table-cell>
          <table:table-cell office:value-type="float" office:value="0.835800482658378" calcext:value-type="float">
            <text:p>0.835800482658378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4.6809507012367" calcext:value-type="float">
            <text:p>44.6809507012367</text:p>
          </table:table-cell>
          <table:table-cell office:value-type="float" office:value="6.83545452356339" calcext:value-type="float">
            <text:p>6.8354545235633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49170914589338" calcext:value-type="float">
            <text:p>4.49170914589338</text:p>
          </table:table-cell>
          <table:table-cell office:value-type="float" office:value="1.10767145653509" calcext:value-type="float">
            <text:p>1.1076714565350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4.9688242673874" calcext:value-type="float">
            <text:p>44.9688242673874</text:p>
          </table:table-cell>
          <table:table-cell office:value-type="float" office:value="7.00821477174759" calcext:value-type="float">
            <text:p>7.008214771747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5.90591392921854" calcext:value-type="float">
            <text:p>5.90591392921854</text:p>
          </table:table-cell>
          <table:table-cell office:value-type="float" office:value="2.33908575299823" calcext:value-type="float">
            <text:p>2.3390857529982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5.0885547995567" calcext:value-type="float">
            <text:p>45.0885547995567</text:p>
          </table:table-cell>
          <table:table-cell office:value-type="float" office:value="7.33662515878677" calcext:value-type="float">
            <text:p>7.3366251587867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5.80077489605024" calcext:value-type="float">
            <text:p>5.80077489605024</text:p>
          </table:table-cell>
          <table:table-cell office:value-type="float" office:value="2.16750212473663" calcext:value-type="float">
            <text:p>2.1675021247366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1.1863508224487" calcext:value-type="float">
            <text:p>41.1863508224487</text:p>
          </table:table-cell>
          <table:table-cell office:value-type="float" office:value="8.77059245109558" calcext:value-type="float">
            <text:p>8.7705924510955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47577251017645" calcext:value-type="float">
            <text:p>3.47577251017645</text:p>
          </table:table-cell>
          <table:table-cell office:value-type="float" office:value="2.70969999470709" calcext:value-type="float">
            <text:p>2.7096999947070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4.3596175909042" calcext:value-type="float">
            <text:p>44.3596175909042</text:p>
          </table:table-cell>
          <table:table-cell office:value-type="float" office:value="8.51194673776627" calcext:value-type="float">
            <text:p>8.5119467377662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43746477218486" calcext:value-type="float">
            <text:p>6.43746477218486</text:p>
          </table:table-cell>
          <table:table-cell office:value-type="float" office:value="2.59917784181937" calcext:value-type="float">
            <text:p>2.5991778418193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3.9440008997917" calcext:value-type="float">
            <text:p>43.9440008997917</text:p>
          </table:table-cell>
          <table:table-cell office:value-type="float" office:value="7.2035129070282" calcext:value-type="float">
            <text:p>7.203512907028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6592404747448" calcext:value-type="float">
            <text:p>0.98659240474744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6787778695293" calcext:value-type="float">
            <text:p>0.98678777869529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6809563066777" calcext:value-type="float">
            <text:p>0.986809563066777</text:p>
          </table:table-cell>
          <table:table-cell office:value-type="float" office:value="6.32551793179499" calcext:value-type="float">
            <text:p>6.32551793179499</text:p>
          </table:table-cell>
          <table:table-cell office:value-type="float" office:value="1.97861009648732" calcext:value-type="float">
            <text:p>1.97861009648732</text:p>
          </table:table-cell>
          <table:table-cell office:value-type="float" office:value="0.00969405793231573" calcext:value-type="float">
            <text:p>0.009694057932316</text:p>
          </table:table-cell>
          <table:table-cell office:value-type="float" office:value="0.000357351620812899" calcext:value-type="float">
            <text:p>0.000357351620813</text:p>
          </table:table-cell>
        </table:table-row>
        <table:table-row table:style-name="ro1">
          <table:table-cell office:value-type="float" office:value="43.1500828266144" calcext:value-type="float">
            <text:p>43.1500828266144</text:p>
          </table:table-cell>
          <table:table-cell office:value-type="float" office:value="6.80933928489685" calcext:value-type="float">
            <text:p>6.809339284896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6386644832013" calcext:value-type="float">
            <text:p>0.98638664483201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8439306358382" calcext:value-type="float">
            <text:p>0.98843930635838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598516075845" calcext:value-type="float">
            <text:p>0.98598516075845</text:p>
          </table:table-cell>
          <table:table-cell office:value-type="float" office:value="6.99939870979827" calcext:value-type="float">
            <text:p>6.99939870979827</text:p>
          </table:table-cell>
          <table:table-cell office:value-type="float" office:value="1.8687163131353" calcext:value-type="float">
            <text:p>1.8687163131353</text:p>
          </table:table-cell>
          <table:table-cell office:value-type="float" office:value="0.010351526741024" calcext:value-type="float">
            <text:p>0.010351526741024</text:p>
          </table:table-cell>
          <table:table-cell office:value-type="float" office:value="0.00148334313696128" calcext:value-type="float">
            <text:p>0.001483343136961</text:p>
          </table:table-cell>
        </table:table-row>
        <table:table-row table:style-name="ro1">
          <table:table-cell office:value-type="float" office:value="41.5374677181244" calcext:value-type="float">
            <text:p>41.5374677181244</text:p>
          </table:table-cell>
          <table:table-cell office:value-type="float" office:value="6.64118605852127" calcext:value-type="float">
            <text:p>6.6411860585212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4530208626764" calcext:value-type="float">
            <text:p>0.98453020862676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6787778695293" calcext:value-type="float">
            <text:p>0.98678777869529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4336356141797" calcext:value-type="float">
            <text:p>0.984336356141797</text:p>
          </table:table-cell>
          <table:table-cell office:value-type="float" office:value="7.24496385479981" calcext:value-type="float">
            <text:p>7.24496385479981</text:p>
          </table:table-cell>
          <table:table-cell office:value-type="float" office:value="1.84776996834886" calcext:value-type="float">
            <text:p>1.84776996834886</text:p>
          </table:table-cell>
          <table:table-cell office:value-type="float" office:value="0.00999392170914116" calcext:value-type="float">
            <text:p>0.009993921709141</text:p>
          </table:table-cell>
          <table:table-cell office:value-type="float" office:value="0.00146843358918941" calcext:value-type="float">
            <text:p>0.001468433589189</text:p>
          </table:table-cell>
        </table:table-row>
        <table:table-row table:style-name="ro1">
          <table:table-cell office:value-type="float" office:value="41.8415797948837" calcext:value-type="float">
            <text:p>41.8415797948837</text:p>
          </table:table-cell>
          <table:table-cell office:value-type="float" office:value="6.83383423089981" calcext:value-type="float">
            <text:p>6.8338342308998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3705125837671" calcext:value-type="float">
            <text:p>0.98370512583767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5962014863749" calcext:value-type="float">
            <text:p>0.98596201486374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1023102310231" calcext:value-type="float">
            <text:p>0.98102310231023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3511953833471" calcext:value-type="float">
            <text:p>0.983511953833471</text:p>
          </table:table-cell>
          <table:table-cell office:value-type="float" office:value="7.63151638702639" calcext:value-type="float">
            <text:p>7.63151638702639</text:p>
          </table:table-cell>
          <table:table-cell office:value-type="float" office:value="2.18904206794349" calcext:value-type="float">
            <text:p>2.18904206794349</text:p>
          </table:table-cell>
          <table:table-cell office:value-type="float" office:value="0.010601521024352" calcext:value-type="float">
            <text:p>0.010601521024352</text:p>
          </table:table-cell>
          <table:table-cell office:value-type="float" office:value="0.00178230304913344" calcext:value-type="float">
            <text:p>0.001782303049133</text:p>
          </table:table-cell>
        </table:table-row>
        <table:table-row table:style-name="ro1">
          <table:table-cell office:value-type="float" office:value="42.503481566906" calcext:value-type="float">
            <text:p>42.503481566906</text:p>
          </table:table-cell>
          <table:table-cell office:value-type="float" office:value="7.30054295063019" calcext:value-type="float">
            <text:p>7.30054295063019</text:p>
          </table:table-cell>
          <table:table-cell office:value-type="float" office:value="0.943688118811881" calcext:value-type="float">
            <text:p>0.943688118811881</text:p>
          </table:table-cell>
          <table:table-cell office:value-type="float" office:value="0.983705125556829" calcext:value-type="float">
            <text:p>0.98370512555682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85136251032205" calcext:value-type="float">
            <text:p>0.98513625103220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1848184818482" calcext:value-type="float">
            <text:p>0.98184818481848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82687551525144" calcext:value-type="float">
            <text:p>0.982687551525144</text:p>
          </table:table-cell>
          <table:table-cell office:value-type="float" office:value="6.29420106009322" calcext:value-type="float">
            <text:p>6.29420106009322</text:p>
          </table:table-cell>
          <table:table-cell office:value-type="float" office:value="2.71911018024966" calcext:value-type="float">
            <text:p>2.71911018024966</text:p>
          </table:table-cell>
          <table:table-cell office:value-type="float" office:value="0.00611438530936584" calcext:value-type="float">
            <text:p>0.006114385309366</text:p>
          </table:table-cell>
          <table:table-cell office:value-type="float" office:value="0.00146758122414827" calcext:value-type="float">
            <text:p>0.001467581224148</text:p>
          </table:table-cell>
        </table:table-row>
        <table:table-row table:style-name="ro1">
          <table:table-cell office:value-type="float" office:value="42.6498697400093" calcext:value-type="float">
            <text:p>42.6498697400093</text:p>
          </table:table-cell>
          <table:table-cell office:value-type="float" office:value="6.86729621887207" calcext:value-type="float">
            <text:p>6.8672962188720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6.34827290152289" calcext:value-type="float">
            <text:p>6.34827290152289</text:p>
          </table:table-cell>
          <table:table-cell office:value-type="float" office:value="2.16659851657457" calcext:value-type="float">
            <text:p>2.16659851657457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3.7565631866455" calcext:value-type="float">
            <text:p>43.7565631866455</text:p>
          </table:table-cell>
          <table:table-cell office:value-type="float" office:value="6.76926559209824" calcext:value-type="float">
            <text:p>6.7692655920982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8.24310944742631" calcext:value-type="float">
            <text:p>8.24310944742631</text:p>
          </table:table-cell>
          <table:table-cell office:value-type="float" office:value="1.47991817667408" calcext:value-type="float">
            <text:p>1.47991817667408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1.1678029894829" calcext:value-type="float">
            <text:p>41.1678029894829</text:p>
          </table:table-cell>
          <table:table-cell office:value-type="float" office:value="7.09872800111771" calcext:value-type="float">
            <text:p>7.0987280011177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7.15187574880252" calcext:value-type="float">
            <text:p>7.15187574880252</text:p>
          </table:table-cell>
          <table:table-cell office:value-type="float" office:value="1.00055492270348" calcext:value-type="float">
            <text:p>1.00055492270348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9.2830235362053" calcext:value-type="float">
            <text:p>39.2830235362053</text:p>
          </table:table-cell>
          <table:table-cell office:value-type="float" office:value="9.40764677524567" calcext:value-type="float">
            <text:p>9.4076467752456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5.0749490547354" calcext:value-type="float">
            <text:p>5.0749490547354</text:p>
          </table:table-cell>
          <table:table-cell office:value-type="float" office:value="2.49865617708771" calcext:value-type="float">
            <text:p>2.49865617708771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40.3985466361046" calcext:value-type="float">
            <text:p>40.3985466361046</text:p>
          </table:table-cell>
          <table:table-cell office:value-type="float" office:value="8.64762163162231" calcext:value-type="float">
            <text:p>8.6476216316223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1.21123693987981" calcext:value-type="float">
            <text:p>1.21123693987981</text:p>
          </table:table-cell>
          <table:table-cell office:value-type="float" office:value="2.69768891803712" calcext:value-type="float">
            <text:p>2.69768891803712</text:p>
          </table:table-cell>
          <table:table-cell office:value-type="float" office:value="0.00759048547266345" calcext:value-type="float">
            <text:p>0.007590485472663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42.3652431368828" calcext:value-type="float">
            <text:p>42.3652431368828</text:p>
          </table:table-cell>
          <table:table-cell office:value-type="float" office:value="8.17917114496231" calcext:value-type="float">
            <text:p>8.1791711449623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6.16099212053943" calcext:value-type="float">
            <text:p>6.16099212053943</text:p>
          </table:table-cell>
          <table:table-cell office:value-type="float" office:value="2.19208220466027" calcext:value-type="float">
            <text:p>2.19208220466027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1.0720853209496" calcext:value-type="float">
            <text:p>41.0720853209496</text:p>
          </table:table-cell>
          <table:table-cell office:value-type="float" office:value="9.58317571878433" calcext:value-type="float">
            <text:p>9.5831757187843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6.21255961569937" calcext:value-type="float">
            <text:p>6.21255961569937</text:p>
          </table:table-cell>
          <table:table-cell office:value-type="float" office:value="3.96843177359555" calcext:value-type="float">
            <text:p>3.96843177359555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3.5363954901695" calcext:value-type="float">
            <text:p>43.5363954901695</text:p>
          </table:table-cell>
          <table:table-cell office:value-type="float" office:value="7.99481403827667" calcext:value-type="float">
            <text:p>7.9948140382766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8.11112162102732" calcext:value-type="float">
            <text:p>8.11112162102732</text:p>
          </table:table-cell>
          <table:table-cell office:value-type="float" office:value="1.77893317765732" calcext:value-type="float">
            <text:p>1.77893317765732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1.2976437807083" calcext:value-type="float">
            <text:p>41.2976437807083</text:p>
          </table:table-cell>
          <table:table-cell office:value-type="float" office:value="7.98289614915848" calcext:value-type="float">
            <text:p>7.9828961491584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56203221416496" calcext:value-type="float">
            <text:p>2.56203221416496</text:p>
          </table:table-cell>
          <table:table-cell office:value-type="float" office:value="2.56220295611535" calcext:value-type="float">
            <text:p>2.56220295611535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5716780424118" calcext:value-type="float">
            <text:p>37.5716780424118</text:p>
          </table:table-cell>
          <table:table-cell office:value-type="float" office:value="9.56423276662827" calcext:value-type="float">
            <text:p>9.5642327666282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7.43603472556802" calcext:value-type="float">
            <text:p>7.43603472556802</text:p>
          </table:table-cell>
          <table:table-cell office:value-type="float" office:value="2.96985291791283" calcext:value-type="float">
            <text:p>2.9698529179128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6.2659920454025" calcext:value-type="float">
            <text:p>36.2659920454025</text:p>
          </table:table-cell>
          <table:table-cell office:value-type="float" office:value="9.14780634641647" calcext:value-type="float">
            <text:p>9.147806346416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25790115302043" calcext:value-type="float">
            <text:p>6.25790115302043</text:p>
          </table:table-cell>
          <table:table-cell office:value-type="float" office:value="2.70459420454494" calcext:value-type="float">
            <text:p>2.7045942045449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2.2495867609978" calcext:value-type="float">
            <text:p>42.2495867609978</text:p>
          </table:table-cell>
          <table:table-cell office:value-type="float" office:value="8.20352399349213" calcext:value-type="float">
            <text:p>8.2035239934921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85397350426591" calcext:value-type="float">
            <text:p>6.85397350426591</text:p>
          </table:table-cell>
          <table:table-cell office:value-type="float" office:value="2.27344980827051" calcext:value-type="float">
            <text:p>2.27344980827051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2.2031002044678" calcext:value-type="float">
            <text:p>42.2031002044678</text:p>
          </table:table-cell>
          <table:table-cell office:value-type="float" office:value="8.21352112293243" calcext:value-type="float">
            <text:p>8.213521122932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92889590230883" calcext:value-type="float">
            <text:p>3.92889590230883</text:p>
          </table:table-cell>
          <table:table-cell office:value-type="float" office:value="2.68023353575453" calcext:value-type="float">
            <text:p>2.6802335357545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1.2456992864609" calcext:value-type="float">
            <text:p>41.2456992864609</text:p>
          </table:table-cell>
          <table:table-cell office:value-type="float" office:value="6.91043150424957" calcext:value-type="float">
            <text:p>6.910431504249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5.24085138102003" calcext:value-type="float">
            <text:p>5.24085138102003</text:p>
          </table:table-cell>
          <table:table-cell office:value-type="float" office:value="1.69226056993112" calcext:value-type="float">
            <text:p>1.69226056993112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1.7298766970634" calcext:value-type="float">
            <text:p>41.7298766970634</text:p>
          </table:table-cell>
          <table:table-cell office:value-type="float" office:value="6.50498378276825" calcext:value-type="float">
            <text:p>6.504983782768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9.07717240782045" calcext:value-type="float">
            <text:p>9.07717240782045</text:p>
          </table:table-cell>
          <table:table-cell office:value-type="float" office:value="1.26623357107255" calcext:value-type="float">
            <text:p>1.2662335710725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7.8441261053085" calcext:value-type="float">
            <text:p>47.8441261053085</text:p>
          </table:table-cell>
          <table:table-cell office:value-type="float" office:value="7.57948833703995" calcext:value-type="float">
            <text:p>7.57948833703995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89068164107197" calcext:value-type="float">
            <text:p>0.98906816410719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0" calcext:value-type="float">
            <text:p>130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7.64149923137276" calcext:value-type="float">
            <text:p>7.64149923137276</text:p>
          </table:table-cell>
          <table:table-cell office:value-type="float" office:value="0.989982762409411" calcext:value-type="float">
            <text:p>0.989982762409411</text:p>
          </table:table-cell>
          <table:table-cell office:value-type="float" office:value="0.011737203530476" calcext:value-type="float">
            <text:p>0.011737203530476</text:p>
          </table:table-cell>
          <table:table-cell office:value-type="float" office:value="0.00178406161469356" calcext:value-type="float">
            <text:p>0.001784061614694</text:p>
          </table:table-cell>
        </table:table-row>
        <table:table-row table:style-name="ro1">
          <table:table-cell office:value-type="float" office:value="43.8516349196434" calcext:value-type="float">
            <text:p>43.8516349196434</text:p>
          </table:table-cell>
          <table:table-cell office:value-type="float" office:value="7.13336533308029" calcext:value-type="float">
            <text:p>7.1333653330802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865562257223" calcext:value-type="float">
            <text:p>0.9886556225722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0916597853014" calcext:value-type="float">
            <text:p>0.990916597853014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8458367683429" calcext:value-type="float">
            <text:p>0.988458367683429</text:p>
          </table:table-cell>
          <table:table-cell office:value-type="float" office:value="8.05684644044711" calcext:value-type="float">
            <text:p>8.05684644044711</text:p>
          </table:table-cell>
          <table:table-cell office:value-type="float" office:value="1.58932470408684" calcext:value-type="float">
            <text:p>1.58932470408684</text:p>
          </table:table-cell>
          <table:table-cell office:value-type="float" office:value="0.00969405793231573" calcext:value-type="float">
            <text:p>0.009694057932316</text:p>
          </table:table-cell>
          <table:table-cell office:value-type="float" office:value="0.00178370953373794" calcext:value-type="float">
            <text:p>0.001783709533738</text:p>
          </table:table-cell>
        </table:table-row>
        <table:table-row table:style-name="ro1">
          <table:table-cell office:value-type="float" office:value="44.5228198170662" calcext:value-type="float">
            <text:p>44.5228198170662</text:p>
          </table:table-cell>
          <table:table-cell office:value-type="float" office:value="7.03979706764221" calcext:value-type="float">
            <text:p>7.0397970676422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7211386959459" calcext:value-type="float">
            <text:p>0.98721138695945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7613542526837" calcext:value-type="float">
            <text:p>0.98761354252683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6809563066777" calcext:value-type="float">
            <text:p>0.986809563066777</text:p>
          </table:table-cell>
          <table:table-cell office:value-type="float" office:value="7.21500287373351" calcext:value-type="float">
            <text:p>7.21500287373351</text:p>
          </table:table-cell>
          <table:table-cell office:value-type="float" office:value="2.22515514219751" calcext:value-type="float">
            <text:p>2.22515514219751</text:p>
          </table:table-cell>
          <table:table-cell office:value-type="float" office:value="0.010351526741024" calcext:value-type="float">
            <text:p>0.010351526741024</text:p>
          </table:table-cell>
          <table:table-cell office:value-type="float" office:value="0.00148599343150265" calcext:value-type="float">
            <text:p>0.001485993431503</text:p>
          </table:table-cell>
        </table:table-row>
        <table:table-row table:style-name="ro1">
          <table:table-cell office:value-type="float" office:value="43.5249956250191" calcext:value-type="float">
            <text:p>43.5249956250191</text:p>
          </table:table-cell>
          <table:table-cell office:value-type="float" office:value="7.47700488567352" calcext:value-type="float">
            <text:p>7.477004885673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6385453358777" calcext:value-type="float">
            <text:p>0.98638545335877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5136251032205" calcext:value-type="float">
            <text:p>0.98513625103220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8458367683429" calcext:value-type="float">
            <text:p>0.988458367683429</text:p>
          </table:table-cell>
          <table:table-cell office:value-type="float" office:value="8.11602763781083" calcext:value-type="float">
            <text:p>8.11602763781083</text:p>
          </table:table-cell>
          <table:table-cell office:value-type="float" office:value="2.09042245890723" calcext:value-type="float">
            <text:p>2.09042245890723</text:p>
          </table:table-cell>
          <table:table-cell office:value-type="float" office:value="0.0110686825577008" calcext:value-type="float">
            <text:p>0.011068682557701</text:p>
          </table:table-cell>
          <table:table-cell office:value-type="float" office:value="0.0021476982792947" calcext:value-type="float">
            <text:p>0.002147698279295</text:p>
          </table:table-cell>
        </table:table-row>
        <table:table-row table:style-name="ro1">
          <table:table-cell office:value-type="float" office:value="44.9289472103119" calcext:value-type="float">
            <text:p>44.9289472103119</text:p>
          </table:table-cell>
          <table:table-cell office:value-type="float" office:value="6.88651204109192" calcext:value-type="float">
            <text:p>6.88651204109192</text:p>
          </table:table-cell>
          <table:table-cell office:value-type="float" office:value="0.943688118811881" calcext:value-type="float">
            <text:p>0.943688118811881</text:p>
          </table:table-cell>
          <table:table-cell office:value-type="float" office:value="0.986179523112518" calcext:value-type="float">
            <text:p>0.98617952311251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85962014863749" calcext:value-type="float">
            <text:p>0.98596201486374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87633965375103" calcext:value-type="float">
            <text:p>0.987633965375103</text:p>
          </table:table-cell>
          <table:table-cell office:value-type="float" office:value="8.74205638897229" calcext:value-type="float">
            <text:p>8.74205638897229</text:p>
          </table:table-cell>
          <table:table-cell office:value-type="float" office:value="1.46570530540133" calcext:value-type="float">
            <text:p>1.46570530540133</text:p>
          </table:table-cell>
          <table:table-cell office:value-type="float" office:value="0.00611438530936584" calcext:value-type="float">
            <text:p>0.006114385309366</text:p>
          </table:table-cell>
          <table:table-cell office:value-type="float" office:value="0.00122384028422206" calcext:value-type="float">
            <text:p>0.001223840284222</text:p>
          </table:table-cell>
        </table:table-row>
        <table:table-row table:style-name="ro1">
          <table:table-cell office:value-type="float" office:value="45.5085580348969" calcext:value-type="float">
            <text:p>45.5085580348969</text:p>
          </table:table-cell>
          <table:table-cell office:value-type="float" office:value="7.49187737703323" calcext:value-type="float">
            <text:p>7.4918773770332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7.16646441146273" calcext:value-type="float">
            <text:p>7.16646441146273</text:p>
          </table:table-cell>
          <table:table-cell office:value-type="float" office:value="2.24545483640736" calcext:value-type="float">
            <text:p>2.24545483640736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6.4781641364098" calcext:value-type="float">
            <text:p>46.4781641364098</text:p>
          </table:table-cell>
          <table:table-cell office:value-type="float" office:value="7.64022463560104" calcext:value-type="float">
            <text:p>7.6402246356010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7.13242769210855" calcext:value-type="float">
            <text:p>7.13242769210855</text:p>
          </table:table-cell>
          <table:table-cell office:value-type="float" office:value="2.91849877795203" calcext:value-type="float">
            <text:p>2.91849877795203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5.4905766248703" calcext:value-type="float">
            <text:p>45.4905766248703</text:p>
          </table:table-cell>
          <table:table-cell office:value-type="float" office:value="8.53790706396103" calcext:value-type="float">
            <text:p>8.5379070639610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3.96149184714127" calcext:value-type="float">
            <text:p>3.96149184714127</text:p>
          </table:table-cell>
          <table:table-cell office:value-type="float" office:value="1.85196778068785" calcext:value-type="float">
            <text:p>1.85196778068785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5.2191222906113" calcext:value-type="float">
            <text:p>45.2191222906113</text:p>
          </table:table-cell>
          <table:table-cell office:value-type="float" office:value="8.43546307086945" calcext:value-type="float">
            <text:p>8.4354630708694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4.37183046566574" calcext:value-type="float">
            <text:p>4.37183046566574</text:p>
          </table:table-cell>
          <table:table-cell office:value-type="float" office:value="1.65911796565153" calcext:value-type="float">
            <text:p>1.65911796565153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47.8497197031975" calcext:value-type="float">
            <text:p>47.8497197031975</text:p>
          </table:table-cell>
          <table:table-cell office:value-type="float" office:value="6.44882440567017" calcext:value-type="float">
            <text:p>6.4488244056701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6.77865151260679" calcext:value-type="float">
            <text:p>6.77865151260679</text:p>
          </table:table-cell>
          <table:table-cell office:value-type="float" office:value="1.98528902275344" calcext:value-type="float">
            <text:p>1.98528902275344</text:p>
          </table:table-cell>
          <table:table-cell office:value-type="float" office:value="0.00823036786808992" calcext:value-type="float">
            <text:p>0.00823036786809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47.0263875126839" calcext:value-type="float">
            <text:p>47.0263875126839</text:p>
          </table:table-cell>
          <table:table-cell office:value-type="float" office:value="8.56757819652557" calcext:value-type="float">
            <text:p>8.5675781965255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43822657839849" calcext:value-type="float">
            <text:p>4.43822657839849</text:p>
          </table:table-cell>
          <table:table-cell office:value-type="float" office:value="2.54074982212199" calcext:value-type="float">
            <text:p>2.54074982212199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6.650402545929" calcext:value-type="float">
            <text:p>46.650402545929</text:p>
          </table:table-cell>
          <table:table-cell office:value-type="float" office:value="9.20337378978729" calcext:value-type="float">
            <text:p>9.2033737897872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6.92829203011717" calcext:value-type="float">
            <text:p>6.92829203011717</text:p>
          </table:table-cell>
          <table:table-cell office:value-type="float" office:value="2.31692961369092" calcext:value-type="float">
            <text:p>2.31692961369092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8.7974786162376" calcext:value-type="float">
            <text:p>48.7974786162376</text:p>
          </table:table-cell>
          <table:table-cell office:value-type="float" office:value="8.00572687387466" calcext:value-type="float">
            <text:p>8.005726873874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0.3442576104666" calcext:value-type="float">
            <text:p>10.3442576104666</text:p>
          </table:table-cell>
          <table:table-cell office:value-type="float" office:value="1.8628693046435" calcext:value-type="float">
            <text:p>1.8628693046435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8.1848764419556" calcext:value-type="float">
            <text:p>48.1848764419556</text:p>
          </table:table-cell>
          <table:table-cell office:value-type="float" office:value="8.3995013833046" calcext:value-type="float">
            <text:p>8.399501383304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8.28989244654682" calcext:value-type="float">
            <text:p>8.28989244654682</text:p>
          </table:table-cell>
          <table:table-cell office:value-type="float" office:value="2.92213602775452" calcext:value-type="float">
            <text:p>2.92213602775452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5.9321885704994" calcext:value-type="float">
            <text:p>45.9321885704994</text:p>
          </table:table-cell>
          <table:table-cell office:value-type="float" office:value="8.22469741106033" calcext:value-type="float">
            <text:p>8.2246974110603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10137647395636" calcext:value-type="float">
            <text:p>4.10137647395636</text:p>
          </table:table-cell>
          <table:table-cell office:value-type="float" office:value="1.5000393907815" calcext:value-type="float">
            <text:p>1.5000393907815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6.439387857914" calcext:value-type="float">
            <text:p>36.439387857914</text:p>
          </table:table-cell>
          <table:table-cell office:value-type="float" office:value="6.05112588405609" calcext:value-type="float">
            <text:p>6.0511258840560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6.84182628168498" calcext:value-type="float">
            <text:p>6.84182628168498</text:p>
          </table:table-cell>
          <table:table-cell office:value-type="float" office:value="1.89014280448864" calcext:value-type="float">
            <text:p>1.8901428044886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51.1907652616501" calcext:value-type="float">
            <text:p>51.1907652616501</text:p>
          </table:table-cell>
          <table:table-cell office:value-type="float" office:value="8.47883975505829" calcext:value-type="float">
            <text:p>8.4788397550582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8.08835729484717" calcext:value-type="float">
            <text:p>8.08835729484717</text:p>
          </table:table-cell>
          <table:table-cell office:value-type="float" office:value="2.19910905534209" calcext:value-type="float">
            <text:p>2.1991090553420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51.2466490268707" calcext:value-type="float">
            <text:p>51.2466490268707</text:p>
          </table:table-cell>
          <table:table-cell office:value-type="float" office:value="8.71563047170639" calcext:value-type="float">
            <text:p>8.7156304717063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3666778567215" calcext:value-type="float">
            <text:p>3.3666778567215</text:p>
          </table:table-cell>
          <table:table-cell office:value-type="float" office:value="2.45327354810617" calcext:value-type="float">
            <text:p>2.4532735481061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3.917152762413" calcext:value-type="float">
            <text:p>43.917152762413</text:p>
          </table:table-cell>
          <table:table-cell office:value-type="float" office:value="8.13265329599381" calcext:value-type="float">
            <text:p>8.1326532959938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8.03821912000692" calcext:value-type="float">
            <text:p>8.03821912000692</text:p>
          </table:table-cell>
          <table:table-cell office:value-type="float" office:value="2.16843506283887" calcext:value-type="float">
            <text:p>2.1684350628388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5.7734112143517" calcext:value-type="float">
            <text:p>45.7734112143517</text:p>
          </table:table-cell>
          <table:table-cell office:value-type="float" office:value="8.14132297039032" calcext:value-type="float">
            <text:p>8.1413229703903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88092659918338" calcext:value-type="float">
            <text:p>4.88092659918338</text:p>
          </table:table-cell>
          <table:table-cell office:value-type="float" office:value="2.33562861464427" calcext:value-type="float">
            <text:p>2.3356286146442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8.0915788412094" calcext:value-type="float">
            <text:p>48.0915788412094</text:p>
          </table:table-cell>
          <table:table-cell office:value-type="float" office:value="8.77587527036667" calcext:value-type="float">
            <text:p>8.775875270366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1543752574439" calcext:value-type="float">
            <text:p>0.99154375257443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5.62277064291225" calcext:value-type="float">
            <text:p>5.62277064291225</text:p>
          </table:table-cell>
          <table:table-cell office:value-type="float" office:value="2.58294834427791" calcext:value-type="float">
            <text:p>2.58294834427791</text:p>
          </table:table-cell>
          <table:table-cell office:value-type="float" office:value="0.0110585982469617" calcext:value-type="float">
            <text:p>0.011058598246962</text:p>
          </table:table-cell>
          <table:table-cell office:value-type="float" office:value="0.00196457715140048" calcext:value-type="float">
            <text:p>0.0019645771514</text:p>
          </table:table-cell>
        </table:table-row>
        <table:table-row table:style-name="ro1">
          <table:table-cell office:value-type="float" office:value="47.0048912167549" calcext:value-type="float">
            <text:p>47.0048912167549</text:p>
          </table:table-cell>
          <table:table-cell office:value-type="float" office:value="7.56533753871918" calcext:value-type="float">
            <text:p>7.56533753871918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0512058496636" calcext:value-type="float">
            <text:p>0.9905120584966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3.94768214305789" calcext:value-type="float">
            <text:p>3.94768214305789</text:p>
          </table:table-cell>
          <table:table-cell office:value-type="float" office:value="2.97475346605698" calcext:value-type="float">
            <text:p>2.97475346605698</text:p>
          </table:table-cell>
          <table:table-cell office:value-type="float" office:value="0.00944462730916821" calcext:value-type="float">
            <text:p>0.009444627309168</text:p>
          </table:table-cell>
          <table:table-cell office:value-type="float" office:value="0.00169811005201376" calcext:value-type="float">
            <text:p>0.001698110052014</text:p>
          </table:table-cell>
        </table:table-row>
        <table:table-row table:style-name="ro1">
          <table:table-cell office:value-type="float" office:value="42.9736620187759" calcext:value-type="float">
            <text:p>42.9736620187759</text:p>
          </table:table-cell>
          <table:table-cell office:value-type="float" office:value="6.69204747676849" calcext:value-type="float">
            <text:p>6.6920474767684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9892905672959" calcext:value-type="float">
            <text:p>0.98989290567295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88458367683429" calcext:value-type="float">
            <text:p>0.988458367683429</text:p>
          </table:table-cell>
          <table:table-cell office:value-type="float" office:value="7.64312922995254" calcext:value-type="float">
            <text:p>7.64312922995254</text:p>
          </table:table-cell>
          <table:table-cell office:value-type="float" office:value="3.61111668135828" calcext:value-type="float">
            <text:p>3.61111668135828</text:p>
          </table:table-cell>
          <table:table-cell office:value-type="float" office:value="0.00921795648381831" calcext:value-type="float">
            <text:p>0.009217956483818</text:p>
          </table:table-cell>
          <table:table-cell office:value-type="float" office:value="0.00205136962935212" calcext:value-type="float">
            <text:p>0.002051369629352</text:p>
          </table:table-cell>
        </table:table-row>
        <table:table-row table:style-name="ro1">
          <table:table-cell office:value-type="float" office:value="45.1299083828926" calcext:value-type="float">
            <text:p>45.1299083828926</text:p>
          </table:table-cell>
          <table:table-cell office:value-type="float" office:value="6.08711308240891" calcext:value-type="float">
            <text:p>6.08711308240891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9686294665092" calcext:value-type="float">
            <text:p>0.98968629466509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8439306358382" calcext:value-type="float">
            <text:p>0.98843930635838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2.16745960801913" calcext:value-type="float">
            <text:p>2.16745960801913</text:p>
          </table:table-cell>
          <table:table-cell office:value-type="float" office:value="1.76293429964182" calcext:value-type="float">
            <text:p>1.76293429964182</text:p>
          </table:table-cell>
          <table:table-cell office:value-type="float" office:value="0.0104457287209971" calcext:value-type="float">
            <text:p>0.010445728720997</text:p>
          </table:table-cell>
          <table:table-cell office:value-type="float" office:value="0.00222252989915444" calcext:value-type="float">
            <text:p>0.002222529899154</text:p>
          </table:table-cell>
        </table:table-row>
        <table:table-row table:style-name="ro1">
          <table:table-cell office:value-type="float" office:value="47.7967821359634" calcext:value-type="float">
            <text:p>47.7967821359634</text:p>
          </table:table-cell>
          <table:table-cell office:value-type="float" office:value="6.81713765859604" calcext:value-type="float">
            <text:p>6.81713765859604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89685954284288" calcext:value-type="float">
            <text:p>0.9896859542842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87613542526837" calcext:value-type="float">
            <text:p>0.98761354252683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5.7589799752034" calcext:value-type="float">
            <text:p>5.7589799752034</text:p>
          </table:table-cell>
          <table:table-cell office:value-type="float" office:value="2.51403530696924" calcext:value-type="float">
            <text:p>2.51403530696924</text:p>
          </table:table-cell>
          <table:table-cell office:value-type="float" office:value="0.00672564617097449" calcext:value-type="float">
            <text:p>0.006725646170974</text:p>
          </table:table-cell>
          <table:table-cell office:value-type="float" office:value="0.00149155628873725" calcext:value-type="float">
            <text:p>0.001491556288737</text:p>
          </table:table-cell>
        </table:table-row>
        <table:table-row table:style-name="ro1">
          <table:table-cell office:value-type="float" office:value="50.0170976519585" calcext:value-type="float">
            <text:p>50.0170976519585</text:p>
          </table:table-cell>
          <table:table-cell office:value-type="float" office:value="6.78827512264252" calcext:value-type="float">
            <text:p>6.7882751226425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4.66188351977376" calcext:value-type="float">
            <text:p>4.66188351977376</text:p>
          </table:table-cell>
          <table:table-cell office:value-type="float" office:value="2.25191523842127" calcext:value-type="float">
            <text:p>2.25191523842127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8.4150334596634" calcext:value-type="float">
            <text:p>48.4150334596634</text:p>
          </table:table-cell>
          <table:table-cell office:value-type="float" office:value="4.72863155603409" calcext:value-type="float">
            <text:p>4.7286315560340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6.34232522652954" calcext:value-type="float">
            <text:p>6.34232522652954</text:p>
          </table:table-cell>
          <table:table-cell office:value-type="float" office:value="1.34312439529466" calcext:value-type="float">
            <text:p>1.34312439529466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1.4859423041344" calcext:value-type="float">
            <text:p>41.4859423041344</text:p>
          </table:table-cell>
          <table:table-cell office:value-type="float" office:value="4.21171206235886" calcext:value-type="float">
            <text:p>4.2117120623588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4.18731027813378" calcext:value-type="float">
            <text:p>4.18731027813378</text:p>
          </table:table-cell>
          <table:table-cell office:value-type="float" office:value="0.865890042793707" calcext:value-type="float">
            <text:p>0.865890042793707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1.7065243721008" calcext:value-type="float">
            <text:p>41.7065243721008</text:p>
          </table:table-cell>
          <table:table-cell office:value-type="float" office:value="5.03680396080017" calcext:value-type="float">
            <text:p>5.0368039608001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37041159545239" calcext:value-type="float">
            <text:p>3.37041159545239</text:p>
          </table:table-cell>
          <table:table-cell office:value-type="float" office:value="0.601667555785186" calcext:value-type="float">
            <text:p>0.601667555785186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42.0166898965836" calcext:value-type="float">
            <text:p>42.0166898965836</text:p>
          </table:table-cell>
          <table:table-cell office:value-type="float" office:value="4.79985916614533" calcext:value-type="float">
            <text:p>4.7998591661453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84090333982121" calcext:value-type="float">
            <text:p>3.84090333982121</text:p>
          </table:table-cell>
          <table:table-cell office:value-type="float" office:value="0.653908053568175" calcext:value-type="float">
            <text:p>0.653908053568175</text:p>
          </table:table-cell>
          <table:table-cell office:value-type="float" office:value="0.00823036786808992" calcext:value-type="float">
            <text:p>0.00823036786809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38.8344419002533" calcext:value-type="float">
            <text:p>38.8344419002533</text:p>
          </table:table-cell>
          <table:table-cell office:value-type="float" office:value="4.494877576828" calcext:value-type="float">
            <text:p>4.49487757682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34150028064904" calcext:value-type="float">
            <text:p>3.34150028064904</text:p>
          </table:table-cell>
          <table:table-cell office:value-type="float" office:value="0.690311832406356" calcext:value-type="float">
            <text:p>0.690311832406356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1.9735167622566" calcext:value-type="float">
            <text:p>41.9735167622566</text:p>
          </table:table-cell>
          <table:table-cell office:value-type="float" office:value="5.31547838449478" calcext:value-type="float">
            <text:p>5.3154783844947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35384794125103" calcext:value-type="float">
            <text:p>2.35384794125103</text:p>
          </table:table-cell>
          <table:table-cell office:value-type="float" office:value="1.0410022687245" calcext:value-type="float">
            <text:p>1.0410022687245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2.0505449771881" calcext:value-type="float">
            <text:p>42.0505449771881</text:p>
          </table:table-cell>
          <table:table-cell office:value-type="float" office:value="5.03120225667954" calcext:value-type="float">
            <text:p>5.0312022566795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80700057472148" calcext:value-type="float">
            <text:p>2.80700057472148</text:p>
          </table:table-cell>
          <table:table-cell office:value-type="float" office:value="1.20636273570613" calcext:value-type="float">
            <text:p>1.2063627357061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9.6075360774994" calcext:value-type="float">
            <text:p>39.6075360774994</text:p>
          </table:table-cell>
          <table:table-cell office:value-type="float" office:value="4.92171347141266" calcext:value-type="float">
            <text:p>4.921713471412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54335030914638" calcext:value-type="float">
            <text:p>1.54335030914638</text:p>
          </table:table-cell>
          <table:table-cell office:value-type="float" office:value="1.11569659403887" calcext:value-type="float">
            <text:p>1.11569659403887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9.0112969875336" calcext:value-type="float">
            <text:p>39.0112969875336</text:p>
          </table:table-cell>
          <table:table-cell office:value-type="float" office:value="4.84511756896973" calcext:value-type="float">
            <text:p>4.8451175689697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25389363502604" calcext:value-type="float">
            <text:p>1.25389363502604</text:p>
          </table:table-cell>
          <table:table-cell office:value-type="float" office:value="1.03681007318146" calcext:value-type="float">
            <text:p>1.03681007318146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2.5594398379326" calcext:value-type="float">
            <text:p>42.5594398379326</text:p>
          </table:table-cell>
          <table:table-cell office:value-type="float" office:value="5.32499223947525" calcext:value-type="float">
            <text:p>5.324992239475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047338257119" calcext:value-type="float">
            <text:p>2.047338257119</text:p>
          </table:table-cell>
          <table:table-cell office:value-type="float" office:value="1.14213704215573" calcext:value-type="float">
            <text:p>1.1421370421557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8.7898438572884" calcext:value-type="float">
            <text:p>38.7898438572884</text:p>
          </table:table-cell>
          <table:table-cell office:value-type="float" office:value="4.86755239963532" calcext:value-type="float">
            <text:p>4.8675523996353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12763451204773" calcext:value-type="float">
            <text:p>3.12763451204773</text:p>
          </table:table-cell>
          <table:table-cell office:value-type="float" office:value="0.804660361037718" calcext:value-type="float">
            <text:p>0.80466036103771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27999573946" calcext:value-type="float">
            <text:p>39.27999573946</text:p>
          </table:table-cell>
          <table:table-cell office:value-type="float" office:value="5.36724907159805" calcext:value-type="float">
            <text:p>5.3672490715980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93758778342536" calcext:value-type="float">
            <text:p>2.93758778342536</text:p>
          </table:table-cell>
          <table:table-cell office:value-type="float" office:value="1.0019559333413" calcext:value-type="float">
            <text:p>1.001955933341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919904589653" calcext:value-type="float">
            <text:p>39.919904589653</text:p>
          </table:table-cell>
          <table:table-cell office:value-type="float" office:value="4.88768869638443" calcext:value-type="float">
            <text:p>4.887688696384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74832384828317" calcext:value-type="float">
            <text:p>1.74832384828317</text:p>
          </table:table-cell>
          <table:table-cell office:value-type="float" office:value="0.826105058759285" calcext:value-type="float">
            <text:p>0.82610505875928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4634261131287" calcext:value-type="float">
            <text:p>39.4634261131287</text:p>
          </table:table-cell>
          <table:table-cell office:value-type="float" office:value="4.84459716081619" calcext:value-type="float">
            <text:p>4.8445971608161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06773229974265" calcext:value-type="float">
            <text:p>3.06773229974265</text:p>
          </table:table-cell>
          <table:table-cell office:value-type="float" office:value="0.770090004423395" calcext:value-type="float">
            <text:p>0.77009000442339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0.1722475290299" calcext:value-type="float">
            <text:p>40.1722475290299</text:p>
          </table:table-cell>
          <table:table-cell office:value-type="float" office:value="5.20056545734406" calcext:value-type="float">
            <text:p>5.2005654573440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2987476913896" calcext:value-type="float">
            <text:p>0.99298747691389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1.42923706095324" calcext:value-type="float">
            <text:p>1.42923706095324</text:p>
          </table:table-cell>
          <table:table-cell office:value-type="float" office:value="1.00926637432046" calcext:value-type="float">
            <text:p>1.00926637432046</text:p>
          </table:table-cell>
          <table:table-cell office:value-type="float" office:value="0.0110585982469617" calcext:value-type="float">
            <text:p>0.011058598246962</text:p>
          </table:table-cell>
          <table:table-cell office:value-type="float" office:value="0.00136434757521253" calcext:value-type="float">
            <text:p>0.001364347575213</text:p>
          </table:table-cell>
        </table:table-row>
        <table:table-row table:style-name="ro1">
          <table:table-cell office:value-type="float" office:value="39.8736608624458" calcext:value-type="float">
            <text:p>39.8736608624458</text:p>
          </table:table-cell>
          <table:table-cell office:value-type="float" office:value="4.88044321537018" calcext:value-type="float">
            <text:p>4.8804432153701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2574425228986" calcext:value-type="float">
            <text:p>0.99257442522898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2580379225062" calcext:value-type="float">
            <text:p>0.992580379225062</text:p>
          </table:table-cell>
          <table:table-cell office:value-type="float" office:value="2.43955241169704" calcext:value-type="float">
            <text:p>2.43955241169704</text:p>
          </table:table-cell>
          <table:table-cell office:value-type="float" office:value="0.761258643258692" calcext:value-type="float">
            <text:p>0.761258643258692</text:p>
          </table:table-cell>
          <table:table-cell office:value-type="float" office:value="0.00935404925840819" calcext:value-type="float">
            <text:p>0.009354049258408</text:p>
          </table:table-cell>
          <table:table-cell office:value-type="float" office:value="0.00100941066696199" calcext:value-type="float">
            <text:p>0.001009410666962</text:p>
          </table:table-cell>
        </table:table-row>
        <table:table-row table:style-name="ro1">
          <table:table-cell office:value-type="float" office:value="41.0248780846596" calcext:value-type="float">
            <text:p>41.0248780846596</text:p>
          </table:table-cell>
          <table:table-cell office:value-type="float" office:value="4.55745702981949" calcext:value-type="float">
            <text:p>4.5574570298194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1955613066955" calcext:value-type="float">
            <text:p>0.99195561306695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3.8101306040683" calcext:value-type="float">
            <text:p>3.8101306040683</text:p>
          </table:table-cell>
          <table:table-cell office:value-type="float" office:value="0.730648585629814" calcext:value-type="float">
            <text:p>0.730648585629814</text:p>
          </table:table-cell>
          <table:table-cell office:value-type="float" office:value="0.00944462730916821" calcext:value-type="float">
            <text:p>0.009444627309168</text:p>
          </table:table-cell>
          <table:table-cell office:value-type="float" office:value="0.00121925681003989" calcext:value-type="float">
            <text:p>0.00121925681004</text:p>
          </table:table-cell>
        </table:table-row>
        <table:table-row table:style-name="ro1">
          <table:table-cell office:value-type="float" office:value="40.2998268008232" calcext:value-type="float">
            <text:p>40.2998268008232</text:p>
          </table:table-cell>
          <table:table-cell office:value-type="float" office:value="5.13158190250397" calcext:value-type="float">
            <text:p>5.1315819025039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113052999702" calcext:value-type="float">
            <text:p>0.99113052999702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0916597853014" calcext:value-type="float">
            <text:p>0.990916597853014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3.26840038999005" calcext:value-type="float">
            <text:p>3.26840038999005</text:p>
          </table:table-cell>
          <table:table-cell office:value-type="float" office:value="0.907606911059488" calcext:value-type="float">
            <text:p>0.907606911059488</text:p>
          </table:table-cell>
          <table:table-cell office:value-type="float" office:value="0.0102255880144188" calcext:value-type="float">
            <text:p>0.010225588014419</text:p>
          </table:table-cell>
          <table:table-cell office:value-type="float" office:value="0.00135134749201891" calcext:value-type="float">
            <text:p>0.001351347492019</text:p>
          </table:table-cell>
        </table:table-row>
        <table:table-row table:style-name="ro1">
          <table:table-cell office:value-type="float" office:value="39.9618937373161" calcext:value-type="float">
            <text:p>39.9618937373161</text:p>
          </table:table-cell>
          <table:table-cell office:value-type="float" office:value="5.59655100107193" calcext:value-type="float">
            <text:p>5.59655100107193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9092391870831" calcext:value-type="float">
            <text:p>0.9909239187083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3.70776410825776" calcext:value-type="float">
            <text:p>3.70776410825776</text:p>
          </table:table-cell>
          <table:table-cell office:value-type="float" office:value="1.39532116119455" calcext:value-type="float">
            <text:p>1.39532116119455</text:p>
          </table:table-cell>
          <table:table-cell office:value-type="float" office:value="0.00778337273691509" calcext:value-type="float">
            <text:p>0.007783372736915</text:p>
          </table:table-cell>
          <table:table-cell office:value-type="float" office:value="0.00130609329637551" calcext:value-type="float">
            <text:p>0.001306093296376</text:p>
          </table:table-cell>
        </table:table-row>
        <table:table-row table:style-name="ro1">
          <table:table-cell office:value-type="float" office:value="40.1480013132095" calcext:value-type="float">
            <text:p>40.1480013132095</text:p>
          </table:table-cell>
          <table:table-cell office:value-type="float" office:value="5.46377342939377" calcext:value-type="float">
            <text:p>5.4637734293937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3.66857502904277" calcext:value-type="float">
            <text:p>3.66857502904277</text:p>
          </table:table-cell>
          <table:table-cell office:value-type="float" office:value="1.48462675983495" calcext:value-type="float">
            <text:p>1.48462675983495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9.8290084600449" calcext:value-type="float">
            <text:p>39.8290084600449</text:p>
          </table:table-cell>
          <table:table-cell office:value-type="float" office:value="5.09582763910294" calcext:value-type="float">
            <text:p>5.0958276391029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4.34035186700001" calcext:value-type="float">
            <text:p>4.34035186700001</text:p>
          </table:table-cell>
          <table:table-cell office:value-type="float" office:value="1.40451590893756" calcext:value-type="float">
            <text:p>1.40451590893756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0.8388152718544" calcext:value-type="float">
            <text:p>40.8388152718544</text:p>
          </table:table-cell>
          <table:table-cell office:value-type="float" office:value="6.25468325614929" calcext:value-type="float">
            <text:p>6.2546832561492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5.33978552558533" calcext:value-type="float">
            <text:p>5.33978552558533</text:p>
          </table:table-cell>
          <table:table-cell office:value-type="float" office:value="2.5238671916008" calcext:value-type="float">
            <text:p>2.5238671916008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0.3372094035149" calcext:value-type="float">
            <text:p>40.3372094035149</text:p>
          </table:table-cell>
          <table:table-cell office:value-type="float" office:value="5.35526204109192" calcext:value-type="float">
            <text:p>5.3552620410919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4.37305204084761" calcext:value-type="float">
            <text:p>4.37305204084761</text:p>
          </table:table-cell>
          <table:table-cell office:value-type="float" office:value="1.64439329745593" calcext:value-type="float">
            <text:p>1.64439329745593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38.9350258708" calcext:value-type="float">
            <text:p>38.9350258708</text:p>
          </table:table-cell>
          <table:table-cell office:value-type="float" office:value="5.29731076955795" calcext:value-type="float">
            <text:p>5.2973107695579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43409206626366" calcext:value-type="float">
            <text:p>3.43409206626366</text:p>
          </table:table-cell>
          <table:table-cell office:value-type="float" office:value="1.77233293423805" calcext:value-type="float">
            <text:p>1.77233293423805</text:p>
          </table:table-cell>
          <table:table-cell office:value-type="float" office:value="0.00823036786808992" calcext:value-type="float">
            <text:p>0.00823036786809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39.5981529355049" calcext:value-type="float">
            <text:p>39.5981529355049</text:p>
          </table:table-cell>
          <table:table-cell office:value-type="float" office:value="4.56486880779266" calcext:value-type="float">
            <text:p>4.5648688077926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88862938403748" calcext:value-type="float">
            <text:p>2.88862938403748</text:p>
          </table:table-cell>
          <table:table-cell office:value-type="float" office:value="0.927875059809974" calcext:value-type="float">
            <text:p>0.927875059809974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9.7628385424614" calcext:value-type="float">
            <text:p>39.7628385424614</text:p>
          </table:table-cell>
          <table:table-cell office:value-type="float" office:value="4.95377832651138" calcext:value-type="float">
            <text:p>4.9537783265113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77396157075623" calcext:value-type="float">
            <text:p>3.77396157075623</text:p>
          </table:table-cell>
          <table:table-cell office:value-type="float" office:value="1.28498924276262" calcext:value-type="float">
            <text:p>1.28498924276262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0.5606597065926" calcext:value-type="float">
            <text:p>40.5606597065926</text:p>
          </table:table-cell>
          <table:table-cell office:value-type="float" office:value="4.28716045618057" calcext:value-type="float">
            <text:p>4.2871604561805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00684574169729" calcext:value-type="float">
            <text:p>4.00684574169729</text:p>
          </table:table-cell>
          <table:table-cell office:value-type="float" office:value="0.686107227888305" calcext:value-type="float">
            <text:p>0.686107227888305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9.7076464891434" calcext:value-type="float">
            <text:p>39.7076464891434</text:p>
          </table:table-cell>
          <table:table-cell office:value-type="float" office:value="4.24016666412354" calcext:value-type="float">
            <text:p>4.2401666641235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59568771029983" calcext:value-type="float">
            <text:p>3.59568771029983</text:p>
          </table:table-cell>
          <table:table-cell office:value-type="float" office:value="0.74721444086439" calcext:value-type="float">
            <text:p>0.74721444086439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9.3998569846153" calcext:value-type="float">
            <text:p>39.3998569846153</text:p>
          </table:table-cell>
          <table:table-cell office:value-type="float" office:value="4.1374843120575" calcext:value-type="float">
            <text:p>4.137484312057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22012291088438" calcext:value-type="float">
            <text:p>3.22012291088438</text:p>
          </table:table-cell>
          <table:table-cell office:value-type="float" office:value="0.515896270803413" calcext:value-type="float">
            <text:p>0.51589627080341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9.6823773980141" calcext:value-type="float">
            <text:p>39.6823773980141</text:p>
          </table:table-cell>
          <table:table-cell office:value-type="float" office:value="4.22088044881821" calcext:value-type="float">
            <text:p>4.2208804488182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94021920734997" calcext:value-type="float">
            <text:p>3.94021920734997</text:p>
          </table:table-cell>
          <table:table-cell office:value-type="float" office:value="0.582894204137896" calcext:value-type="float">
            <text:p>0.582894204137896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5360006690025" calcext:value-type="float">
            <text:p>39.5360006690025</text:p>
          </table:table-cell>
          <table:table-cell office:value-type="float" office:value="4.29430854320526" calcext:value-type="float">
            <text:p>4.2943085432052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54868097341536" calcext:value-type="float">
            <text:p>3.54868097341536</text:p>
          </table:table-cell>
          <table:table-cell office:value-type="float" office:value="0.636114903545925" calcext:value-type="float">
            <text:p>0.63611490354592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6072406172752" calcext:value-type="float">
            <text:p>39.6072406172752</text:p>
          </table:table-cell>
          <table:table-cell office:value-type="float" office:value="4.04811388254166" calcext:value-type="float">
            <text:p>4.0481138825416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97286626693679" calcext:value-type="float">
            <text:p>3.97286626693679</text:p>
          </table:table-cell>
          <table:table-cell office:value-type="float" office:value="0.484088990181146" calcext:value-type="float">
            <text:p>0.484088990181146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0138763785362" calcext:value-type="float">
            <text:p>39.0138763785362</text:p>
          </table:table-cell>
          <table:table-cell office:value-type="float" office:value="4.15590018033981" calcext:value-type="float">
            <text:p>4.1559001803398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67211270841126" calcext:value-type="float">
            <text:p>3.67211270841126</text:p>
          </table:table-cell>
          <table:table-cell office:value-type="float" office:value="0.681323457913769" calcext:value-type="float">
            <text:p>0.68132345791376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0791136026382" calcext:value-type="float">
            <text:p>39.0791136026382</text:p>
          </table:table-cell>
          <table:table-cell office:value-type="float" office:value="4.05404990911484" calcext:value-type="float">
            <text:p>4.0540499091148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41936229553319" calcext:value-type="float">
            <text:p>3.41936229553319</text:p>
          </table:table-cell>
          <table:table-cell office:value-type="float" office:value="0.490291863619767" calcext:value-type="float">
            <text:p>0.49029186361976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7024700045586" calcext:value-type="float">
            <text:p>39.7024700045586</text:p>
          </table:table-cell>
          <table:table-cell office:value-type="float" office:value="4.34612584114075" calcext:value-type="float">
            <text:p>4.3461258411407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5461874750428" calcext:value-type="float">
            <text:p>0.99546187475042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4.12736965396127" calcext:value-type="float">
            <text:p>4.12736965396127</text:p>
          </table:table-cell>
          <table:table-cell office:value-type="float" office:value="0.525066804163231" calcext:value-type="float">
            <text:p>0.525066804163231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0923004405510287" calcext:value-type="float">
            <text:p>0.00092300440551</text:p>
          </table:table-cell>
        </table:table-row>
        <table:table-row table:style-name="ro1">
          <table:table-cell office:value-type="float" office:value="39.7902936935425" calcext:value-type="float">
            <text:p>39.7902936935425</text:p>
          </table:table-cell>
          <table:table-cell office:value-type="float" office:value="4.32970368862152" calcext:value-type="float">
            <text:p>4.3297036886215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3605608876003" calcext:value-type="float">
            <text:p>0.99360560887600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3.42919180735387" calcext:value-type="float">
            <text:p>3.42919180735387</text:p>
          </table:table-cell>
          <table:table-cell office:value-type="float" office:value="0.641657093322362" calcext:value-type="float">
            <text:p>0.641657093322362</text:p>
          </table:table-cell>
          <table:table-cell office:value-type="float" office:value="0.00944462730916821" calcext:value-type="float">
            <text:p>0.009444627309168</text:p>
          </table:table-cell>
          <table:table-cell office:value-type="float" office:value="0.00168839887829603" calcext:value-type="float">
            <text:p>0.001688398878296</text:p>
          </table:table-cell>
        </table:table-row>
        <table:table-row table:style-name="ro1">
          <table:table-cell office:value-type="float" office:value="41.254410803318" calcext:value-type="float">
            <text:p>41.254410803318</text:p>
          </table:table-cell>
          <table:table-cell office:value-type="float" office:value="4.71642357110977" calcext:value-type="float">
            <text:p>4.7164235711097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3193237391016" calcext:value-type="float">
            <text:p>0.99319323739101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3.34590023211143" calcext:value-type="float">
            <text:p>3.34590023211143</text:p>
          </table:table-cell>
          <table:table-cell office:value-type="float" office:value="0.885000146306452" calcext:value-type="float">
            <text:p>0.885000146306452</text:p>
          </table:table-cell>
          <table:table-cell office:value-type="float" office:value="0.00969405793231573" calcext:value-type="float">
            <text:p>0.009694057932316</text:p>
          </table:table-cell>
          <table:table-cell office:value-type="float" office:value="0.00135190993159471" calcext:value-type="float">
            <text:p>0.001351909931595</text:p>
          </table:table-cell>
        </table:table-row>
        <table:table-row table:style-name="ro1">
          <table:table-cell office:value-type="float" office:value="42.4813678860664" calcext:value-type="float">
            <text:p>42.4813678860664</text:p>
          </table:table-cell>
          <table:table-cell office:value-type="float" office:value="4.5919337272644" calcext:value-type="float">
            <text:p>4.591933727264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98679643313" calcext:value-type="float">
            <text:p>0.9929867964331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3.90088773663523" calcext:value-type="float">
            <text:p>3.90088773663523</text:p>
          </table:table-cell>
          <table:table-cell office:value-type="float" office:value="0.756434021021558" calcext:value-type="float">
            <text:p>0.756434021021558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0714551492399786" calcext:value-type="float">
            <text:p>0.0007145514924</text:p>
          </table:table-cell>
        </table:table-row>
        <table:table-row table:style-name="ro1">
          <table:table-cell office:value-type="float" office:value="39.7562344074249" calcext:value-type="float">
            <text:p>39.7562344074249</text:p>
          </table:table-cell>
          <table:table-cell office:value-type="float" office:value="4.39343094825745" calcext:value-type="float">
            <text:p>4.39343094825745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92780695575206" calcext:value-type="float">
            <text:p>0.99278069557520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" calcext:value-type="float">
            <text:p>3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4.19167223896711" calcext:value-type="float">
            <text:p>4.19167223896711</text:p>
          </table:table-cell>
          <table:table-cell office:value-type="float" office:value="0.652278308521746" calcext:value-type="float">
            <text:p>0.652278308521746</text:p>
          </table:table-cell>
          <table:table-cell office:value-type="float" office:value="0.00778337273691509" calcext:value-type="float">
            <text:p>0.007783372736915</text:p>
          </table:table-cell>
          <table:table-cell office:value-type="float" office:value="0.000682032998535306" calcext:value-type="float">
            <text:p>0.000682032998535</text:p>
          </table:table-cell>
        </table:table-row>
        <table:table-row table:style-name="ro1">
          <table:table-cell office:value-type="float" office:value="38.2545320391655" calcext:value-type="float">
            <text:p>38.2545320391655</text:p>
          </table:table-cell>
          <table:table-cell office:value-type="float" office:value="5.02755200862885" calcext:value-type="float">
            <text:p>5.0275520086288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3.1850692626238" calcext:value-type="float">
            <text:p>3.1850692626238</text:p>
          </table:table-cell>
          <table:table-cell office:value-type="float" office:value="1.29228240436142" calcext:value-type="float">
            <text:p>1.29228240436142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9.8015393614769" calcext:value-type="float">
            <text:p>39.8015393614769</text:p>
          </table:table-cell>
          <table:table-cell office:value-type="float" office:value="5.8243368268013" calcext:value-type="float">
            <text:p>5.824336826801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3.84510242988617" calcext:value-type="float">
            <text:p>3.84510242988617</text:p>
          </table:table-cell>
          <table:table-cell office:value-type="float" office:value="1.65481075206871" calcext:value-type="float">
            <text:p>1.65481075206871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9.7193848490715" calcext:value-type="float">
            <text:p>39.7193848490715</text:p>
          </table:table-cell>
          <table:table-cell office:value-type="float" office:value="5.14926850795746" calcext:value-type="float">
            <text:p>5.1492685079574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4.71259242047241" calcext:value-type="float">
            <text:p>4.71259242047241</text:p>
          </table:table-cell>
          <table:table-cell office:value-type="float" office:value="1.24289890033756" calcext:value-type="float">
            <text:p>1.24289890033756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9.0504856109619" calcext:value-type="float">
            <text:p>39.0504856109619</text:p>
          </table:table-cell>
          <table:table-cell office:value-type="float" office:value="5.17454659938812" calcext:value-type="float">
            <text:p>5.1745465993881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36375496013608" calcext:value-type="float">
            <text:p>3.36375496013608</text:p>
          </table:table-cell>
          <table:table-cell office:value-type="float" office:value="1.53265955241229" calcext:value-type="float">
            <text:p>1.53265955241229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38.3152549266815" calcext:value-type="float">
            <text:p>38.3152549266815</text:p>
          </table:table-cell>
          <table:table-cell office:value-type="float" office:value="5.32987475395203" calcext:value-type="float">
            <text:p>5.3298747539520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72901373735688" calcext:value-type="float">
            <text:p>3.72901373735688</text:p>
          </table:table-cell>
          <table:table-cell office:value-type="float" office:value="1.66558268081209" calcext:value-type="float">
            <text:p>1.66558268081209</text:p>
          </table:table-cell>
          <table:table-cell office:value-type="float" office:value="0.00823036786808992" calcext:value-type="float">
            <text:p>0.00823036786809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38.5310811400414" calcext:value-type="float">
            <text:p>38.5310811400414</text:p>
          </table:table-cell>
          <table:table-cell office:value-type="float" office:value="5.32300972938538" calcext:value-type="float">
            <text:p>5.3230097293853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33351955948719" calcext:value-type="float">
            <text:p>4.33351955948719</text:p>
          </table:table-cell>
          <table:table-cell office:value-type="float" office:value="1.33899780527614" calcext:value-type="float">
            <text:p>1.33899780527614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8776594400406" calcext:value-type="float">
            <text:p>37.8776594400406</text:p>
          </table:table-cell>
          <table:table-cell office:value-type="float" office:value="5.4421574473381" calcext:value-type="float">
            <text:p>5.442157447338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76420294142179" calcext:value-type="float">
            <text:p>3.76420294142179</text:p>
          </table:table-cell>
          <table:table-cell office:value-type="float" office:value="1.78162518673714" calcext:value-type="float">
            <text:p>1.78162518673714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6.9864091277122" calcext:value-type="float">
            <text:p>36.9864091277122</text:p>
          </table:table-cell>
          <table:table-cell office:value-type="float" office:value="5.8606595993042" calcext:value-type="float">
            <text:p>5.860659599304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99738463083501" calcext:value-type="float">
            <text:p>3.99738463083501</text:p>
          </table:table-cell>
          <table:table-cell office:value-type="float" office:value="2.08788439166055" calcext:value-type="float">
            <text:p>2.08788439166055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6037996411324" calcext:value-type="float">
            <text:p>37.6037996411324</text:p>
          </table:table-cell>
          <table:table-cell office:value-type="float" office:value="5.63764864206314" calcext:value-type="float">
            <text:p>5.6376486420631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33799323310938" calcext:value-type="float">
            <text:p>4.33799323310938</text:p>
          </table:table-cell>
          <table:table-cell office:value-type="float" office:value="2.1998829318422" calcext:value-type="float">
            <text:p>2.1998829318422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5767014026642" calcext:value-type="float">
            <text:p>37.5767014026642</text:p>
          </table:table-cell>
          <table:table-cell office:value-type="float" office:value="5.46636152267456" calcext:value-type="float">
            <text:p>5.4663615226745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5256077231847" calcext:value-type="float">
            <text:p>4.5256077231847</text:p>
          </table:table-cell>
          <table:table-cell office:value-type="float" office:value="1.90735395069903" calcext:value-type="float">
            <text:p>1.9073539506990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8.1762591004372" calcext:value-type="float">
            <text:p>38.1762591004372</text:p>
          </table:table-cell>
          <table:table-cell office:value-type="float" office:value="5.77518141269684" calcext:value-type="float">
            <text:p>5.7751814126968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93383813268915" calcext:value-type="float">
            <text:p>3.93383813268915</text:p>
          </table:table-cell>
          <table:table-cell office:value-type="float" office:value="1.04761238383127" calcext:value-type="float">
            <text:p>1.0476123838312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6.8786774277687" calcext:value-type="float">
            <text:p>36.8786774277687</text:p>
          </table:table-cell>
          <table:table-cell office:value-type="float" office:value="5.98205655813217" calcext:value-type="float">
            <text:p>5.9820565581321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8574821356038" calcext:value-type="float">
            <text:p>1.8574821356038</text:p>
          </table:table-cell>
          <table:table-cell office:value-type="float" office:value="1.64726076811134" calcext:value-type="float">
            <text:p>1.6472607681113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1442003250122" calcext:value-type="float">
            <text:p>39.1442003250122</text:p>
          </table:table-cell>
          <table:table-cell office:value-type="float" office:value="7.05822795629501" calcext:value-type="float">
            <text:p>7.058227956295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33150553939425" calcext:value-type="float">
            <text:p>2.33150553939425</text:p>
          </table:table-cell>
          <table:table-cell office:value-type="float" office:value="0.508522070833403" calcext:value-type="float">
            <text:p>0.50852207083340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8.083059489727" calcext:value-type="float">
            <text:p>38.083059489727</text:p>
          </table:table-cell>
          <table:table-cell office:value-type="float" office:value="5.1196174621582" calcext:value-type="float">
            <text:p>5.119617462158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50707207367565" calcext:value-type="float">
            <text:p>3.50707207367565</text:p>
          </table:table-cell>
          <table:table-cell office:value-type="float" office:value="0.634465848124708" calcext:value-type="float">
            <text:p>0.63446584812470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91010171175" calcext:value-type="float">
            <text:p>39.91010171175</text:p>
          </table:table-cell>
          <table:table-cell office:value-type="float" office:value="5.39530593156815" calcext:value-type="float">
            <text:p>5.3953059315681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33402446283985" calcext:value-type="float">
            <text:p>1.33402446283985</text:p>
          </table:table-cell>
          <table:table-cell office:value-type="float" office:value="1.29127575390094" calcext:value-type="float">
            <text:p>1.2912757539009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52.8953681588173" calcext:value-type="float">
            <text:p>52.8953681588173</text:p>
          </table:table-cell>
          <table:table-cell office:value-type="float" office:value="9.1311132311821" calcext:value-type="float">
            <text:p>9.131113231182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4.27844097456009" calcext:value-type="float">
            <text:p>4.27844097456009</text:p>
          </table:table-cell>
          <table:table-cell office:value-type="float" office:value="0.728946983824928" calcext:value-type="float">
            <text:p>0.728946983824928</text:p>
          </table:table-cell>
          <table:table-cell office:value-type="float" office:value="0.0112083727011005" calcext:value-type="float">
            <text:p>0.011208372701101</text:p>
          </table:table-cell>
          <table:table-cell office:value-type="float" office:value="0.00122057275797502" calcext:value-type="float">
            <text:p>0.001220572757975</text:p>
          </table:table-cell>
        </table:table-row>
        <table:table-row table:style-name="ro1">
          <table:table-cell office:value-type="float" office:value="48.0647790431976" calcext:value-type="float">
            <text:p>48.0647790431976</text:p>
          </table:table-cell>
          <table:table-cell office:value-type="float" office:value="13.2034922242165" calcext:value-type="float">
            <text:p>13.203492224216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4636621911354" calcext:value-type="float">
            <text:p>0.99463662191135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6.46472774020228" calcext:value-type="float">
            <text:p>6.46472774020228</text:p>
          </table:table-cell>
          <table:table-cell office:value-type="float" office:value="9.59784694582389" calcext:value-type="float">
            <text:p>9.59784694582389</text:p>
          </table:table-cell>
          <table:table-cell office:value-type="float" office:value="0.0105000375147548" calcext:value-type="float">
            <text:p>0.010500037514755</text:p>
          </table:table-cell>
          <table:table-cell office:value-type="float" office:value="0.00179877298062778" calcext:value-type="float">
            <text:p>0.001798772980628</text:p>
          </table:table-cell>
        </table:table-row>
        <table:table-row table:style-name="ro1">
          <table:table-cell office:value-type="float" office:value="43.3983124494553" calcext:value-type="float">
            <text:p>43.3983124494553</text:p>
          </table:table-cell>
          <table:table-cell office:value-type="float" office:value="7.10121935606003" calcext:value-type="float">
            <text:p>7.1012193560600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3605948975965" calcext:value-type="float">
            <text:p>0.99360594897596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2.5324637552734" calcext:value-type="float">
            <text:p>12.5324637552734</text:p>
          </table:table-cell>
          <table:table-cell office:value-type="float" office:value="2.07822006541911" calcext:value-type="float">
            <text:p>2.07822006541911</text:p>
          </table:table-cell>
          <table:table-cell office:value-type="float" office:value="0.00921795648381831" calcext:value-type="float">
            <text:p>0.009217956483818</text:p>
          </table:table-cell>
          <table:table-cell office:value-type="float" office:value="0.00121887816206009" calcext:value-type="float">
            <text:p>0.00121887816206</text:p>
          </table:table-cell>
        </table:table-row>
        <table:table-row table:style-name="ro1">
          <table:table-cell office:value-type="float" office:value="41.7613040804863" calcext:value-type="float">
            <text:p>41.7613040804863</text:p>
          </table:table-cell>
          <table:table-cell office:value-type="float" office:value="7.72729909420013" calcext:value-type="float">
            <text:p>7.72729909420013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4430861434234" calcext:value-type="float">
            <text:p>0.99443086143423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1.55291327129924" calcext:value-type="float">
            <text:p>1.55291327129924</text:p>
          </table:table-cell>
          <table:table-cell office:value-type="float" office:value="1.85981451850201" calcext:value-type="float">
            <text:p>1.85981451850201</text:p>
          </table:table-cell>
          <table:table-cell office:value-type="float" office:value="0.0102150416483687" calcext:value-type="float">
            <text:p>0.010215041648369</text:p>
          </table:table-cell>
          <table:table-cell office:value-type="float" office:value="0.000682844933642165" calcext:value-type="float">
            <text:p>0.000682844933642</text:p>
          </table:table-cell>
        </table:table-row>
        <table:table-row table:style-name="ro1">
          <table:table-cell office:value-type="float" office:value="43.1076622605324" calcext:value-type="float">
            <text:p>43.1076622605324</text:p>
          </table:table-cell>
          <table:table-cell office:value-type="float" office:value="8.08876359462738" calcext:value-type="float">
            <text:p>8.08876359462738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3399677787218" calcext:value-type="float">
            <text:p>0.99339967778721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" calcext:value-type="float">
            <text:p>1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3.68968568216776" calcext:value-type="float">
            <text:p>3.68968568216776</text:p>
          </table:table-cell>
          <table:table-cell office:value-type="float" office:value="2.81032059028663" calcext:value-type="float">
            <text:p>2.81032059028663</text:p>
          </table:table-cell>
          <table:table-cell office:value-type="float" office:value="0.00859964692528779" calcext:value-type="float">
            <text:p>0.008599646925288</text:p>
          </table:table-cell>
          <table:table-cell office:value-type="float" office:value="0.00100774420733223" calcext:value-type="float">
            <text:p>0.001007744207332</text:p>
          </table:table-cell>
        </table:table-row>
        <table:table-row table:style-name="ro1">
          <table:table-cell office:value-type="float" office:value="42.6698027849197" calcext:value-type="float">
            <text:p>42.6698027849197</text:p>
          </table:table-cell>
          <table:table-cell office:value-type="float" office:value="7.59325575828552" calcext:value-type="float">
            <text:p>7.5932557582855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5.16439504826886" calcext:value-type="float">
            <text:p>5.16439504826886</text:p>
          </table:table-cell>
          <table:table-cell office:value-type="float" office:value="1.93875753819881" calcext:value-type="float">
            <text:p>1.93875753819881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2.6151546239853" calcext:value-type="float">
            <text:p>42.6151546239853</text:p>
          </table:table-cell>
          <table:table-cell office:value-type="float" office:value="8.63200372457504" calcext:value-type="float">
            <text:p>8.6320037245750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50549660563556" calcext:value-type="float">
            <text:p>1.50549660563556</text:p>
          </table:table-cell>
          <table:table-cell office:value-type="float" office:value="0.516458884219451" calcext:value-type="float">
            <text:p>0.516458884219451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3.7653241753578" calcext:value-type="float">
            <text:p>43.7653241753578</text:p>
          </table:table-cell>
          <table:table-cell office:value-type="float" office:value="6.54271078109741" calcext:value-type="float">
            <text:p>6.5427107810974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4.09608875002414" calcext:value-type="float">
            <text:p>4.09608875002414</text:p>
          </table:table-cell>
          <table:table-cell office:value-type="float" office:value="1.63502039050587" calcext:value-type="float">
            <text:p>1.63502039050587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7.036051928997" calcext:value-type="float">
            <text:p>37.036051928997</text:p>
          </table:table-cell>
          <table:table-cell office:value-type="float" office:value="6.06138509511948" calcext:value-type="float">
            <text:p>6.0613850951194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2.54158547244249" calcext:value-type="float">
            <text:p>2.54158547244249</text:p>
          </table:table-cell>
          <table:table-cell office:value-type="float" office:value="1.24051897153167" calcext:value-type="float">
            <text:p>1.24051897153167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38.4028742909431" calcext:value-type="float">
            <text:p>38.4028742909431</text:p>
          </table:table-cell>
          <table:table-cell office:value-type="float" office:value="5.90849161148071" calcext:value-type="float">
            <text:p>5.9084916114807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2.19856437996249" calcext:value-type="float">
            <text:p>2.19856437996249</text:p>
          </table:table-cell>
          <table:table-cell office:value-type="float" office:value="1.07353965563046" calcext:value-type="float">
            <text:p>1.07353965563046</text:p>
          </table:table-cell>
          <table:table-cell office:value-type="float" office:value="0.00823036786808992" calcext:value-type="float">
            <text:p>0.00823036786809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38.5979042053223" calcext:value-type="float">
            <text:p>38.5979042053223</text:p>
          </table:table-cell>
          <table:table-cell office:value-type="float" office:value="5.24128478765488" calcext:value-type="float">
            <text:p>5.2412847876548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5126840735572" calcext:value-type="float">
            <text:p>1.5126840735572</text:p>
          </table:table-cell>
          <table:table-cell office:value-type="float" office:value="0.978627002524278" calcext:value-type="float">
            <text:p>0.978627002524278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9578229784966" calcext:value-type="float">
            <text:p>37.9578229784966</text:p>
          </table:table-cell>
          <table:table-cell office:value-type="float" office:value="5.34949165582657" calcext:value-type="float">
            <text:p>5.34949165582657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09362129923348" calcext:value-type="float">
            <text:p>1.09362129923348</text:p>
          </table:table-cell>
          <table:table-cell office:value-type="float" office:value="0.270126844582515" calcext:value-type="float">
            <text:p>0.270126844582515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0.0857161283493" calcext:value-type="float">
            <text:p>40.0857161283493</text:p>
          </table:table-cell>
          <table:table-cell office:value-type="float" office:value="5.23261433839798" calcext:value-type="float">
            <text:p>5.2326143383979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53003229617503" calcext:value-type="float">
            <text:p>2.53003229617503</text:p>
          </table:table-cell>
          <table:table-cell office:value-type="float" office:value="0.79973079715759" calcext:value-type="float">
            <text:p>0.79973079715759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8748616576195" calcext:value-type="float">
            <text:p>37.8748616576195</text:p>
          </table:table-cell>
          <table:table-cell office:value-type="float" office:value="5.16992151737213" calcext:value-type="float">
            <text:p>5.1699215173721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97448304285391" calcext:value-type="float">
            <text:p>1.97448304285391</text:p>
          </table:table-cell>
          <table:table-cell office:value-type="float" office:value="0.493016719307507" calcext:value-type="float">
            <text:p>0.493016719307507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6.6980031728745" calcext:value-type="float">
            <text:p>36.6980031728745</text:p>
          </table:table-cell>
          <table:table-cell office:value-type="float" office:value="4.61097639799118" calcext:value-type="float">
            <text:p>4.6109763979911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783358265484769" calcext:value-type="float">
            <text:p>0.783358265484769</text:p>
          </table:table-cell>
          <table:table-cell office:value-type="float" office:value="0.687357419752863" calcext:value-type="float">
            <text:p>0.68735741975286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7470342516899" calcext:value-type="float">
            <text:p>37.7470342516899</text:p>
          </table:table-cell>
          <table:table-cell office:value-type="float" office:value="5.01801246404648" calcext:value-type="float">
            <text:p>5.018012464046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32085387993039" calcext:value-type="float">
            <text:p>1.32085387993039</text:p>
          </table:table-cell>
          <table:table-cell office:value-type="float" office:value="0.733951029821088" calcext:value-type="float">
            <text:p>0.73395102982108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7.6621215343475" calcext:value-type="float">
            <text:p>37.6621215343475</text:p>
          </table:table-cell>
          <table:table-cell office:value-type="float" office:value="4.98633390665054" calcext:value-type="float">
            <text:p>4.9863339066505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31705877948952" calcext:value-type="float">
            <text:p>1.31705877948952</text:p>
          </table:table-cell>
          <table:table-cell office:value-type="float" office:value="0.857598043226218" calcext:value-type="float">
            <text:p>0.85759804322621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8.1199226975441" calcext:value-type="float">
            <text:p>38.1199226975441</text:p>
          </table:table-cell>
          <table:table-cell office:value-type="float" office:value="5.26154297590256" calcext:value-type="float">
            <text:p>5.2615429759025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39432018313311" calcext:value-type="float">
            <text:p>2.39432018313311</text:p>
          </table:table-cell>
          <table:table-cell office:value-type="float" office:value="1.43812003700974" calcext:value-type="float">
            <text:p>1.4381200370097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8.5636613965034" calcext:value-type="float">
            <text:p>38.5636613965034</text:p>
          </table:table-cell>
          <table:table-cell office:value-type="float" office:value="5.06127113103867" calcext:value-type="float">
            <text:p>5.061271131038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76620681240685" calcext:value-type="float">
            <text:p>1.76620681240685</text:p>
          </table:table-cell>
          <table:table-cell office:value-type="float" office:value="1.18089396959795" calcext:value-type="float">
            <text:p>1.1808939695979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8.1387171149254" calcext:value-type="float">
            <text:p>38.1387171149254</text:p>
          </table:table-cell>
          <table:table-cell office:value-type="float" office:value="5.03225547075272" calcext:value-type="float">
            <text:p>5.0322554707527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545224393664695" calcext:value-type="float">
            <text:p>0.545224393664695</text:p>
          </table:table-cell>
          <table:table-cell office:value-type="float" office:value="1.23715586874116" calcext:value-type="float">
            <text:p>1.23715586874116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5.32083517313" calcext:value-type="float">
            <text:p>45.32083517313</text:p>
          </table:table-cell>
          <table:table-cell office:value-type="float" office:value="5.52498525381088" calcext:value-type="float">
            <text:p>5.5249852538108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493228166584" calcext:value-type="float">
            <text:p>0.99649322816658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5.2088637929877" calcext:value-type="float">
            <text:p>5.2088637929877</text:p>
          </table:table-cell>
          <table:table-cell office:value-type="float" office:value="1.33086612915422" calcext:value-type="float">
            <text:p>1.33086612915422</text:p>
          </table:table-cell>
          <table:table-cell office:value-type="float" office:value="0.010213413684522" calcext:value-type="float">
            <text:p>0.010213413684522</text:p>
          </table:table-cell>
          <table:table-cell office:value-type="float" office:value="0.00089954318641535" calcext:value-type="float">
            <text:p>0.000899543186415</text:p>
          </table:table-cell>
        </table:table-row>
        <table:table-row table:style-name="ro1">
          <table:table-cell office:value-type="float" office:value="43.5013319253922" calcext:value-type="float">
            <text:p>43.5013319253922</text:p>
          </table:table-cell>
          <table:table-cell office:value-type="float" office:value="4.93024653196335" calcext:value-type="float">
            <text:p>4.9302465319633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6080516581635" calcext:value-type="float">
            <text:p>0.99608051658163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3.59664762627688" calcext:value-type="float">
            <text:p>3.59664762627688</text:p>
          </table:table-cell>
          <table:table-cell office:value-type="float" office:value="1.39148654557443" calcext:value-type="float">
            <text:p>1.39148654557443</text:p>
          </table:table-cell>
          <table:table-cell office:value-type="float" office:value="0.0101853330509201" calcext:value-type="float">
            <text:p>0.01018533305092</text:p>
          </table:table-cell>
          <table:table-cell office:value-type="float" office:value="0.00090012900940519" calcext:value-type="float">
            <text:p>0.000900129009405</text:p>
          </table:table-cell>
        </table:table-row>
        <table:table-row table:style-name="ro1">
          <table:table-cell office:value-type="float" office:value="40.9492642879486" calcext:value-type="float">
            <text:p>40.9492642879486</text:p>
          </table:table-cell>
          <table:table-cell office:value-type="float" office:value="5.48605120182037" calcext:value-type="float">
            <text:p>5.4860512018203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4842722488436" calcext:value-type="float">
            <text:p>0.994842722488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7318660310109" calcext:value-type="float">
            <text:p>2.7318660310109</text:p>
          </table:table-cell>
          <table:table-cell office:value-type="float" office:value="1.47595331499161" calcext:value-type="float">
            <text:p>1.47595331499161</text:p>
          </table:table-cell>
          <table:table-cell office:value-type="float" office:value="0.00921795648381831" calcext:value-type="float">
            <text:p>0.009217956483818</text:p>
          </table:table-cell>
          <table:table-cell office:value-type="float" office:value="0.00205293177818023" calcext:value-type="float">
            <text:p>0.00205293177818</text:p>
          </table:table-cell>
        </table:table-row>
        <table:table-row table:style-name="ro1">
          <table:table-cell office:value-type="float" office:value="42.1995506286621" calcext:value-type="float">
            <text:p>42.1995506286621</text:p>
          </table:table-cell>
          <table:table-cell office:value-type="float" office:value="4.73236179351807" calcext:value-type="float">
            <text:p>4.7323617935180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5462044800409" calcext:value-type="float">
            <text:p>0.99546204480040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2.04894668198922" calcext:value-type="float">
            <text:p>2.04894668198922</text:p>
          </table:table-cell>
          <table:table-cell office:value-type="float" office:value="0.846307801221994" calcext:value-type="float">
            <text:p>0.846307801221994</text:p>
          </table:table-cell>
          <table:table-cell office:value-type="float" office:value="0.0102150416483687" calcext:value-type="float">
            <text:p>0.010215041648369</text:p>
          </table:table-cell>
          <table:table-cell office:value-type="float" office:value="0.000412546870939314" calcext:value-type="float">
            <text:p>0.000412546870939</text:p>
          </table:table-cell>
        </table:table-row>
        <table:table-row table:style-name="ro1">
          <table:table-cell office:value-type="float" office:value="39.5832189917564" calcext:value-type="float">
            <text:p>39.5832189917564</text:p>
          </table:table-cell>
          <table:table-cell office:value-type="float" office:value="5.27507621049881" calcext:value-type="float">
            <text:p>5.27507621049881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422459052633" calcext:value-type="float">
            <text:p>0.9942245905263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55665415910324" calcext:value-type="float">
            <text:p>1.55665415910324</text:p>
          </table:table-cell>
          <table:table-cell office:value-type="float" office:value="0.679204125637282" calcext:value-type="float">
            <text:p>0.679204125637282</text:p>
          </table:table-cell>
          <table:table-cell office:value-type="float" office:value="0.00991587339215531" calcext:value-type="float">
            <text:p>0.009915873392155</text:p>
          </table:table-cell>
          <table:table-cell office:value-type="float" office:value="0.00058150558848404" calcext:value-type="float">
            <text:p>0.000581505588484</text:p>
          </table:table-cell>
        </table:table-row>
        <table:table-row table:style-name="ro1">
          <table:table-cell office:value-type="float" office:value="37.0935680866241" calcext:value-type="float">
            <text:p>37.0935680866241</text:p>
          </table:table-cell>
          <table:table-cell office:value-type="float" office:value="4.63401001691818" calcext:value-type="float">
            <text:p>4.6340100169181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04854459470094" calcext:value-type="float">
            <text:p>1.04854459470094</text:p>
          </table:table-cell>
          <table:table-cell office:value-type="float" office:value="0.447147077451647" calcext:value-type="float">
            <text:p>0.447147077451647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9.05189204216" calcext:value-type="float">
            <text:p>39.05189204216</text:p>
          </table:table-cell>
          <table:table-cell office:value-type="float" office:value="4.75852781534195" calcext:value-type="float">
            <text:p>4.7585278153419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2.22723117068299" calcext:value-type="float">
            <text:p>2.22723117068299</text:p>
          </table:table-cell>
          <table:table-cell office:value-type="float" office:value="0.381368105901288" calcext:value-type="float">
            <text:p>0.381368105901288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6.9090592861176" calcext:value-type="float">
            <text:p>36.9090592861176</text:p>
          </table:table-cell>
          <table:table-cell office:value-type="float" office:value="4.62748324871063" calcext:value-type="float">
            <text:p>4.6274832487106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84038506868947" calcext:value-type="float">
            <text:p>1.84038506868947</text:p>
          </table:table-cell>
          <table:table-cell office:value-type="float" office:value="0.208642985806685" calcext:value-type="float">
            <text:p>0.208642985806685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5.2472788095474" calcext:value-type="float">
            <text:p>35.2472788095474</text:p>
          </table:table-cell>
          <table:table-cell office:value-type="float" office:value="4.77508479356766" calcext:value-type="float">
            <text:p>4.7750847935676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0.81089168236691" calcext:value-type="float">
            <text:p>0.81089168236691</text:p>
          </table:table-cell>
          <table:table-cell office:value-type="float" office:value="0.384547113947195" calcext:value-type="float">
            <text:p>0.384547113947195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35.3765777945518" calcext:value-type="float">
            <text:p>35.3765777945518</text:p>
          </table:table-cell>
          <table:table-cell office:value-type="float" office:value="4.68858200311661" calcext:value-type="float">
            <text:p>4.688582003116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0.667683268669287" calcext:value-type="float">
            <text:p>0.667683268669287</text:p>
          </table:table-cell>
          <table:table-cell office:value-type="float" office:value="0.243246410336376" calcext:value-type="float">
            <text:p>0.243246410336376</text:p>
          </table:table-cell>
          <table:table-cell office:value-type="float" office:value="0.00823036786808992" calcext:value-type="float">
            <text:p>0.00823036786809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35.2226450443268" calcext:value-type="float">
            <text:p>35.2226450443268</text:p>
          </table:table-cell>
          <table:table-cell office:value-type="float" office:value="4.81221014261246" calcext:value-type="float">
            <text:p>4.8122101426124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742063607280767" calcext:value-type="float">
            <text:p>0.742063607280767</text:p>
          </table:table-cell>
          <table:table-cell office:value-type="float" office:value="0.0667685469778446" calcext:value-type="float">
            <text:p>0.066768546977845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4.6201379299164" calcext:value-type="float">
            <text:p>34.6201379299164</text:p>
          </table:table-cell>
          <table:table-cell office:value-type="float" office:value="4.66949081420898" calcext:value-type="float">
            <text:p>4.6694908142089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532790420031368" calcext:value-type="float">
            <text:p>0.532790420031368</text:p>
          </table:table-cell>
          <table:table-cell office:value-type="float" office:value="0.335550214594363" calcext:value-type="float">
            <text:p>0.33555021459436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5.2456520795822" calcext:value-type="float">
            <text:p>35.2456520795822</text:p>
          </table:table-cell>
          <table:table-cell office:value-type="float" office:value="4.68723845481873" calcext:value-type="float">
            <text:p>4.6872384548187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975177085856304" calcext:value-type="float">
            <text:p>0.975177085856304</text:p>
          </table:table-cell>
          <table:table-cell office:value-type="float" office:value="0.208381596310669" calcext:value-type="float">
            <text:p>0.208381596310669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4.947433590889" calcext:value-type="float">
            <text:p>34.947433590889</text:p>
          </table:table-cell>
          <table:table-cell office:value-type="float" office:value="4.90881639719009" calcext:value-type="float">
            <text:p>4.9088163971900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777989658251568" calcext:value-type="float">
            <text:p>0.777989658251568</text:p>
          </table:table-cell>
          <table:table-cell office:value-type="float" office:value="0.261567768578803" calcext:value-type="float">
            <text:p>0.26156776857880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5.896724820137" calcext:value-type="float">
            <text:p>35.896724820137</text:p>
          </table:table-cell>
          <table:table-cell office:value-type="float" office:value="5.06863838434219" calcext:value-type="float">
            <text:p>5.0686383843421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92814151460234" calcext:value-type="float">
            <text:p>1.92814151460234</text:p>
          </table:table-cell>
          <table:table-cell office:value-type="float" office:value="0.140567770935652" calcext:value-type="float">
            <text:p>0.140567770935652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9.9102509021759" calcext:value-type="float">
            <text:p>39.9102509021759</text:p>
          </table:table-cell>
          <table:table-cell office:value-type="float" office:value="4.6715914607048" calcext:value-type="float">
            <text:p>4.67159146070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24336663661485" calcext:value-type="float">
            <text:p>3.24336663661485</text:p>
          </table:table-cell>
          <table:table-cell office:value-type="float" office:value="0.493995602513196" calcext:value-type="float">
            <text:p>0.493995602513196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4.6937087774277" calcext:value-type="float">
            <text:p>34.6937087774277</text:p>
          </table:table-cell>
          <table:table-cell office:value-type="float" office:value="4.54218018054962" calcext:value-type="float">
            <text:p>4.5421801805496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05711633492883" calcext:value-type="float">
            <text:p>1.05711633492883</text:p>
          </table:table-cell>
          <table:table-cell office:value-type="float" office:value="0.13279477857073" calcext:value-type="float">
            <text:p>0.1327947785707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6.2907804250717" calcext:value-type="float">
            <text:p>36.2907804250717</text:p>
          </table:table-cell>
          <table:table-cell office:value-type="float" office:value="4.76727217435837" calcext:value-type="float">
            <text:p>4.7672721743583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0.926695651374342" calcext:value-type="float">
            <text:p>0.926695651374342</text:p>
          </table:table-cell>
          <table:table-cell office:value-type="float" office:value="0.609296682165353" calcext:value-type="float">
            <text:p>0.60929668216535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0.2716430425644" calcext:value-type="float">
            <text:p>40.2716430425644</text:p>
          </table:table-cell>
          <table:table-cell office:value-type="float" office:value="4.96899658441544" calcext:value-type="float">
            <text:p>4.9689965844154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75036155111423" calcext:value-type="float">
            <text:p>1.75036155111423</text:p>
          </table:table-cell>
          <table:table-cell office:value-type="float" office:value="0.803802386857781" calcext:value-type="float">
            <text:p>0.803802386857781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40.8876485824585" calcext:value-type="float">
            <text:p>40.8876485824585</text:p>
          </table:table-cell>
          <table:table-cell office:value-type="float" office:value="5.0924779176712" calcext:value-type="float">
            <text:p>5.092477917671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74236835462734" calcext:value-type="float">
            <text:p>2.74236835462734</text:p>
          </table:table-cell>
          <table:table-cell office:value-type="float" office:value="0.787024878878129" calcext:value-type="float">
            <text:p>0.78702487887812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491869866848" calcext:value-type="float">
            <text:p>39.491869866848</text:p>
          </table:table-cell>
          <table:table-cell office:value-type="float" office:value="5.09737890958786" calcext:value-type="float">
            <text:p>5.0973789095878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6905599370728" calcext:value-type="float">
            <text:p>0.99690559937072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3.61563081709589" calcext:value-type="float">
            <text:p>3.61563081709589</text:p>
          </table:table-cell>
          <table:table-cell office:value-type="float" office:value="0.75422792310953" calcext:value-type="float">
            <text:p>0.75422792310953</text:p>
          </table:table-cell>
          <table:table-cell office:value-type="float" office:value="0.00989991577378193" calcext:value-type="float">
            <text:p>0.009899915773782</text:p>
          </table:table-cell>
          <table:table-cell office:value-type="float" office:value="0.000899816244603667" calcext:value-type="float">
            <text:p>0.000899816244604</text:p>
          </table:table-cell>
        </table:table-row>
        <table:table-row table:style-name="ro1">
          <table:table-cell office:value-type="float" office:value="38.9965244531631" calcext:value-type="float">
            <text:p>38.9965244531631</text:p>
          </table:table-cell>
          <table:table-cell office:value-type="float" office:value="4.83950394392014" calcext:value-type="float">
            <text:p>4.83950394392014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6905939751533" calcext:value-type="float">
            <text:p>0.99690593975153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97437404085392" calcext:value-type="float">
            <text:p>1.97437404085392</text:p>
          </table:table-cell>
          <table:table-cell office:value-type="float" office:value="0.940545158898706" calcext:value-type="float">
            <text:p>0.940545158898706</text:p>
          </table:table-cell>
          <table:table-cell office:value-type="float" office:value="0.0109038847104249" calcext:value-type="float">
            <text:p>0.010903884710425</text:p>
          </table:table-cell>
          <table:table-cell office:value-type="float" office:value="0.00107181410497902" calcext:value-type="float">
            <text:p>0.001071814104979</text:p>
          </table:table-cell>
        </table:table-row>
        <table:table-row table:style-name="ro1">
          <table:table-cell office:value-type="float" office:value="38.7208687663078" calcext:value-type="float">
            <text:p>38.7208687663078</text:p>
          </table:table-cell>
          <table:table-cell office:value-type="float" office:value="5.00780755281448" calcext:value-type="float">
            <text:p>5.007807552814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5874416285396" calcext:value-type="float">
            <text:p>0.99587441628539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26626231087412" calcext:value-type="float">
            <text:p>2.26626231087412</text:p>
          </table:table-cell>
          <table:table-cell office:value-type="float" office:value="0.943536084715721" calcext:value-type="float">
            <text:p>0.943536084715721</text:p>
          </table:table-cell>
          <table:table-cell office:value-type="float" office:value="0.00990707163659421" calcext:value-type="float">
            <text:p>0.009907071636594</text:p>
          </table:table-cell>
          <table:table-cell office:value-type="float" office:value="0.00130478546105728" calcext:value-type="float">
            <text:p>0.001304785461057</text:p>
          </table:table-cell>
        </table:table-row>
        <table:table-row table:style-name="ro1">
          <table:table-cell office:value-type="float" office:value="40.6709396243095" calcext:value-type="float">
            <text:p>40.6709396243095</text:p>
          </table:table-cell>
          <table:table-cell office:value-type="float" office:value="6.39093917608261" calcext:value-type="float">
            <text:p>6.3909391760826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286957539521" calcext:value-type="float">
            <text:p>0.99628695753952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76414504809735" calcext:value-type="float">
            <text:p>2.76414504809735</text:p>
          </table:table-cell>
          <table:table-cell office:value-type="float" office:value="1.7469566452672" calcext:value-type="float">
            <text:p>1.7469566452672</text:p>
          </table:table-cell>
          <table:table-cell office:value-type="float" office:value="0.0102150416483687" calcext:value-type="float">
            <text:p>0.010215041648369</text:p>
          </table:table-cell>
          <table:table-cell office:value-type="float" office:value="0.000922851504710591" calcext:value-type="float">
            <text:p>0.000922851504711</text:p>
          </table:table-cell>
        </table:table-row>
        <table:table-row table:style-name="ro1">
          <table:table-cell office:value-type="float" office:value="37.217367708683" calcext:value-type="float">
            <text:p>37.217367708683</text:p>
          </table:table-cell>
          <table:table-cell office:value-type="float" office:value="4.63841772079468" calcext:value-type="float">
            <text:p>4.6384177207946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4636961730474" calcext:value-type="float">
            <text:p>0.99463696173047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" calcext:value-type="float">
            <text:p>1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3.39394139366136" calcext:value-type="float">
            <text:p>3.39394139366136</text:p>
          </table:table-cell>
          <table:table-cell office:value-type="float" office:value="0.912550579876805" calcext:value-type="float">
            <text:p>0.912550579876805</text:p>
          </table:table-cell>
          <table:table-cell office:value-type="float" office:value="0.0101526112237939" calcext:value-type="float">
            <text:p>0.010152611223794</text:p>
          </table:table-cell>
          <table:table-cell office:value-type="float" office:value="0.000412556981005584" calcext:value-type="float">
            <text:p>0.000412556981006</text:p>
          </table:table-cell>
        </table:table-row>
        <table:table-row table:style-name="ro1">
          <table:table-cell office:value-type="float" office:value="36.3219665884972" calcext:value-type="float">
            <text:p>36.3219665884972</text:p>
          </table:table-cell>
          <table:table-cell office:value-type="float" office:value="4.35113602876663" calcext:value-type="float">
            <text:p>4.3511360287666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2.12698340679" calcext:value-type="float">
            <text:p>2.12698340679</text:p>
          </table:table-cell>
          <table:table-cell office:value-type="float" office:value="1.04691118980096" calcext:value-type="float">
            <text:p>1.04691118980096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9.1572011113167" calcext:value-type="float">
            <text:p>39.1572011113167</text:p>
          </table:table-cell>
          <table:table-cell office:value-type="float" office:value="5.7443904876709" calcext:value-type="float">
            <text:p>5.744390487670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984627522120252" calcext:value-type="float">
            <text:p>0.984627522120252</text:p>
          </table:table-cell>
          <table:table-cell office:value-type="float" office:value="1.79537666627456" calcext:value-type="float">
            <text:p>1.79537666627456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6.7582864761353" calcext:value-type="float">
            <text:p>36.7582864761353</text:p>
          </table:table-cell>
          <table:table-cell office:value-type="float" office:value="4.67216122150421" calcext:value-type="float">
            <text:p>4.67216122150421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2.23336345999802" calcext:value-type="float">
            <text:p>2.23336345999802</text:p>
          </table:table-cell>
          <table:table-cell office:value-type="float" office:value="0.967303649116658" calcext:value-type="float">
            <text:p>0.967303649116658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6.3300382494926" calcext:value-type="float">
            <text:p>36.3300382494926</text:p>
          </table:table-cell>
          <table:table-cell office:value-type="float" office:value="4.7028980255127" calcext:value-type="float">
            <text:p>4.702898025512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25135932156854" calcext:value-type="float">
            <text:p>3.25135932156854</text:p>
          </table:table-cell>
          <table:table-cell office:value-type="float" office:value="0.823951627776031" calcext:value-type="float">
            <text:p>0.823951627776031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37.7667009234428" calcext:value-type="float">
            <text:p>37.7667009234428</text:p>
          </table:table-cell>
          <table:table-cell office:value-type="float" office:value="4.4859761595726" calcext:value-type="float">
            <text:p>4.485976159572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75700852040177" calcext:value-type="float">
            <text:p>3.75700852040177</text:p>
          </table:table-cell>
          <table:table-cell office:value-type="float" office:value="0.803138697347068" calcext:value-type="float">
            <text:p>0.803138697347068</text:p>
          </table:table-cell>
          <table:table-cell office:value-type="float" office:value="0.00823036786808992" calcext:value-type="float">
            <text:p>0.00823036786809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40.4121124148369" calcext:value-type="float">
            <text:p>40.4121124148369</text:p>
          </table:table-cell>
          <table:table-cell office:value-type="float" office:value="4.85989141464233" calcext:value-type="float">
            <text:p>4.8598914146423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48638549558114" calcext:value-type="float">
            <text:p>2.48638549558114</text:p>
          </table:table-cell>
          <table:table-cell office:value-type="float" office:value="1.02210657610761" calcext:value-type="float">
            <text:p>1.02210657610761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9.817996263504" calcext:value-type="float">
            <text:p>39.817996263504</text:p>
          </table:table-cell>
          <table:table-cell office:value-type="float" office:value="5.23260414600372" calcext:value-type="float">
            <text:p>5.2326041460037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70234122600932" calcext:value-type="float">
            <text:p>2.70234122600932</text:p>
          </table:table-cell>
          <table:table-cell office:value-type="float" office:value="1.13595891311136" calcext:value-type="float">
            <text:p>1.13595891311136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0.8190054297447" calcext:value-type="float">
            <text:p>40.8190054297447</text:p>
          </table:table-cell>
          <table:table-cell office:value-type="float" office:value="5.35126596689224" calcext:value-type="float">
            <text:p>5.3512659668922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60126271319213" calcext:value-type="float">
            <text:p>2.60126271319213</text:p>
          </table:table-cell>
          <table:table-cell office:value-type="float" office:value="1.44079610446693" calcext:value-type="float">
            <text:p>1.4407961044669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9314810633659" calcext:value-type="float">
            <text:p>37.9314810633659</text:p>
          </table:table-cell>
          <table:table-cell office:value-type="float" office:value="5.3298961520195" calcext:value-type="float">
            <text:p>5.329896152019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90601511176538" calcext:value-type="float">
            <text:p>2.90601511176538</text:p>
          </table:table-cell>
          <table:table-cell office:value-type="float" office:value="0.680158102514163" calcext:value-type="float">
            <text:p>0.68015810251416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41.0705764293671" calcext:value-type="float">
            <text:p>41.0705764293671</text:p>
          </table:table-cell>
          <table:table-cell office:value-type="float" office:value="4.36156564950943" calcext:value-type="float">
            <text:p>4.3615656495094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36764722223465" calcext:value-type="float">
            <text:p>2.36764722223465</text:p>
          </table:table-cell>
          <table:table-cell office:value-type="float" office:value="0.578790644111548" calcext:value-type="float">
            <text:p>0.578790644111548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6.2962737083435" calcext:value-type="float">
            <text:p>36.2962737083435</text:p>
          </table:table-cell>
          <table:table-cell office:value-type="float" office:value="3.89169239997864" calcext:value-type="float">
            <text:p>3.8916923999786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19282720279349" calcext:value-type="float">
            <text:p>4.19282720279349</text:p>
          </table:table-cell>
          <table:table-cell office:value-type="float" office:value="0.475500223769208" calcext:value-type="float">
            <text:p>0.47550022376920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5.9304004311562" calcext:value-type="float">
            <text:p>35.9304004311562</text:p>
          </table:table-cell>
          <table:table-cell office:value-type="float" office:value="4.10950702428818" calcext:value-type="float">
            <text:p>4.1095070242881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45554922378933" calcext:value-type="float">
            <text:p>3.45554922378933</text:p>
          </table:table-cell>
          <table:table-cell office:value-type="float" office:value="0.537348899240882" calcext:value-type="float">
            <text:p>0.537348899240882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7.518259704113" calcext:value-type="float">
            <text:p>37.518259704113</text:p>
          </table:table-cell>
          <table:table-cell office:value-type="float" office:value="3.97479456663132" calcext:value-type="float">
            <text:p>3.9747945666313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56384374778212" calcext:value-type="float">
            <text:p>3.56384374778212</text:p>
          </table:table-cell>
          <table:table-cell office:value-type="float" office:value="0.756187468931666" calcext:value-type="float">
            <text:p>0.756187468931666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6.652839422226" calcext:value-type="float">
            <text:p>36.652839422226</text:p>
          </table:table-cell>
          <table:table-cell office:value-type="float" office:value="4.3532395362854" calcext:value-type="float">
            <text:p>4.353239536285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99069123972841" calcext:value-type="float">
            <text:p>3.99069123972841</text:p>
          </table:table-cell>
          <table:table-cell office:value-type="float" office:value="0.709236507671005" calcext:value-type="float">
            <text:p>0.70923650767100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8.1767679452896" calcext:value-type="float">
            <text:p>38.1767679452896</text:p>
          </table:table-cell>
          <table:table-cell office:value-type="float" office:value="4.54673701524735" calcext:value-type="float">
            <text:p>4.5467370152473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4.17807785046063" calcext:value-type="float">
            <text:p>4.17807785046063</text:p>
          </table:table-cell>
          <table:table-cell office:value-type="float" office:value="1.20562215844984" calcext:value-type="float">
            <text:p>1.2056221584498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8.0054273605347" calcext:value-type="float">
            <text:p>38.0054273605347</text:p>
          </table:table-cell>
          <table:table-cell office:value-type="float" office:value="4.38376647233963" calcext:value-type="float">
            <text:p>4.3837664723396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752458158274" calcext:value-type="float">
            <text:p>0.9975245815827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3.92064240139467" calcext:value-type="float">
            <text:p>3.92064240139467</text:p>
          </table:table-cell>
          <table:table-cell office:value-type="float" office:value="1.04919492554364" calcext:value-type="float">
            <text:p>1.04919492554364</text:p>
          </table:table-cell>
          <table:table-cell office:value-type="float" office:value="0.0107804382263058" calcext:value-type="float">
            <text:p>0.010780438226306</text:p>
          </table:table-cell>
          <table:table-cell office:value-type="float" office:value="0.000583903478060673" calcext:value-type="float">
            <text:p>0.000583903478061</text:p>
          </table:table-cell>
        </table:table-row>
        <table:table-row table:style-name="ro1">
          <table:table-cell office:value-type="float" office:value="37.2889596819878" calcext:value-type="float">
            <text:p>37.2889596819878</text:p>
          </table:table-cell>
          <table:table-cell office:value-type="float" office:value="4.3756747841835" calcext:value-type="float">
            <text:p>4.3756747841835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7112210378595" calcext:value-type="float">
            <text:p>0.997112210378595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3.39836813186117" calcext:value-type="float">
            <text:p>3.39836813186117</text:p>
          </table:table-cell>
          <table:table-cell office:value-type="float" office:value="1.08845939118285" calcext:value-type="float">
            <text:p>1.08845939118285</text:p>
          </table:table-cell>
          <table:table-cell office:value-type="float" office:value="0.0109038847104249" calcext:value-type="float">
            <text:p>0.010903884710425</text:p>
          </table:table-cell>
          <table:table-cell office:value-type="float" office:value="0.000714543385230296" calcext:value-type="float">
            <text:p>0.00071454338523</text:p>
          </table:table-cell>
        </table:table-row>
        <table:table-row table:style-name="ro1">
          <table:table-cell office:value-type="float" office:value="36.9120342731476" calcext:value-type="float">
            <text:p>36.9120342731476</text:p>
          </table:table-cell>
          <table:table-cell office:value-type="float" office:value="4.73232185840607" calcext:value-type="float">
            <text:p>4.7323218584060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6905939751533" calcext:value-type="float">
            <text:p>0.99690593975153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0" calcext:value-type="float">
            <text:p>13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4.11947770867093" calcext:value-type="float">
            <text:p>4.11947770867093</text:p>
          </table:table-cell>
          <table:table-cell office:value-type="float" office:value="1.2063610364026" calcext:value-type="float">
            <text:p>1.2063610364026</text:p>
          </table:table-cell>
          <table:table-cell office:value-type="float" office:value="0.0102303395283687" calcext:value-type="float">
            <text:p>0.010230339528369</text:p>
          </table:table-cell>
          <table:table-cell office:value-type="float" office:value="0.000684123037333561" calcext:value-type="float">
            <text:p>0.000684123037334</text:p>
          </table:table-cell>
        </table:table-row>
        <table:table-row table:style-name="ro1">
          <table:table-cell office:value-type="float" office:value="38.6414399147034" calcext:value-type="float">
            <text:p>38.6414399147034</text:p>
          </table:table-cell>
          <table:table-cell office:value-type="float" office:value="4.22684317827225" calcext:value-type="float">
            <text:p>4.2268431782722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6493228166584" calcext:value-type="float">
            <text:p>0.99649322816658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8" calcext:value-type="float">
            <text:p>28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64306838735423" calcext:value-type="float">
            <text:p>2.64306838735423</text:p>
          </table:table-cell>
          <table:table-cell office:value-type="float" office:value="0.844986176138213" calcext:value-type="float">
            <text:p>0.844986176138213</text:p>
          </table:table-cell>
          <table:table-cell office:value-type="float" office:value="0.010484634695138" calcext:value-type="float">
            <text:p>0.010484634695138</text:p>
          </table:table-cell>
          <table:table-cell office:value-type="float" office:value="0.000684687791270975" calcext:value-type="float">
            <text:p>0.000684687791271</text:p>
          </table:table-cell>
        </table:table-row>
        <table:table-row table:style-name="ro1">
          <table:table-cell office:value-type="float" office:value="40.1224217414856" calcext:value-type="float">
            <text:p>40.1224217414856</text:p>
          </table:table-cell>
          <table:table-cell office:value-type="float" office:value="4.01826775074005" calcext:value-type="float">
            <text:p>4.01826775074005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5874926435339" calcext:value-type="float">
            <text:p>0.995874926435339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" calcext:value-type="float">
            <text:p>10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5053586150041" calcext:value-type="float">
            <text:p>0.995053586150041</text:p>
          </table:table-cell>
          <table:table-cell office:value-type="float" office:value="2.86039877505787" calcext:value-type="float">
            <text:p>2.86039877505787</text:p>
          </table:table-cell>
          <table:table-cell office:value-type="float" office:value="0.750118687407105" calcext:value-type="float">
            <text:p>0.750118687407105</text:p>
          </table:table-cell>
          <table:table-cell office:value-type="float" office:value="0.00975881498792135" calcext:value-type="float">
            <text:p>0.009758814987921</text:p>
          </table:table-cell>
          <table:table-cell office:value-type="float" office:value="0.0005810150769266" calcext:value-type="float">
            <text:p>0.000581015076927</text:p>
          </table:table-cell>
        </table:table-row>
        <table:table-row table:style-name="ro1">
          <table:table-cell office:value-type="float" office:value="43.4777119159699" calcext:value-type="float">
            <text:p>43.4777119159699</text:p>
          </table:table-cell>
          <table:table-cell office:value-type="float" office:value="5.00690537691116" calcext:value-type="float">
            <text:p>5.0069053769111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3.67765123433219" calcext:value-type="float">
            <text:p>3.67765123433219</text:p>
          </table:table-cell>
          <table:table-cell office:value-type="float" office:value="0.655020924958583" calcext:value-type="float">
            <text:p>0.655020924958583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44.5205836296082" calcext:value-type="float">
            <text:p>44.5205836296082</text:p>
          </table:table-cell>
          <table:table-cell office:value-type="float" office:value="4.16235643625259" calcext:value-type="float">
            <text:p>4.1623564362525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3.85133500642574" calcext:value-type="float">
            <text:p>3.85133500642574</text:p>
          </table:table-cell>
          <table:table-cell office:value-type="float" office:value="0.891931292599419" calcext:value-type="float">
            <text:p>0.891931292599419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7.4878890514374" calcext:value-type="float">
            <text:p>37.4878890514374</text:p>
          </table:table-cell>
          <table:table-cell office:value-type="float" office:value="4.03090977668762" calcext:value-type="float">
            <text:p>4.0309097766876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4.22389329502483" calcext:value-type="float">
            <text:p>4.22389329502483</text:p>
          </table:table-cell>
          <table:table-cell office:value-type="float" office:value="0.69666946250474" calcext:value-type="float">
            <text:p>0.69666946250474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7.1461182236671" calcext:value-type="float">
            <text:p>37.1461182236671</text:p>
          </table:table-cell>
          <table:table-cell office:value-type="float" office:value="3.90629637241364" calcext:value-type="float">
            <text:p>3.9062963724136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50895836646602" calcext:value-type="float">
            <text:p>3.50895836646602</text:p>
          </table:table-cell>
          <table:table-cell office:value-type="float" office:value="0.584779971105292" calcext:value-type="float">
            <text:p>0.584779971105292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37.3549582958221" calcext:value-type="float">
            <text:p>37.3549582958221</text:p>
          </table:table-cell>
          <table:table-cell office:value-type="float" office:value="4.09925931692123" calcext:value-type="float">
            <text:p>4.099259316921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3.63838571291655" calcext:value-type="float">
            <text:p>3.63838571291655</text:p>
          </table:table-cell>
          <table:table-cell office:value-type="float" office:value="0.852579431548808" calcext:value-type="float">
            <text:p>0.852579431548808</text:p>
          </table:table-cell>
          <table:table-cell office:value-type="float" office:value="0.00823036786808992" calcext:value-type="float">
            <text:p>0.00823036786809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36.8868975639343" calcext:value-type="float">
            <text:p>36.8868975639343</text:p>
          </table:table-cell>
          <table:table-cell office:value-type="float" office:value="4.05448961257935" calcext:value-type="float">
            <text:p>4.0544896125793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19294280001568" calcext:value-type="float">
            <text:p>3.19294280001568</text:p>
          </table:table-cell>
          <table:table-cell office:value-type="float" office:value="0.590106793702481" calcext:value-type="float">
            <text:p>0.590106793702481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1253350973129" calcext:value-type="float">
            <text:p>37.1253350973129</text:p>
          </table:table-cell>
          <table:table-cell office:value-type="float" office:value="4.09443724155426" calcext:value-type="float">
            <text:p>4.09443724155426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15614921299336" calcext:value-type="float">
            <text:p>3.15614921299336</text:p>
          </table:table-cell>
          <table:table-cell office:value-type="float" office:value="0.630737964241766" calcext:value-type="float">
            <text:p>0.630737964241766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6.9041092991829" calcext:value-type="float">
            <text:p>36.9041092991829</text:p>
          </table:table-cell>
          <table:table-cell office:value-type="float" office:value="4.72561913728714" calcext:value-type="float">
            <text:p>4.7256191372871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60856398764674" calcext:value-type="float">
            <text:p>3.60856398764674</text:p>
          </table:table-cell>
          <table:table-cell office:value-type="float" office:value="0.534154929427268" calcext:value-type="float">
            <text:p>0.534154929427268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8.6083970069885" calcext:value-type="float">
            <text:p>38.6083970069885</text:p>
          </table:table-cell>
          <table:table-cell office:value-type="float" office:value="4.35922402143478" calcext:value-type="float">
            <text:p>4.3592240214347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3144269570353" calcext:value-type="float">
            <text:p>2.3144269570353</text:p>
          </table:table-cell>
          <table:table-cell office:value-type="float" office:value="0.734437953185313" calcext:value-type="float">
            <text:p>0.734437953185313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6.6989050507545" calcext:value-type="float">
            <text:p>36.6989050507545</text:p>
          </table:table-cell>
          <table:table-cell office:value-type="float" office:value="4.40980005264282" calcext:value-type="float">
            <text:p>4.4098000526428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71263755162386" calcext:value-type="float">
            <text:p>2.71263755162386</text:p>
          </table:table-cell>
          <table:table-cell office:value-type="float" office:value="0.64653776285667" calcext:value-type="float">
            <text:p>0.64653776285667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3510454297066" calcext:value-type="float">
            <text:p>37.3510454297066</text:p>
          </table:table-cell>
          <table:table-cell office:value-type="float" office:value="4.28170347213745" calcext:value-type="float">
            <text:p>4.2817034721374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44002198904939" calcext:value-type="float">
            <text:p>3.44002198904939</text:p>
          </table:table-cell>
          <table:table-cell office:value-type="float" office:value="0.313746686822902" calcext:value-type="float">
            <text:p>0.313746686822902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9.2388692498207" calcext:value-type="float">
            <text:p>39.2388692498207</text:p>
          </table:table-cell>
          <table:table-cell office:value-type="float" office:value="4.24158877134323" calcext:value-type="float">
            <text:p>4.241588771343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34992851564684" calcext:value-type="float">
            <text:p>2.34992851564684</text:p>
          </table:table-cell>
          <table:table-cell office:value-type="float" office:value="0.591608900305354" calcext:value-type="float">
            <text:p>0.59160890030535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6.4536760449409" calcext:value-type="float">
            <text:p>36.4536760449409</text:p>
          </table:table-cell>
          <table:table-cell office:value-type="float" office:value="4.68672060966492" calcext:value-type="float">
            <text:p>4.6867206096649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99584970470934" calcext:value-type="float">
            <text:p>2.99584970470934</text:p>
          </table:table-cell>
          <table:table-cell office:value-type="float" office:value="0.754843070575049" calcext:value-type="float">
            <text:p>0.75484307057504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6.3704745173454" calcext:value-type="float">
            <text:p>36.3704745173454</text:p>
          </table:table-cell>
          <table:table-cell office:value-type="float" office:value="4.28120070695877" calcext:value-type="float">
            <text:p>4.2812007069587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22112752854926" calcext:value-type="float">
            <text:p>3.22112752854926</text:p>
          </table:table-cell>
          <table:table-cell office:value-type="float" office:value="0.619127645945453" calcext:value-type="float">
            <text:p>0.61912764594545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6.5924530029297" calcext:value-type="float">
            <text:p>36.5924530029297</text:p>
          </table:table-cell>
          <table:table-cell office:value-type="float" office:value="4.78579765558243" calcext:value-type="float">
            <text:p>4.785797655582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3.21560432013018" calcext:value-type="float">
            <text:p>3.21560432013018</text:p>
          </table:table-cell>
          <table:table-cell office:value-type="float" office:value="0.804788978027735" calcext:value-type="float">
            <text:p>0.80478897802773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7.7909305691719" calcext:value-type="float">
            <text:p>37.7909305691719</text:p>
          </table:table-cell>
          <table:table-cell office:value-type="float" office:value="4.43958932161331" calcext:value-type="float">
            <text:p>4.43958932161331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752458158274" calcext:value-type="float">
            <text:p>0.99752458158274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0" calcext:value-type="float">
            <text:p>130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2.69392411812915" calcext:value-type="float">
            <text:p>2.69392411812915</text:p>
          </table:table-cell>
          <table:table-cell office:value-type="float" office:value="0.659340207578786" calcext:value-type="float">
            <text:p>0.659340207578786</text:p>
          </table:table-cell>
          <table:table-cell office:value-type="float" office:value="0.0100905678773174" calcext:value-type="float">
            <text:p>0.010090567877317</text:p>
          </table:table-cell>
          <table:table-cell office:value-type="float" office:value="0.000583903478060673" calcext:value-type="float">
            <text:p>0.000583903478061</text:p>
          </table:table-cell>
        </table:table-row>
        <table:table-row table:style-name="ro1">
          <table:table-cell office:value-type="float" office:value="36.6837725043297" calcext:value-type="float">
            <text:p>36.6837725043297</text:p>
          </table:table-cell>
          <table:table-cell office:value-type="float" office:value="4.78110468387604" calcext:value-type="float">
            <text:p>4.78110468387604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7318310955677" calcext:value-type="float">
            <text:p>0.99731831095567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" calcext:value-type="float">
            <text:p>1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2.22059224579793" calcext:value-type="float">
            <text:p>2.22059224579793</text:p>
          </table:table-cell>
          <table:table-cell office:value-type="float" office:value="0.87618491727422" calcext:value-type="float">
            <text:p>0.87618491727422</text:p>
          </table:table-cell>
          <table:table-cell office:value-type="float" office:value="0.0110364077095755" calcext:value-type="float">
            <text:p>0.011036407709576</text:p>
          </table:table-cell>
          <table:table-cell office:value-type="float" office:value="0.000899386490313854" calcext:value-type="float">
            <text:p>0.000899386490314</text:p>
          </table:table-cell>
        </table:table-row>
        <table:table-row table:style-name="ro1">
          <table:table-cell office:value-type="float" office:value="36.6169090867043" calcext:value-type="float">
            <text:p>36.6169090867043</text:p>
          </table:table-cell>
          <table:table-cell office:value-type="float" office:value="5.1044727563858" calcext:value-type="float">
            <text:p>5.104472756385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905939751533" calcext:value-type="float">
            <text:p>0.996905939751533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00639045747935" calcext:value-type="float">
            <text:p>2.00639045747935</text:p>
          </table:table-cell>
          <table:table-cell office:value-type="float" office:value="0.534879846121773" calcext:value-type="float">
            <text:p>0.534879846121773</text:p>
          </table:table-cell>
          <table:table-cell office:value-type="float" office:value="0.0107756057344891" calcext:value-type="float">
            <text:p>0.010775605734489</text:p>
          </table:table-cell>
          <table:table-cell office:value-type="float" office:value="0.00107181410497902" calcext:value-type="float">
            <text:p>0.001071814104979</text:p>
          </table:table-cell>
        </table:table-row>
        <table:table-row table:style-name="ro1">
          <table:table-cell office:value-type="float" office:value="37.4087761640549" calcext:value-type="float">
            <text:p>37.4087761640549</text:p>
          </table:table-cell>
          <table:table-cell office:value-type="float" office:value="4.84810417890549" calcext:value-type="float">
            <text:p>4.84810417890549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6699328743666" calcext:value-type="float">
            <text:p>0.9966993287436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5" calcext:value-type="float">
            <text:p>35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1.30686099275421" calcext:value-type="float">
            <text:p>1.30686099275421</text:p>
          </table:table-cell>
          <table:table-cell office:value-type="float" office:value="1.01416727735182" calcext:value-type="float">
            <text:p>1.01416727735182</text:p>
          </table:table-cell>
          <table:table-cell office:value-type="float" office:value="0.00998758920592518" calcext:value-type="float">
            <text:p>0.009987589205925</text:p>
          </table:table-cell>
          <table:table-cell office:value-type="float" office:value="0.00101107188829275" calcext:value-type="float">
            <text:p>0.001011071888293</text:p>
          </table:table-cell>
        </table:table-row>
        <table:table-row table:style-name="ro1">
          <table:table-cell office:value-type="float" office:value="36.1493030190468" calcext:value-type="float">
            <text:p>36.1493030190468</text:p>
          </table:table-cell>
          <table:table-cell office:value-type="float" office:value="4.58187794685364" calcext:value-type="float">
            <text:p>4.58187794685364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6699839174451" calcext:value-type="float">
            <text:p>0.996699839174451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" calcext:value-type="float">
            <text:p>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5373886427537" calcext:value-type="float">
            <text:p>1.5373886427537</text:p>
          </table:table-cell>
          <table:table-cell office:value-type="float" office:value="0.760832104349534" calcext:value-type="float">
            <text:p>0.760832104349534</text:p>
          </table:table-cell>
          <table:table-cell office:value-type="float" office:value="0.00991587339215531" calcext:value-type="float">
            <text:p>0.009915873392155</text:p>
          </table:table-cell>
          <table:table-cell office:value-type="float" office:value="0.000582700795711511" calcext:value-type="float">
            <text:p>0.000582700795712</text:p>
          </table:table-cell>
        </table:table-row>
        <table:table-row table:style-name="ro1">
          <table:table-cell office:value-type="float" office:value="36.0814070105553" calcext:value-type="float">
            <text:p>36.0814070105553</text:p>
          </table:table-cell>
          <table:table-cell office:value-type="float" office:value="4.55897492170334" calcext:value-type="float">
            <text:p>4.5589749217033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858638627387183" calcext:value-type="float">
            <text:p>0.858638627387183</text:p>
          </table:table-cell>
          <table:table-cell office:value-type="float" office:value="0.736091947370539" calcext:value-type="float">
            <text:p>0.736091947370539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6.8444886803627" calcext:value-type="float">
            <text:p>36.8444886803627</text:p>
          </table:table-cell>
          <table:table-cell office:value-type="float" office:value="4.80048668384552" calcext:value-type="float">
            <text:p>4.8004866838455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2.3839159133993" calcext:value-type="float">
            <text:p>2.3839159133993</text:p>
          </table:table-cell>
          <table:table-cell office:value-type="float" office:value="0.981660038376173" calcext:value-type="float">
            <text:p>0.981660038376173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6.7131489515305" calcext:value-type="float">
            <text:p>36.7131489515305</text:p>
          </table:table-cell>
          <table:table-cell office:value-type="float" office:value="4.72275239229202" calcext:value-type="float">
            <text:p>4.7227523922920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4630237142588" calcext:value-type="float">
            <text:p>0.974630237142588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1833195706028" calcext:value-type="float">
            <text:p>0.98183319570602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73597359735974" calcext:value-type="float">
            <text:p>0.97359735973597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62436540497188" calcext:value-type="float">
            <text:p>1.62436540497188</text:p>
          </table:table-cell>
          <table:table-cell office:value-type="float" office:value="0.941686534230105" calcext:value-type="float">
            <text:p>0.941686534230105</text:p>
          </table:table-cell>
          <table:table-cell office:value-type="float" office:value="0.00906096772646759" calcext:value-type="float">
            <text:p>0.009060967726468</text:p>
          </table:table-cell>
          <table:table-cell office:value-type="float" office:value="0.00471129106220624" calcext:value-type="float">
            <text:p>0.004711291062206</text:p>
          </table:table-cell>
        </table:table-row>
        <table:table-row table:style-name="ro1">
          <table:table-cell office:value-type="float" office:value="37.9963696599007" calcext:value-type="float">
            <text:p>37.9963696599007</text:p>
          </table:table-cell>
          <table:table-cell office:value-type="float" office:value="5.04073059558868" calcext:value-type="float">
            <text:p>5.0407305955886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74837018200436" calcext:value-type="float">
            <text:p>0.97483701820043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29" calcext:value-type="float">
            <text:p>229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2658959537572" calcext:value-type="float">
            <text:p>0.98265895953757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2.2290813986662" calcext:value-type="float">
            <text:p>2.2290813986662</text:p>
          </table:table-cell>
          <table:table-cell office:value-type="float" office:value="0.881774632747685" calcext:value-type="float">
            <text:p>0.881774632747685</text:p>
          </table:table-cell>
          <table:table-cell office:value-type="float" office:value="0.00964492432778209" calcext:value-type="float">
            <text:p>0.009644924327782</text:p>
          </table:table-cell>
          <table:table-cell office:value-type="float" office:value="0.00509510178387933" calcext:value-type="float">
            <text:p>0.005095101783879</text:p>
          </table:table-cell>
        </table:table-row>
        <table:table-row table:style-name="ro1">
          <table:table-cell office:value-type="float" office:value="36.4380682706833" calcext:value-type="float">
            <text:p>36.4380682706833</text:p>
          </table:table-cell>
          <table:table-cell office:value-type="float" office:value="4.73233509063721" calcext:value-type="float">
            <text:p>4.7323350906372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74836507207966" calcext:value-type="float">
            <text:p>0.974836507207966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018166804294" calcext:value-type="float">
            <text:p>0.9801816680429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6072607260726" calcext:value-type="float">
            <text:p>0.97607260726072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2794723825227" calcext:value-type="float">
            <text:p>0.972794723825227</text:p>
          </table:table-cell>
          <table:table-cell office:value-type="float" office:value="2.15768109631169" calcext:value-type="float">
            <text:p>2.15768109631169</text:p>
          </table:table-cell>
          <table:table-cell office:value-type="float" office:value="0.914353334202005" calcext:value-type="float">
            <text:p>0.914353334202005</text:p>
          </table:table-cell>
          <table:table-cell office:value-type="float" office:value="0.00823036786808992" calcext:value-type="float">
            <text:p>0.00823036786809</text:p>
          </table:table-cell>
          <table:table-cell office:value-type="float" office:value="0.00370386362777313" calcext:value-type="float">
            <text:p>0.003703863627773</text:p>
          </table:table-cell>
        </table:table-row>
        <table:table-row table:style-name="ro1">
          <table:table-cell office:value-type="float" office:value="39.0602313280106" calcext:value-type="float">
            <text:p>39.0602313280106</text:p>
          </table:table-cell>
          <table:table-cell office:value-type="float" office:value="4.9848655462265" calcext:value-type="float">
            <text:p>4.984865546226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73467757791291" calcext:value-type="float">
            <text:p>1.73467757791291</text:p>
          </table:table-cell>
          <table:table-cell office:value-type="float" office:value="1.16109292386654" calcext:value-type="float">
            <text:p>1.16109292386654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6.336140871048" calcext:value-type="float">
            <text:p>36.336140871048</text:p>
          </table:table-cell>
          <table:table-cell office:value-type="float" office:value="4.76910072565079" calcext:value-type="float">
            <text:p>4.7691007256507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49600897803844" calcext:value-type="float">
            <text:p>2.49600897803844</text:p>
          </table:table-cell>
          <table:table-cell office:value-type="float" office:value="0.957454479012698" calcext:value-type="float">
            <text:p>0.957454479012698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5.5700719356537" calcext:value-type="float">
            <text:p>35.5700719356537</text:p>
          </table:table-cell>
          <table:table-cell office:value-type="float" office:value="4.92378151416779" calcext:value-type="float">
            <text:p>4.9237815141677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4113665091971" calcext:value-type="float">
            <text:p>2.4113665091971</text:p>
          </table:table-cell>
          <table:table-cell office:value-type="float" office:value="0.821239005365966" calcext:value-type="float">
            <text:p>0.821239005365966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1113029718399" calcext:value-type="float">
            <text:p>37.1113029718399</text:p>
          </table:table-cell>
          <table:table-cell office:value-type="float" office:value="5.13762241601944" calcext:value-type="float">
            <text:p>5.1376224160194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68468297040859" calcext:value-type="float">
            <text:p>1.68468297040859</text:p>
          </table:table-cell>
          <table:table-cell office:value-type="float" office:value="1.06356027293439" calcext:value-type="float">
            <text:p>1.06356027293439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7.7012167572975" calcext:value-type="float">
            <text:p>37.7012167572975</text:p>
          </table:table-cell>
          <table:table-cell office:value-type="float" office:value="4.8918958902359" calcext:value-type="float">
            <text:p>4.891895890235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8853465864857" calcext:value-type="float">
            <text:p>0.96885346586485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33" calcext:value-type="float">
            <text:p>13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64521452145215" calcext:value-type="float">
            <text:p>0.9645214521452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3002481389578" calcext:value-type="float">
            <text:p>0.933002481389578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63219786698317" calcext:value-type="float">
            <text:p>2.63219786698317</text:p>
          </table:table-cell>
          <table:table-cell office:value-type="float" office:value="1.0237259086074" calcext:value-type="float">
            <text:p>1.0237259086074</text:p>
          </table:table-cell>
          <table:table-cell office:value-type="float" office:value="0.0103240902799222" calcext:value-type="float">
            <text:p>0.010324090279922</text:p>
          </table:table-cell>
          <table:table-cell office:value-type="float" office:value="0.00275647252803056" calcext:value-type="float">
            <text:p>0.002756472528031</text:p>
          </table:table-cell>
        </table:table-row>
        <table:table-row table:style-name="ro1">
          <table:table-cell office:value-type="float" office:value="36.00558167696" calcext:value-type="float">
            <text:p>36.00558167696</text:p>
          </table:table-cell>
          <table:table-cell office:value-type="float" office:value="4.72219860553741" calcext:value-type="float">
            <text:p>4.722198605537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28685057514183" calcext:value-type="float">
            <text:p>2.28685057514183</text:p>
          </table:table-cell>
          <table:table-cell office:value-type="float" office:value="0.926322146563759" calcext:value-type="float">
            <text:p>0.92632214656375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6.8994249105453" calcext:value-type="float">
            <text:p>36.8994249105453</text:p>
          </table:table-cell>
          <table:table-cell office:value-type="float" office:value="4.50815880298615" calcext:value-type="float">
            <text:p>4.5081588029861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54401042091054" calcext:value-type="float">
            <text:p>1.54401042091054</text:p>
          </table:table-cell>
          <table:table-cell office:value-type="float" office:value="0.917232438476163" calcext:value-type="float">
            <text:p>0.91723243847616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6.7258275151253" calcext:value-type="float">
            <text:p>36.7258275151253</text:p>
          </table:table-cell>
          <table:table-cell office:value-type="float" office:value="4.58849561214447" calcext:value-type="float">
            <text:p>4.588495612144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16246764483907" calcext:value-type="float">
            <text:p>2.16246764483907</text:p>
          </table:table-cell>
          <table:table-cell office:value-type="float" office:value="0.871336871545919" calcext:value-type="float">
            <text:p>0.87133687154591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5.7029867768288" calcext:value-type="float">
            <text:p>35.7029867768288</text:p>
          </table:table-cell>
          <table:table-cell office:value-type="float" office:value="5.0372206568718" calcext:value-type="float">
            <text:p>5.037220656871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2.07936242499029" calcext:value-type="float">
            <text:p>2.07936242499029</text:p>
          </table:table-cell>
          <table:table-cell office:value-type="float" office:value="0.792650112840944" calcext:value-type="float">
            <text:p>0.79265011284094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  <table:table-row table:style-name="ro1">
          <table:table-cell office:value-type="float" office:value="34.8674308657646" calcext:value-type="float">
            <text:p>34.8674308657646</text:p>
          </table:table-cell>
          <table:table-cell office:value-type="float" office:value="4.03726696968079" calcext:value-type="float">
            <text:p>4.0372669696807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729584335117" calcext:value-type="float">
            <text:p>0.964729584335117</text:p>
          </table:table-cell>
          <table:table-cell office:value-type="string" calcext:value-type="string">
            <text:p>ExtraTreesClassifier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47" calcext:value-type="float">
            <text:p>47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3575557390586" calcext:value-type="float">
            <text:p>0.97357555739058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1221122112211" calcext:value-type="float">
            <text:p>0.961221122112211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4550700741962" calcext:value-type="float">
            <text:p>0.964550700741962</text:p>
          </table:table-cell>
          <table:table-cell office:value-type="float" office:value="1.25699744363479" calcext:value-type="float">
            <text:p>1.25699744363479</text:p>
          </table:table-cell>
          <table:table-cell office:value-type="float" office:value="1.44775696410747" calcext:value-type="float">
            <text:p>1.4477569641074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541303936810694" calcext:value-type="float">
            <text:p>0.005413039368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12:11:05.300833376</dc:date>
    <meta:editing-duration>PT38S</meta:editing-duration>
    <meta:editing-cycles>1</meta:editing-cycles>
    <meta:document-statistic meta:table-count="1" meta:cell-count="5784" meta:object-count="3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04cm" svg:height="10.041cm" xlink:href=".." xlink:type="simple" chart:class="chart:scatter" chart:column-mapping="1" chart:style-name="ch1">
        <chart:legend chart:legend-position="end" svg:x="18.435cm" svg:y="4.472cm" style:legend-expansion="high" chart:style-name="ch2"/>
        <chart:plot-area chart:style-name="ch3" table:cell-range-address="search_results.C1:search_results.D241 search_results.G2:search_results.G241" chart:data-source-has-labels="row" svg:x="1.461cm" svg:y="0.2cm" svg:width="16.524cm" svg:height="8.66cm">
          <chartooo:coordinate-region svg:x="2.373cm" svg:y="0.399cm" svg:width="15.333cm" svg:height="7.814cm"/>
          <chart:axis chart:dimension="x" chart:name="primary-x" chart:style-name="ch4">
            <chart:title svg:x="8.488cm" svg:y="9.06cm" chart:style-name="ch5">
              <text:p>Max Leaf Nodes</text:p>
            </chart:title>
          </chart:axis>
          <chart:axis chart:dimension="y" chart:name="primary-y" chart:style-name="ch4">
            <chart:title svg:x="0.451cm" svg:y="5.275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C2:search_results.C241" chart:label-cell-address="search_results.C1:search_results.C1" chart:class="chart:scatter">
            <chart:domain table:cell-range-address="search_results.G2:search_results.G241"/>
            <chart:error-indicator chart:style-name="ch9" chart:dimension="y"/>
            <chart:data-point chart:repeated="240"/>
          </chart:series>
          <chart:series chart:style-name="ch10" chart:values-cell-range-address="search_results.D2:search_results.D241" chart:label-cell-address="search_results.D1:search_results.D1" chart:class="chart:scatter">
            <chart:error-indicator chart:style-name="ch11" chart:dimension="y"/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earch_results.G2:search_results.G241</svg:desc>
                </draw:g>
              </table:table-cell>
              <table:table-cell office:value-type="float" office:value="0.9375">
                <text:p>0.9375</text:p>
                <draw:g>
                  <svg:desc>search_results.C2:search_results.C241</svg:desc>
                </draw:g>
              </table:table-cell>
              <table:table-cell office:value-type="float" office:value="0.00961571270587763">
                <text:p>0.00961571270587763</text:p>
                <draw:g>
                  <svg:desc>search_results.W2:search_results.W241</svg:desc>
                </draw:g>
              </table:table-cell>
              <table:table-cell office:value-type="float" office:value="0.00961571270587763">
                <text:p>0.00961571270587763</text:p>
                <draw:g>
                  <svg:desc>search_results.W2:search_results.W241</svg:desc>
                </draw:g>
              </table:table-cell>
              <table:table-cell office:value-type="float" office:value="0.981023947224134">
                <text:p>0.981023947224134</text:p>
                <draw:g>
                  <svg:desc>search_results.D2:search_results.D241</svg:desc>
                </draw:g>
              </table:table-cell>
              <table:table-cell office:value-type="float" office:value="0.00192774423374872">
                <text:p>0.00192774423374872</text:p>
                <draw:g>
                  <svg:desc>search_results.X2:search_results.X241</svg:desc>
                </draw:g>
              </table:table-cell>
              <table:table-cell office:value-type="float" office:value="0.00192774423374872">
                <text:p>0.00192774423374872</text:p>
                <draw:g>
                  <svg:desc>search_results.X2:search_results.X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981023946943292">
                <text:p>0.981023946943292</text:p>
              </table:table-cell>
              <table:table-cell office:value-type="float" office:value="0.00253701673551542">
                <text:p>0.00253701673551542</text:p>
              </table:table-cell>
              <table:table-cell office:value-type="float" office:value="0.00253701673551542">
                <text:p>0.00253701673551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9375">
                <text:p>0.9375</text:p>
              </table:table-cell>
              <table:table-cell office:value-type="float" office:value="0.0126024995398649">
                <text:p>0.0126024995398649</text:p>
              </table:table-cell>
              <table:table-cell office:value-type="float" office:value="0.0126024995398649">
                <text:p>0.0126024995398649</text:p>
              </table:table-cell>
              <table:table-cell office:value-type="float" office:value="0.981024116993273">
                <text:p>0.981024116993273</text:p>
              </table:table-cell>
              <table:table-cell office:value-type="float" office:value="0.00246743223445533">
                <text:p>0.00246743223445533</text:p>
              </table:table-cell>
              <table:table-cell office:value-type="float" office:value="0.00246743223445533">
                <text:p>0.00246743223445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9375">
                <text:p>0.9375</text:p>
              </table:table-cell>
              <table:table-cell office:value-type="float" office:value="0.0120995148304197">
                <text:p>0.0120995148304197</text:p>
              </table:table-cell>
              <table:table-cell office:value-type="float" office:value="0.0120995148304197">
                <text:p>0.0120995148304197</text:p>
              </table:table-cell>
              <table:table-cell office:value-type="float" office:value="0.980611575739147">
                <text:p>0.980611575739147</text:p>
              </table:table-cell>
              <table:table-cell office:value-type="float" office:value="0.00188047992106476">
                <text:p>0.00188047992106476</text:p>
              </table:table-cell>
              <table:table-cell office:value-type="float" office:value="0.00188047992106476">
                <text:p>0.00188047992106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7770382731953">
                <text:p>0.0087770382731953</text:p>
              </table:table-cell>
              <table:table-cell office:value-type="float" office:value="0.0087770382731953">
                <text:p>0.0087770382731953</text:p>
              </table:table-cell>
              <table:table-cell office:value-type="float" office:value="0.980818016697033">
                <text:p>0.980818016697033</text:p>
              </table:table-cell>
              <table:table-cell office:value-type="float" office:value="0.00242311179203444">
                <text:p>0.00242311179203444</text:p>
              </table:table-cell>
              <table:table-cell office:value-type="float" office:value="0.00242311179203444">
                <text:p>0.00242311179203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695888462">
                <text:p>0.974217695888462</text:p>
              </table:table-cell>
              <table:table-cell office:value-type="float" office:value="0.004853765900129">
                <text:p>0.004853765900129</text:p>
              </table:table-cell>
              <table:table-cell office:value-type="float" office:value="0.004853765900129">
                <text:p>0.004853765900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695888462">
                <text:p>0.974217695888462</text:p>
              </table:table-cell>
              <table:table-cell office:value-type="float" office:value="0.004853765900129">
                <text:p>0.004853765900129</text:p>
              </table:table-cell>
              <table:table-cell office:value-type="float" office:value="0.004853765900129">
                <text:p>0.00485376590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695888462">
                <text:p>0.974217695888462</text:p>
              </table:table-cell>
              <table:table-cell office:value-type="float" office:value="0.004853765900129">
                <text:p>0.004853765900129</text:p>
              </table:table-cell>
              <table:table-cell office:value-type="float" office:value="0.004853765900129">
                <text:p>0.004853765900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63057724255">
                <text:p>0.97463057724255</text:p>
              </table:table-cell>
              <table:table-cell office:value-type="float" office:value="0.00478104357552151">
                <text:p>0.00478104357552151</text:p>
              </table:table-cell>
              <table:table-cell office:value-type="float" office:value="0.00478104357552151">
                <text:p>0.00478104357552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217695326777">
                <text:p>0.974217695326777</text:p>
              </table:table-cell>
              <table:table-cell office:value-type="float" office:value="0.00387807507297399">
                <text:p>0.00387807507297399</text:p>
              </table:table-cell>
              <table:table-cell office:value-type="float" office:value="0.00387807507297399">
                <text:p>0.00387807507297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983705465937633">
                <text:p>0.983705465937633</text:p>
              </table:table-cell>
              <table:table-cell office:value-type="float" office:value="0.00146389361940203">
                <text:p>0.00146389361940203</text:p>
              </table:table-cell>
              <table:table-cell office:value-type="float" office:value="0.00146389361940203">
                <text:p>0.00146389361940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98288038314854">
                <text:p>0.98288038314854</text:p>
              </table:table-cell>
              <table:table-cell office:value-type="float" office:value="0.00157542693954209">
                <text:p>0.00157542693954209</text:p>
              </table:table-cell>
              <table:table-cell office:value-type="float" office:value="0.00157542693954209">
                <text:p>0.00157542693954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982880553479363">
                <text:p>0.982880553479363</text:p>
              </table:table-cell>
              <table:table-cell office:value-type="float" office:value="0.0023540147649318">
                <text:p>0.0023540147649318</text:p>
              </table:table-cell>
              <table:table-cell office:value-type="float" office:value="0.0023540147649318">
                <text:p>0.0023540147649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981642759105322">
                <text:p>0.981642759105322</text:p>
              </table:table-cell>
              <table:table-cell office:value-type="float" office:value="0.00167977770608569">
                <text:p>0.00167977770608569</text:p>
              </table:table-cell>
              <table:table-cell office:value-type="float" office:value="0.00167977770608569">
                <text:p>0.00167977770608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57129999952586">
                <text:p>0.00757129999952586</text:p>
              </table:table-cell>
              <table:table-cell office:value-type="float" office:value="0.00757129999952586">
                <text:p>0.00757129999952586</text:p>
              </table:table-cell>
              <table:table-cell office:value-type="float" office:value="0.982261571267352">
                <text:p>0.982261571267352</text:p>
              </table:table-cell>
              <table:table-cell office:value-type="float" office:value="0.00169290998556767">
                <text:p>0.00169290998556767</text:p>
              </table:table-cell>
              <table:table-cell office:value-type="float" office:value="0.00169290998556767">
                <text:p>0.00169290998556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865938443">
                <text:p>0.974217865938443</text:p>
              </table:table-cell>
              <table:table-cell office:value-type="float" office:value="0.00499115848872151">
                <text:p>0.00499115848872151</text:p>
              </table:table-cell>
              <table:table-cell office:value-type="float" office:value="0.00499115848872151">
                <text:p>0.00499115848872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865938443">
                <text:p>0.974217865938443</text:p>
              </table:table-cell>
              <table:table-cell office:value-type="float" office:value="0.00499115848872151">
                <text:p>0.00499115848872151</text:p>
              </table:table-cell>
              <table:table-cell office:value-type="float" office:value="0.00499115848872151">
                <text:p>0.00499115848872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865938443">
                <text:p>0.974217865938443</text:p>
              </table:table-cell>
              <table:table-cell office:value-type="float" office:value="0.00499115848872151">
                <text:p>0.00499115848872151</text:p>
              </table:table-cell>
              <table:table-cell office:value-type="float" office:value="0.00499115848872151">
                <text:p>0.00499115848872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986592404747448">
                <text:p>0.986592404747448</text:p>
              </table:table-cell>
              <table:table-cell office:value-type="float" office:value="0.000357351620812899">
                <text:p>0.000357351620812899</text:p>
              </table:table-cell>
              <table:table-cell office:value-type="float" office:value="0.000357351620812899">
                <text:p>0.0003573516208128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9375">
                <text:p>0.9375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986386644832013">
                <text:p>0.986386644832013</text:p>
              </table:table-cell>
              <table:table-cell office:value-type="float" office:value="0.00148334313696128">
                <text:p>0.00148334313696128</text:p>
              </table:table-cell>
              <table:table-cell office:value-type="float" office:value="0.00148334313696128">
                <text:p>0.00148334313696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9392170914116">
                <text:p>0.00999392170914116</text:p>
              </table:table-cell>
              <table:table-cell office:value-type="float" office:value="0.00999392170914116">
                <text:p>0.00999392170914116</text:p>
              </table:table-cell>
              <table:table-cell office:value-type="float" office:value="0.984530208626764">
                <text:p>0.984530208626764</text:p>
              </table:table-cell>
              <table:table-cell office:value-type="float" office:value="0.00146843358918941">
                <text:p>0.00146843358918941</text:p>
              </table:table-cell>
              <table:table-cell office:value-type="float" office:value="0.00146843358918941">
                <text:p>0.00146843358918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601521024352">
                <text:p>0.010601521024352</text:p>
              </table:table-cell>
              <table:table-cell office:value-type="float" office:value="0.010601521024352">
                <text:p>0.010601521024352</text:p>
              </table:table-cell>
              <table:table-cell office:value-type="float" office:value="0.983705125837671">
                <text:p>0.983705125837671</text:p>
              </table:table-cell>
              <table:table-cell office:value-type="float" office:value="0.00178230304913344">
                <text:p>0.00178230304913344</text:p>
              </table:table-cell>
              <table:table-cell office:value-type="float" office:value="0.00178230304913344">
                <text:p>0.00178230304913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983705125556829">
                <text:p>0.983705125556829</text:p>
              </table:table-cell>
              <table:table-cell office:value-type="float" office:value="0.00146758122414827">
                <text:p>0.00146758122414827</text:p>
              </table:table-cell>
              <table:table-cell office:value-type="float" office:value="0.00146758122414827">
                <text:p>0.00146758122414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989068164107197">
                <text:p>0.989068164107197</text:p>
              </table:table-cell>
              <table:table-cell office:value-type="float" office:value="0.00178406161469356">
                <text:p>0.00178406161469356</text:p>
              </table:table-cell>
              <table:table-cell office:value-type="float" office:value="0.00178406161469356">
                <text:p>0.00178406161469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98865562257223">
                <text:p>0.98865562257223</text:p>
              </table:table-cell>
              <table:table-cell office:value-type="float" office:value="0.00178370953373794">
                <text:p>0.00178370953373794</text:p>
              </table:table-cell>
              <table:table-cell office:value-type="float" office:value="0.00178370953373794">
                <text:p>0.00178370953373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.9375">
                <text:p>0.9375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987211386959459">
                <text:p>0.987211386959459</text:p>
              </table:table-cell>
              <table:table-cell office:value-type="float" office:value="0.00148599343150265">
                <text:p>0.00148599343150265</text:p>
              </table:table-cell>
              <table:table-cell office:value-type="float" office:value="0.00148599343150265">
                <text:p>0.00148599343150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.9375">
                <text:p>0.9375</text:p>
              </table:table-cell>
              <table:table-cell office:value-type="float" office:value="0.0110686825577008">
                <text:p>0.0110686825577008</text:p>
              </table:table-cell>
              <table:table-cell office:value-type="float" office:value="0.0110686825577008">
                <text:p>0.0110686825577008</text:p>
              </table:table-cell>
              <table:table-cell office:value-type="float" office:value="0.986385453358777">
                <text:p>0.986385453358777</text:p>
              </table:table-cell>
              <table:table-cell office:value-type="float" office:value="0.0021476982792947">
                <text:p>0.0021476982792947</text:p>
              </table:table-cell>
              <table:table-cell office:value-type="float" office:value="0.0021476982792947">
                <text:p>0.00214769827929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986179523112518">
                <text:p>0.986179523112518</text:p>
              </table:table-cell>
              <table:table-cell office:value-type="float" office:value="0.00122384028422206">
                <text:p>0.00122384028422206</text:p>
              </table:table-cell>
              <table:table-cell office:value-type="float" office:value="0.00122384028422206">
                <text:p>0.0012238402842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0.9375">
                <text:p>0.9375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991543752574439">
                <text:p>0.991543752574439</text:p>
              </table:table-cell>
              <table:table-cell office:value-type="float" office:value="0.00196457715140048">
                <text:p>0.00196457715140048</text:p>
              </table:table-cell>
              <table:table-cell office:value-type="float" office:value="0.00196457715140048">
                <text:p>0.001964577151400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990512058496636">
                <text:p>0.990512058496636</text:p>
              </table:table-cell>
              <table:table-cell office:value-type="float" office:value="0.00169811005201376">
                <text:p>0.00169811005201376</text:p>
              </table:table-cell>
              <table:table-cell office:value-type="float" office:value="0.00169811005201376">
                <text:p>0.00169811005201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989892905672959">
                <text:p>0.989892905672959</text:p>
              </table:table-cell>
              <table:table-cell office:value-type="float" office:value="0.00205136962935212">
                <text:p>0.00205136962935212</text:p>
              </table:table-cell>
              <table:table-cell office:value-type="float" office:value="0.00205136962935212">
                <text:p>0.00205136962935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4457287209971">
                <text:p>0.0104457287209971</text:p>
              </table:table-cell>
              <table:table-cell office:value-type="float" office:value="0.0104457287209971">
                <text:p>0.0104457287209971</text:p>
              </table:table-cell>
              <table:table-cell office:value-type="float" office:value="0.989686294665092">
                <text:p>0.989686294665092</text:p>
              </table:table-cell>
              <table:table-cell office:value-type="float" office:value="0.00222252989915444">
                <text:p>0.00222252989915444</text:p>
              </table:table-cell>
              <table:table-cell office:value-type="float" office:value="0.00222252989915444">
                <text:p>0.00222252989915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672564617097449">
                <text:p>0.00672564617097449</text:p>
              </table:table-cell>
              <table:table-cell office:value-type="float" office:value="0.00672564617097449">
                <text:p>0.00672564617097449</text:p>
              </table:table-cell>
              <table:table-cell office:value-type="float" office:value="0.989685954284288">
                <text:p>0.989685954284288</text:p>
              </table:table-cell>
              <table:table-cell office:value-type="float" office:value="0.00149155628873725">
                <text:p>0.00149155628873725</text:p>
              </table:table-cell>
              <table:table-cell office:value-type="float" office:value="0.00149155628873725">
                <text:p>0.00149155628873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0.9375">
                <text:p>0.9375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992987476913896">
                <text:p>0.992987476913896</text:p>
              </table:table-cell>
              <table:table-cell office:value-type="float" office:value="0.00136434757521253">
                <text:p>0.00136434757521253</text:p>
              </table:table-cell>
              <table:table-cell office:value-type="float" office:value="0.00136434757521253">
                <text:p>0.001364347575212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35404925840819">
                <text:p>0.00935404925840819</text:p>
              </table:table-cell>
              <table:table-cell office:value-type="float" office:value="0.00935404925840819">
                <text:p>0.00935404925840819</text:p>
              </table:table-cell>
              <table:table-cell office:value-type="float" office:value="0.992574425228986">
                <text:p>0.992574425228986</text:p>
              </table:table-cell>
              <table:table-cell office:value-type="float" office:value="0.00100941066696199">
                <text:p>0.00100941066696199</text:p>
              </table:table-cell>
              <table:table-cell office:value-type="float" office:value="0.00100941066696199">
                <text:p>0.00100941066696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991955613066955">
                <text:p>0.991955613066955</text:p>
              </table:table-cell>
              <table:table-cell office:value-type="float" office:value="0.00121925681003989">
                <text:p>0.00121925681003989</text:p>
              </table:table-cell>
              <table:table-cell office:value-type="float" office:value="0.00121925681003989">
                <text:p>0.00121925681003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55880144188">
                <text:p>0.0102255880144188</text:p>
              </table:table-cell>
              <table:table-cell office:value-type="float" office:value="0.0102255880144188">
                <text:p>0.0102255880144188</text:p>
              </table:table-cell>
              <table:table-cell office:value-type="float" office:value="0.99113052999702">
                <text:p>0.99113052999702</text:p>
              </table:table-cell>
              <table:table-cell office:value-type="float" office:value="0.00135134749201891">
                <text:p>0.00135134749201891</text:p>
              </table:table-cell>
              <table:table-cell office:value-type="float" office:value="0.00135134749201891">
                <text:p>0.001351347492018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99092391870831">
                <text:p>0.99092391870831</text:p>
              </table:table-cell>
              <table:table-cell office:value-type="float" office:value="0.00130609329637551">
                <text:p>0.00130609329637551</text:p>
              </table:table-cell>
              <table:table-cell office:value-type="float" office:value="0.00130609329637551">
                <text:p>0.001306093296375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995461874750428">
                <text:p>0.995461874750428</text:p>
              </table:table-cell>
              <table:table-cell office:value-type="float" office:value="0.000923004405510287">
                <text:p>0.000923004405510287</text:p>
              </table:table-cell>
              <table:table-cell office:value-type="float" office:value="0.000923004405510287">
                <text:p>0.0009230044055102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993605608876003">
                <text:p>0.993605608876003</text:p>
              </table:table-cell>
              <table:table-cell office:value-type="float" office:value="0.00168839887829603">
                <text:p>0.00168839887829603</text:p>
              </table:table-cell>
              <table:table-cell office:value-type="float" office:value="0.00168839887829603">
                <text:p>0.00168839887829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">
                <text:p>6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993193237391016">
                <text:p>0.993193237391016</text:p>
              </table:table-cell>
              <table:table-cell office:value-type="float" office:value="0.00135190993159471">
                <text:p>0.00135190993159471</text:p>
              </table:table-cell>
              <table:table-cell office:value-type="float" office:value="0.00135190993159471">
                <text:p>0.001351909931594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99298679643313">
                <text:p>0.99298679643313</text:p>
              </table:table-cell>
              <table:table-cell office:value-type="float" office:value="0.000714551492399786">
                <text:p>0.000714551492399786</text:p>
              </table:table-cell>
              <table:table-cell office:value-type="float" office:value="0.000714551492399786">
                <text:p>0.0007145514923997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">
                <text:p>65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992780695575206">
                <text:p>0.992780695575206</text:p>
              </table:table-cell>
              <table:table-cell office:value-type="float" office:value="0.000682032998535306">
                <text:p>0.000682032998535306</text:p>
              </table:table-cell>
              <table:table-cell office:value-type="float" office:value="0.000682032998535306">
                <text:p>0.000682032998535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">
                <text:p>6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">
                <text:p>6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">
                <text:p>6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">
                <text:p>6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">
                <text:p>6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">
                <text:p>6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">
                <text:p>7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12083727011005">
                <text:p>0.0112083727011005</text:p>
              </table:table-cell>
              <table:table-cell office:value-type="float" office:value="0.0112083727011005">
                <text:p>0.0112083727011005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22057275797502">
                <text:p>0.00122057275797502</text:p>
              </table:table-cell>
              <table:table-cell office:value-type="float" office:value="0.00122057275797502">
                <text:p>0.001220572757975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994636621911354">
                <text:p>0.994636621911354</text:p>
              </table:table-cell>
              <table:table-cell office:value-type="float" office:value="0.00179877298062778">
                <text:p>0.00179877298062778</text:p>
              </table:table-cell>
              <table:table-cell office:value-type="float" office:value="0.00179877298062778">
                <text:p>0.001798772980627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993605948975965">
                <text:p>0.993605948975965</text:p>
              </table:table-cell>
              <table:table-cell office:value-type="float" office:value="0.00121887816206009">
                <text:p>0.00121887816206009</text:p>
              </table:table-cell>
              <table:table-cell office:value-type="float" office:value="0.00121887816206009">
                <text:p>0.001218878162060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994430861434234">
                <text:p>0.994430861434234</text:p>
              </table:table-cell>
              <table:table-cell office:value-type="float" office:value="0.000682844933642165">
                <text:p>0.000682844933642165</text:p>
              </table:table-cell>
              <table:table-cell office:value-type="float" office:value="0.000682844933642165">
                <text:p>0.0006828449336421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59964692528779">
                <text:p>0.00859964692528779</text:p>
              </table:table-cell>
              <table:table-cell office:value-type="float" office:value="0.00859964692528779">
                <text:p>0.00859964692528779</text:p>
              </table:table-cell>
              <table:table-cell office:value-type="float" office:value="0.993399677787218">
                <text:p>0.993399677787218</text:p>
              </table:table-cell>
              <table:table-cell office:value-type="float" office:value="0.00100774420733223">
                <text:p>0.00100774420733223</text:p>
              </table:table-cell>
              <table:table-cell office:value-type="float" office:value="0.00100774420733223">
                <text:p>0.001007744207332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">
                <text:p>7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">
                <text:p>7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">
                <text:p>75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089954318641535">
                <text:p>0.00089954318641535</text:p>
              </table:table-cell>
              <table:table-cell office:value-type="float" office:value="0.00089954318641535">
                <text:p>0.000899543186415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1853330509201">
                <text:p>0.0101853330509201</text:p>
              </table:table-cell>
              <table:table-cell office:value-type="float" office:value="0.0101853330509201">
                <text:p>0.0101853330509201</text:p>
              </table:table-cell>
              <table:table-cell office:value-type="float" office:value="0.996080516581635">
                <text:p>0.996080516581635</text:p>
              </table:table-cell>
              <table:table-cell office:value-type="float" office:value="0.00090012900940519">
                <text:p>0.00090012900940519</text:p>
              </table:table-cell>
              <table:table-cell office:value-type="float" office:value="0.00090012900940519">
                <text:p>0.000900129009405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">
                <text:p>7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994842722488436">
                <text:p>0.994842722488436</text:p>
              </table:table-cell>
              <table:table-cell office:value-type="float" office:value="0.00205293177818023">
                <text:p>0.00205293177818023</text:p>
              </table:table-cell>
              <table:table-cell office:value-type="float" office:value="0.00205293177818023">
                <text:p>0.002052931778180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995462044800409">
                <text:p>0.995462044800409</text:p>
              </table:table-cell>
              <table:table-cell office:value-type="float" office:value="0.000412546870939314">
                <text:p>0.000412546870939314</text:p>
              </table:table-cell>
              <table:table-cell office:value-type="float" office:value="0.000412546870939314">
                <text:p>0.0004125468709393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5">
                <text:p>75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99422459052633">
                <text:p>0.99422459052633</text:p>
              </table:table-cell>
              <table:table-cell office:value-type="float" office:value="0.00058150558848404">
                <text:p>0.00058150558848404</text:p>
              </table:table-cell>
              <table:table-cell office:value-type="float" office:value="0.00058150558848404">
                <text:p>0.000581505588484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">
                <text:p>7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">
                <text:p>75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">
                <text:p>7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">
                <text:p>7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996905599370728">
                <text:p>0.996905599370728</text:p>
              </table:table-cell>
              <table:table-cell office:value-type="float" office:value="0.000899816244603667">
                <text:p>0.000899816244603667</text:p>
              </table:table-cell>
              <table:table-cell office:value-type="float" office:value="0.000899816244603667">
                <text:p>0.000899816244603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996905939751533">
                <text:p>0.996905939751533</text:p>
              </table:table-cell>
              <table:table-cell office:value-type="float" office:value="0.00107181410497902">
                <text:p>0.00107181410497902</text:p>
              </table:table-cell>
              <table:table-cell office:value-type="float" office:value="0.00107181410497902">
                <text:p>0.001071814104979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0.9375">
                <text:p>0.9375</text:p>
              </table:table-cell>
              <table:table-cell office:value-type="float" office:value="0.00990707163659421">
                <text:p>0.00990707163659421</text:p>
              </table:table-cell>
              <table:table-cell office:value-type="float" office:value="0.00990707163659421">
                <text:p>0.0099070716365942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30478546105728">
                <text:p>0.00130478546105728</text:p>
              </table:table-cell>
              <table:table-cell office:value-type="float" office:value="0.00130478546105728">
                <text:p>0.001304785461057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0922851504710591">
                <text:p>0.000922851504710591</text:p>
              </table:table-cell>
              <table:table-cell office:value-type="float" office:value="0.000922851504710591">
                <text:p>0.0009228515047105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1526112237939">
                <text:p>0.0101526112237939</text:p>
              </table:table-cell>
              <table:table-cell office:value-type="float" office:value="0.0101526112237939">
                <text:p>0.0101526112237939</text:p>
              </table:table-cell>
              <table:table-cell office:value-type="float" office:value="0.994636961730474">
                <text:p>0.994636961730474</text:p>
              </table:table-cell>
              <table:table-cell office:value-type="float" office:value="0.000412556981005584">
                <text:p>0.000412556981005584</text:p>
              </table:table-cell>
              <table:table-cell office:value-type="float" office:value="0.000412556981005584">
                <text:p>0.000412556981005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">
                <text:p>8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">
                <text:p>8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">
                <text:p>8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">
                <text:p>8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99752458158274">
                <text:p>0.99752458158274</text:p>
              </table:table-cell>
              <table:table-cell office:value-type="float" office:value="0.000583903478060673">
                <text:p>0.000583903478060673</text:p>
              </table:table-cell>
              <table:table-cell office:value-type="float" office:value="0.000583903478060673">
                <text:p>0.0005839034780606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">
                <text:p>85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997112210378595">
                <text:p>0.997112210378595</text:p>
              </table:table-cell>
              <table:table-cell office:value-type="float" office:value="0.000714543385230296">
                <text:p>0.000714543385230296</text:p>
              </table:table-cell>
              <table:table-cell office:value-type="float" office:value="0.000714543385230296">
                <text:p>0.0007145433852302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">
                <text:p>85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2303395283687">
                <text:p>0.0102303395283687</text:p>
              </table:table-cell>
              <table:table-cell office:value-type="float" office:value="0.0102303395283687">
                <text:p>0.0102303395283687</text:p>
              </table:table-cell>
              <table:table-cell office:value-type="float" office:value="0.996905939751533">
                <text:p>0.996905939751533</text:p>
              </table:table-cell>
              <table:table-cell office:value-type="float" office:value="0.000684123037333561">
                <text:p>0.000684123037333561</text:p>
              </table:table-cell>
              <table:table-cell office:value-type="float" office:value="0.000684123037333561">
                <text:p>0.00068412303733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">
                <text:p>8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484634695138">
                <text:p>0.010484634695138</text:p>
              </table:table-cell>
              <table:table-cell office:value-type="float" office:value="0.010484634695138">
                <text:p>0.010484634695138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0684687791270975">
                <text:p>0.000684687791270975</text:p>
              </table:table-cell>
              <table:table-cell office:value-type="float" office:value="0.000684687791270975">
                <text:p>0.0006846877912709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">
                <text:p>85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75881498792135">
                <text:p>0.00975881498792135</text:p>
              </table:table-cell>
              <table:table-cell office:value-type="float" office:value="0.00975881498792135">
                <text:p>0.00975881498792135</text:p>
              </table:table-cell>
              <table:table-cell office:value-type="float" office:value="0.995874926435339">
                <text:p>0.995874926435339</text:p>
              </table:table-cell>
              <table:table-cell office:value-type="float" office:value="0.0005810150769266">
                <text:p>0.0005810150769266</text:p>
              </table:table-cell>
              <table:table-cell office:value-type="float" office:value="0.0005810150769266">
                <text:p>0.00058101507692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">
                <text:p>8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5">
                <text:p>85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">
                <text:p>8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">
                <text:p>8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5">
                <text:p>8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">
                <text:p>8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">
                <text:p>8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">
                <text:p>8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">
                <text:p>90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0905678773174">
                <text:p>0.0100905678773174</text:p>
              </table:table-cell>
              <table:table-cell office:value-type="float" office:value="0.0100905678773174">
                <text:p>0.0100905678773174</text:p>
              </table:table-cell>
              <table:table-cell office:value-type="float" office:value="0.99752458158274">
                <text:p>0.99752458158274</text:p>
              </table:table-cell>
              <table:table-cell office:value-type="float" office:value="0.000583903478060673">
                <text:p>0.000583903478060673</text:p>
              </table:table-cell>
              <table:table-cell office:value-type="float" office:value="0.000583903478060673">
                <text:p>0.0005839034780606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0364077095755">
                <text:p>0.0110364077095755</text:p>
              </table:table-cell>
              <table:table-cell office:value-type="float" office:value="0.0110364077095755">
                <text:p>0.0110364077095755</text:p>
              </table:table-cell>
              <table:table-cell office:value-type="float" office:value="0.997318310955677">
                <text:p>0.997318310955677</text:p>
              </table:table-cell>
              <table:table-cell office:value-type="float" office:value="0.000899386490313854">
                <text:p>0.000899386490313854</text:p>
              </table:table-cell>
              <table:table-cell office:value-type="float" office:value="0.000899386490313854">
                <text:p>0.0008993864903138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">
                <text:p>90</text:p>
              </table:table-cell>
              <table:table-cell office:value-type="float" office:value="0.9375">
                <text:p>0.9375</text:p>
              </table:table-cell>
              <table:table-cell office:value-type="float" office:value="0.0107756057344891">
                <text:p>0.0107756057344891</text:p>
              </table:table-cell>
              <table:table-cell office:value-type="float" office:value="0.0107756057344891">
                <text:p>0.0107756057344891</text:p>
              </table:table-cell>
              <table:table-cell office:value-type="float" office:value="0.996905939751533">
                <text:p>0.996905939751533</text:p>
              </table:table-cell>
              <table:table-cell office:value-type="float" office:value="0.00107181410497902">
                <text:p>0.00107181410497902</text:p>
              </table:table-cell>
              <table:table-cell office:value-type="float" office:value="0.00107181410497902">
                <text:p>0.001071814104979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">
                <text:p>90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01107188829275">
                <text:p>0.00101107188829275</text:p>
              </table:table-cell>
              <table:table-cell office:value-type="float" office:value="0.00101107188829275">
                <text:p>0.00101107188829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">
                <text:p>90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996699839174451">
                <text:p>0.996699839174451</text:p>
              </table:table-cell>
              <table:table-cell office:value-type="float" office:value="0.000582700795711511">
                <text:p>0.000582700795711511</text:p>
              </table:table-cell>
              <table:table-cell office:value-type="float" office:value="0.000582700795711511">
                <text:p>0.0005827007957115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">
                <text:p>9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">
                <text:p>9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">
                <text:p>9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">
                <text:p>9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">
                <text:p>9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">
                <text:p>9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">
                <text:p>90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">
                <text:p>9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">
                <text:p>9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">
                <text:p>9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">
                <text:p>9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">
                <text:p>90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04cm" svg:height="10.041cm" xlink:href=".." xlink:type="simple" chart:class="chart:scatter" chart:style-name="ch1">
        <chart:legend chart:legend-position="end" svg:x="18.435cm" svg:y="4.472cm" style:legend-expansion="high" chart:style-name="ch2"/>
        <chart:plot-area chart:style-name="ch3" table:cell-range-address="search_results.H2:search_results.H241 search_results.C1:search_results.D241" chart:data-source-has-labels="row" svg:x="1.461cm" svg:y="0.2cm" svg:width="16.524cm" svg:height="8.66cm">
          <chartooo:coordinate-region svg:x="2.373cm" svg:y="0.399cm" svg:width="15.372cm" svg:height="7.814cm"/>
          <chart:axis chart:dimension="x" chart:name="primary-x" chart:style-name="ch4">
            <chart:title svg:x="8.369cm" svg:y="9.06cm" chart:style-name="ch5">
              <text:p>Min Samples Leaf</text:p>
            </chart:title>
          </chart:axis>
          <chart:axis chart:dimension="y" chart:name="primary-y" chart:style-name="ch4">
            <chart:title svg:x="0.451cm" svg:y="5.275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C2:search_results.C241" chart:label-cell-address="search_results.C1:search_results.C1" chart:class="chart:scatter">
            <chart:domain table:cell-range-address="search_results.H2:search_results.H241"/>
            <chart:error-indicator chart:style-name="ch9" chart:dimension="y"/>
            <chart:data-point chart:repeated="240"/>
          </chart:series>
          <chart:series chart:style-name="ch10" chart:values-cell-range-address="search_results.D2:search_results.D241" chart:label-cell-address="search_results.D1:search_results.D1" chart:class="chart:scatter">
            <chart:error-indicator chart:style-name="ch11" chart:dimension="y"/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arch_results.H2:search_results.H241</svg:desc>
                </draw:g>
              </table:table-cell>
              <table:table-cell office:value-type="float" office:value="0.9375">
                <text:p>0.9375</text:p>
                <draw:g>
                  <svg:desc>search_results.C2:search_results.C241</svg:desc>
                </draw:g>
              </table:table-cell>
              <table:table-cell office:value-type="float" office:value="0.00961571270587763">
                <text:p>0.00961571270587763</text:p>
                <draw:g>
                  <svg:desc>search_results.W2:search_results.W241</svg:desc>
                </draw:g>
              </table:table-cell>
              <table:table-cell office:value-type="float" office:value="0.00961571270587763">
                <text:p>0.00961571270587763</text:p>
                <draw:g>
                  <svg:desc>search_results.W2:search_results.W241</svg:desc>
                </draw:g>
              </table:table-cell>
              <table:table-cell office:value-type="float" office:value="0.981023947224134">
                <text:p>0.981023947224134</text:p>
                <draw:g>
                  <svg:desc>search_results.D2:search_results.D241</svg:desc>
                </draw:g>
              </table:table-cell>
              <table:table-cell office:value-type="float" office:value="0.00192774423374872">
                <text:p>0.00192774423374872</text:p>
                <draw:g>
                  <svg:desc>search_results.X2:search_results.X241</svg:desc>
                </draw:g>
              </table:table-cell>
              <table:table-cell office:value-type="float" office:value="0.00192774423374872">
                <text:p>0.00192774423374872</text:p>
                <draw:g>
                  <svg:desc>search_results.X2:search_results.X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981023946943292">
                <text:p>0.981023946943292</text:p>
              </table:table-cell>
              <table:table-cell office:value-type="float" office:value="0.00253701673551542">
                <text:p>0.00253701673551542</text:p>
              </table:table-cell>
              <table:table-cell office:value-type="float" office:value="0.00253701673551542">
                <text:p>0.00253701673551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26024995398649">
                <text:p>0.0126024995398649</text:p>
              </table:table-cell>
              <table:table-cell office:value-type="float" office:value="0.0126024995398649">
                <text:p>0.0126024995398649</text:p>
              </table:table-cell>
              <table:table-cell office:value-type="float" office:value="0.981024116993273">
                <text:p>0.981024116993273</text:p>
              </table:table-cell>
              <table:table-cell office:value-type="float" office:value="0.00246743223445533">
                <text:p>0.00246743223445533</text:p>
              </table:table-cell>
              <table:table-cell office:value-type="float" office:value="0.00246743223445533">
                <text:p>0.00246743223445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20995148304197">
                <text:p>0.0120995148304197</text:p>
              </table:table-cell>
              <table:table-cell office:value-type="float" office:value="0.0120995148304197">
                <text:p>0.0120995148304197</text:p>
              </table:table-cell>
              <table:table-cell office:value-type="float" office:value="0.980611575739147">
                <text:p>0.980611575739147</text:p>
              </table:table-cell>
              <table:table-cell office:value-type="float" office:value="0.00188047992106476">
                <text:p>0.00188047992106476</text:p>
              </table:table-cell>
              <table:table-cell office:value-type="float" office:value="0.00188047992106476">
                <text:p>0.00188047992106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7770382731953">
                <text:p>0.0087770382731953</text:p>
              </table:table-cell>
              <table:table-cell office:value-type="float" office:value="0.0087770382731953">
                <text:p>0.0087770382731953</text:p>
              </table:table-cell>
              <table:table-cell office:value-type="float" office:value="0.980818016697033">
                <text:p>0.980818016697033</text:p>
              </table:table-cell>
              <table:table-cell office:value-type="float" office:value="0.00242311179203444">
                <text:p>0.00242311179203444</text:p>
              </table:table-cell>
              <table:table-cell office:value-type="float" office:value="0.00242311179203444">
                <text:p>0.00242311179203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695888462">
                <text:p>0.974217695888462</text:p>
              </table:table-cell>
              <table:table-cell office:value-type="float" office:value="0.004853765900129">
                <text:p>0.004853765900129</text:p>
              </table:table-cell>
              <table:table-cell office:value-type="float" office:value="0.004853765900129">
                <text:p>0.004853765900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695888462">
                <text:p>0.974217695888462</text:p>
              </table:table-cell>
              <table:table-cell office:value-type="float" office:value="0.004853765900129">
                <text:p>0.004853765900129</text:p>
              </table:table-cell>
              <table:table-cell office:value-type="float" office:value="0.004853765900129">
                <text:p>0.00485376590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695888462">
                <text:p>0.974217695888462</text:p>
              </table:table-cell>
              <table:table-cell office:value-type="float" office:value="0.004853765900129">
                <text:p>0.004853765900129</text:p>
              </table:table-cell>
              <table:table-cell office:value-type="float" office:value="0.004853765900129">
                <text:p>0.004853765900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63057724255">
                <text:p>0.97463057724255</text:p>
              </table:table-cell>
              <table:table-cell office:value-type="float" office:value="0.00478104357552151">
                <text:p>0.00478104357552151</text:p>
              </table:table-cell>
              <table:table-cell office:value-type="float" office:value="0.00478104357552151">
                <text:p>0.00478104357552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217695326777">
                <text:p>0.974217695326777</text:p>
              </table:table-cell>
              <table:table-cell office:value-type="float" office:value="0.00387807507297399">
                <text:p>0.00387807507297399</text:p>
              </table:table-cell>
              <table:table-cell office:value-type="float" office:value="0.00387807507297399">
                <text:p>0.00387807507297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983705465937633">
                <text:p>0.983705465937633</text:p>
              </table:table-cell>
              <table:table-cell office:value-type="float" office:value="0.00146389361940203">
                <text:p>0.00146389361940203</text:p>
              </table:table-cell>
              <table:table-cell office:value-type="float" office:value="0.00146389361940203">
                <text:p>0.00146389361940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98288038314854">
                <text:p>0.98288038314854</text:p>
              </table:table-cell>
              <table:table-cell office:value-type="float" office:value="0.00157542693954209">
                <text:p>0.00157542693954209</text:p>
              </table:table-cell>
              <table:table-cell office:value-type="float" office:value="0.00157542693954209">
                <text:p>0.00157542693954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982880553479363">
                <text:p>0.982880553479363</text:p>
              </table:table-cell>
              <table:table-cell office:value-type="float" office:value="0.0023540147649318">
                <text:p>0.0023540147649318</text:p>
              </table:table-cell>
              <table:table-cell office:value-type="float" office:value="0.0023540147649318">
                <text:p>0.0023540147649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981642759105322">
                <text:p>0.981642759105322</text:p>
              </table:table-cell>
              <table:table-cell office:value-type="float" office:value="0.00167977770608569">
                <text:p>0.00167977770608569</text:p>
              </table:table-cell>
              <table:table-cell office:value-type="float" office:value="0.00167977770608569">
                <text:p>0.00167977770608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57129999952586">
                <text:p>0.00757129999952586</text:p>
              </table:table-cell>
              <table:table-cell office:value-type="float" office:value="0.00757129999952586">
                <text:p>0.00757129999952586</text:p>
              </table:table-cell>
              <table:table-cell office:value-type="float" office:value="0.982261571267352">
                <text:p>0.982261571267352</text:p>
              </table:table-cell>
              <table:table-cell office:value-type="float" office:value="0.00169290998556767">
                <text:p>0.00169290998556767</text:p>
              </table:table-cell>
              <table:table-cell office:value-type="float" office:value="0.00169290998556767">
                <text:p>0.00169290998556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865938443">
                <text:p>0.974217865938443</text:p>
              </table:table-cell>
              <table:table-cell office:value-type="float" office:value="0.00499115848872151">
                <text:p>0.00499115848872151</text:p>
              </table:table-cell>
              <table:table-cell office:value-type="float" office:value="0.00499115848872151">
                <text:p>0.00499115848872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865938443">
                <text:p>0.974217865938443</text:p>
              </table:table-cell>
              <table:table-cell office:value-type="float" office:value="0.00499115848872151">
                <text:p>0.00499115848872151</text:p>
              </table:table-cell>
              <table:table-cell office:value-type="float" office:value="0.00499115848872151">
                <text:p>0.00499115848872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865938443">
                <text:p>0.974217865938443</text:p>
              </table:table-cell>
              <table:table-cell office:value-type="float" office:value="0.00499115848872151">
                <text:p>0.00499115848872151</text:p>
              </table:table-cell>
              <table:table-cell office:value-type="float" office:value="0.00499115848872151">
                <text:p>0.00499115848872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986592404747448">
                <text:p>0.986592404747448</text:p>
              </table:table-cell>
              <table:table-cell office:value-type="float" office:value="0.000357351620812899">
                <text:p>0.000357351620812899</text:p>
              </table:table-cell>
              <table:table-cell office:value-type="float" office:value="0.000357351620812899">
                <text:p>0.0003573516208128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986386644832013">
                <text:p>0.986386644832013</text:p>
              </table:table-cell>
              <table:table-cell office:value-type="float" office:value="0.00148334313696128">
                <text:p>0.00148334313696128</text:p>
              </table:table-cell>
              <table:table-cell office:value-type="float" office:value="0.00148334313696128">
                <text:p>0.00148334313696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9392170914116">
                <text:p>0.00999392170914116</text:p>
              </table:table-cell>
              <table:table-cell office:value-type="float" office:value="0.00999392170914116">
                <text:p>0.00999392170914116</text:p>
              </table:table-cell>
              <table:table-cell office:value-type="float" office:value="0.984530208626764">
                <text:p>0.984530208626764</text:p>
              </table:table-cell>
              <table:table-cell office:value-type="float" office:value="0.00146843358918941">
                <text:p>0.00146843358918941</text:p>
              </table:table-cell>
              <table:table-cell office:value-type="float" office:value="0.00146843358918941">
                <text:p>0.00146843358918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601521024352">
                <text:p>0.010601521024352</text:p>
              </table:table-cell>
              <table:table-cell office:value-type="float" office:value="0.010601521024352">
                <text:p>0.010601521024352</text:p>
              </table:table-cell>
              <table:table-cell office:value-type="float" office:value="0.983705125837671">
                <text:p>0.983705125837671</text:p>
              </table:table-cell>
              <table:table-cell office:value-type="float" office:value="0.00178230304913344">
                <text:p>0.00178230304913344</text:p>
              </table:table-cell>
              <table:table-cell office:value-type="float" office:value="0.00178230304913344">
                <text:p>0.00178230304913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983705125556829">
                <text:p>0.983705125556829</text:p>
              </table:table-cell>
              <table:table-cell office:value-type="float" office:value="0.00146758122414827">
                <text:p>0.00146758122414827</text:p>
              </table:table-cell>
              <table:table-cell office:value-type="float" office:value="0.00146758122414827">
                <text:p>0.00146758122414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989068164107197">
                <text:p>0.989068164107197</text:p>
              </table:table-cell>
              <table:table-cell office:value-type="float" office:value="0.00178406161469356">
                <text:p>0.00178406161469356</text:p>
              </table:table-cell>
              <table:table-cell office:value-type="float" office:value="0.00178406161469356">
                <text:p>0.00178406161469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98865562257223">
                <text:p>0.98865562257223</text:p>
              </table:table-cell>
              <table:table-cell office:value-type="float" office:value="0.00178370953373794">
                <text:p>0.00178370953373794</text:p>
              </table:table-cell>
              <table:table-cell office:value-type="float" office:value="0.00178370953373794">
                <text:p>0.00178370953373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987211386959459">
                <text:p>0.987211386959459</text:p>
              </table:table-cell>
              <table:table-cell office:value-type="float" office:value="0.00148599343150265">
                <text:p>0.00148599343150265</text:p>
              </table:table-cell>
              <table:table-cell office:value-type="float" office:value="0.00148599343150265">
                <text:p>0.00148599343150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10686825577008">
                <text:p>0.0110686825577008</text:p>
              </table:table-cell>
              <table:table-cell office:value-type="float" office:value="0.0110686825577008">
                <text:p>0.0110686825577008</text:p>
              </table:table-cell>
              <table:table-cell office:value-type="float" office:value="0.986385453358777">
                <text:p>0.986385453358777</text:p>
              </table:table-cell>
              <table:table-cell office:value-type="float" office:value="0.0021476982792947">
                <text:p>0.0021476982792947</text:p>
              </table:table-cell>
              <table:table-cell office:value-type="float" office:value="0.0021476982792947">
                <text:p>0.00214769827929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986179523112518">
                <text:p>0.986179523112518</text:p>
              </table:table-cell>
              <table:table-cell office:value-type="float" office:value="0.00122384028422206">
                <text:p>0.00122384028422206</text:p>
              </table:table-cell>
              <table:table-cell office:value-type="float" office:value="0.00122384028422206">
                <text:p>0.0012238402842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991543752574439">
                <text:p>0.991543752574439</text:p>
              </table:table-cell>
              <table:table-cell office:value-type="float" office:value="0.00196457715140048">
                <text:p>0.00196457715140048</text:p>
              </table:table-cell>
              <table:table-cell office:value-type="float" office:value="0.00196457715140048">
                <text:p>0.001964577151400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990512058496636">
                <text:p>0.990512058496636</text:p>
              </table:table-cell>
              <table:table-cell office:value-type="float" office:value="0.00169811005201376">
                <text:p>0.00169811005201376</text:p>
              </table:table-cell>
              <table:table-cell office:value-type="float" office:value="0.00169811005201376">
                <text:p>0.00169811005201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989892905672959">
                <text:p>0.989892905672959</text:p>
              </table:table-cell>
              <table:table-cell office:value-type="float" office:value="0.00205136962935212">
                <text:p>0.00205136962935212</text:p>
              </table:table-cell>
              <table:table-cell office:value-type="float" office:value="0.00205136962935212">
                <text:p>0.00205136962935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4457287209971">
                <text:p>0.0104457287209971</text:p>
              </table:table-cell>
              <table:table-cell office:value-type="float" office:value="0.0104457287209971">
                <text:p>0.0104457287209971</text:p>
              </table:table-cell>
              <table:table-cell office:value-type="float" office:value="0.989686294665092">
                <text:p>0.989686294665092</text:p>
              </table:table-cell>
              <table:table-cell office:value-type="float" office:value="0.00222252989915444">
                <text:p>0.00222252989915444</text:p>
              </table:table-cell>
              <table:table-cell office:value-type="float" office:value="0.00222252989915444">
                <text:p>0.00222252989915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672564617097449">
                <text:p>0.00672564617097449</text:p>
              </table:table-cell>
              <table:table-cell office:value-type="float" office:value="0.00672564617097449">
                <text:p>0.00672564617097449</text:p>
              </table:table-cell>
              <table:table-cell office:value-type="float" office:value="0.989685954284288">
                <text:p>0.989685954284288</text:p>
              </table:table-cell>
              <table:table-cell office:value-type="float" office:value="0.00149155628873725">
                <text:p>0.00149155628873725</text:p>
              </table:table-cell>
              <table:table-cell office:value-type="float" office:value="0.00149155628873725">
                <text:p>0.00149155628873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992987476913896">
                <text:p>0.992987476913896</text:p>
              </table:table-cell>
              <table:table-cell office:value-type="float" office:value="0.00136434757521253">
                <text:p>0.00136434757521253</text:p>
              </table:table-cell>
              <table:table-cell office:value-type="float" office:value="0.00136434757521253">
                <text:p>0.001364347575212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35404925840819">
                <text:p>0.00935404925840819</text:p>
              </table:table-cell>
              <table:table-cell office:value-type="float" office:value="0.00935404925840819">
                <text:p>0.00935404925840819</text:p>
              </table:table-cell>
              <table:table-cell office:value-type="float" office:value="0.992574425228986">
                <text:p>0.992574425228986</text:p>
              </table:table-cell>
              <table:table-cell office:value-type="float" office:value="0.00100941066696199">
                <text:p>0.00100941066696199</text:p>
              </table:table-cell>
              <table:table-cell office:value-type="float" office:value="0.00100941066696199">
                <text:p>0.00100941066696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991955613066955">
                <text:p>0.991955613066955</text:p>
              </table:table-cell>
              <table:table-cell office:value-type="float" office:value="0.00121925681003989">
                <text:p>0.00121925681003989</text:p>
              </table:table-cell>
              <table:table-cell office:value-type="float" office:value="0.00121925681003989">
                <text:p>0.00121925681003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55880144188">
                <text:p>0.0102255880144188</text:p>
              </table:table-cell>
              <table:table-cell office:value-type="float" office:value="0.0102255880144188">
                <text:p>0.0102255880144188</text:p>
              </table:table-cell>
              <table:table-cell office:value-type="float" office:value="0.99113052999702">
                <text:p>0.99113052999702</text:p>
              </table:table-cell>
              <table:table-cell office:value-type="float" office:value="0.00135134749201891">
                <text:p>0.00135134749201891</text:p>
              </table:table-cell>
              <table:table-cell office:value-type="float" office:value="0.00135134749201891">
                <text:p>0.001351347492018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99092391870831">
                <text:p>0.99092391870831</text:p>
              </table:table-cell>
              <table:table-cell office:value-type="float" office:value="0.00130609329637551">
                <text:p>0.00130609329637551</text:p>
              </table:table-cell>
              <table:table-cell office:value-type="float" office:value="0.00130609329637551">
                <text:p>0.001306093296375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995461874750428">
                <text:p>0.995461874750428</text:p>
              </table:table-cell>
              <table:table-cell office:value-type="float" office:value="0.000923004405510287">
                <text:p>0.000923004405510287</text:p>
              </table:table-cell>
              <table:table-cell office:value-type="float" office:value="0.000923004405510287">
                <text:p>0.0009230044055102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993605608876003">
                <text:p>0.993605608876003</text:p>
              </table:table-cell>
              <table:table-cell office:value-type="float" office:value="0.00168839887829603">
                <text:p>0.00168839887829603</text:p>
              </table:table-cell>
              <table:table-cell office:value-type="float" office:value="0.00168839887829603">
                <text:p>0.00168839887829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993193237391016">
                <text:p>0.993193237391016</text:p>
              </table:table-cell>
              <table:table-cell office:value-type="float" office:value="0.00135190993159471">
                <text:p>0.00135190993159471</text:p>
              </table:table-cell>
              <table:table-cell office:value-type="float" office:value="0.00135190993159471">
                <text:p>0.001351909931594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99298679643313">
                <text:p>0.99298679643313</text:p>
              </table:table-cell>
              <table:table-cell office:value-type="float" office:value="0.000714551492399786">
                <text:p>0.000714551492399786</text:p>
              </table:table-cell>
              <table:table-cell office:value-type="float" office:value="0.000714551492399786">
                <text:p>0.0007145514923997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992780695575206">
                <text:p>0.992780695575206</text:p>
              </table:table-cell>
              <table:table-cell office:value-type="float" office:value="0.000682032998535306">
                <text:p>0.000682032998535306</text:p>
              </table:table-cell>
              <table:table-cell office:value-type="float" office:value="0.000682032998535306">
                <text:p>0.000682032998535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12083727011005">
                <text:p>0.0112083727011005</text:p>
              </table:table-cell>
              <table:table-cell office:value-type="float" office:value="0.0112083727011005">
                <text:p>0.0112083727011005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22057275797502">
                <text:p>0.00122057275797502</text:p>
              </table:table-cell>
              <table:table-cell office:value-type="float" office:value="0.00122057275797502">
                <text:p>0.001220572757975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994636621911354">
                <text:p>0.994636621911354</text:p>
              </table:table-cell>
              <table:table-cell office:value-type="float" office:value="0.00179877298062778">
                <text:p>0.00179877298062778</text:p>
              </table:table-cell>
              <table:table-cell office:value-type="float" office:value="0.00179877298062778">
                <text:p>0.001798772980627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993605948975965">
                <text:p>0.993605948975965</text:p>
              </table:table-cell>
              <table:table-cell office:value-type="float" office:value="0.00121887816206009">
                <text:p>0.00121887816206009</text:p>
              </table:table-cell>
              <table:table-cell office:value-type="float" office:value="0.00121887816206009">
                <text:p>0.001218878162060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994430861434234">
                <text:p>0.994430861434234</text:p>
              </table:table-cell>
              <table:table-cell office:value-type="float" office:value="0.000682844933642165">
                <text:p>0.000682844933642165</text:p>
              </table:table-cell>
              <table:table-cell office:value-type="float" office:value="0.000682844933642165">
                <text:p>0.0006828449336421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59964692528779">
                <text:p>0.00859964692528779</text:p>
              </table:table-cell>
              <table:table-cell office:value-type="float" office:value="0.00859964692528779">
                <text:p>0.00859964692528779</text:p>
              </table:table-cell>
              <table:table-cell office:value-type="float" office:value="0.993399677787218">
                <text:p>0.993399677787218</text:p>
              </table:table-cell>
              <table:table-cell office:value-type="float" office:value="0.00100774420733223">
                <text:p>0.00100774420733223</text:p>
              </table:table-cell>
              <table:table-cell office:value-type="float" office:value="0.00100774420733223">
                <text:p>0.001007744207332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089954318641535">
                <text:p>0.00089954318641535</text:p>
              </table:table-cell>
              <table:table-cell office:value-type="float" office:value="0.00089954318641535">
                <text:p>0.000899543186415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1853330509201">
                <text:p>0.0101853330509201</text:p>
              </table:table-cell>
              <table:table-cell office:value-type="float" office:value="0.0101853330509201">
                <text:p>0.0101853330509201</text:p>
              </table:table-cell>
              <table:table-cell office:value-type="float" office:value="0.996080516581635">
                <text:p>0.996080516581635</text:p>
              </table:table-cell>
              <table:table-cell office:value-type="float" office:value="0.00090012900940519">
                <text:p>0.00090012900940519</text:p>
              </table:table-cell>
              <table:table-cell office:value-type="float" office:value="0.00090012900940519">
                <text:p>0.000900129009405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994842722488436">
                <text:p>0.994842722488436</text:p>
              </table:table-cell>
              <table:table-cell office:value-type="float" office:value="0.00205293177818023">
                <text:p>0.00205293177818023</text:p>
              </table:table-cell>
              <table:table-cell office:value-type="float" office:value="0.00205293177818023">
                <text:p>0.002052931778180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995462044800409">
                <text:p>0.995462044800409</text:p>
              </table:table-cell>
              <table:table-cell office:value-type="float" office:value="0.000412546870939314">
                <text:p>0.000412546870939314</text:p>
              </table:table-cell>
              <table:table-cell office:value-type="float" office:value="0.000412546870939314">
                <text:p>0.0004125468709393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99422459052633">
                <text:p>0.99422459052633</text:p>
              </table:table-cell>
              <table:table-cell office:value-type="float" office:value="0.00058150558848404">
                <text:p>0.00058150558848404</text:p>
              </table:table-cell>
              <table:table-cell office:value-type="float" office:value="0.00058150558848404">
                <text:p>0.000581505588484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996905599370728">
                <text:p>0.996905599370728</text:p>
              </table:table-cell>
              <table:table-cell office:value-type="float" office:value="0.000899816244603667">
                <text:p>0.000899816244603667</text:p>
              </table:table-cell>
              <table:table-cell office:value-type="float" office:value="0.000899816244603667">
                <text:p>0.000899816244603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996905939751533">
                <text:p>0.996905939751533</text:p>
              </table:table-cell>
              <table:table-cell office:value-type="float" office:value="0.00107181410497902">
                <text:p>0.00107181410497902</text:p>
              </table:table-cell>
              <table:table-cell office:value-type="float" office:value="0.00107181410497902">
                <text:p>0.001071814104979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0990707163659421">
                <text:p>0.00990707163659421</text:p>
              </table:table-cell>
              <table:table-cell office:value-type="float" office:value="0.00990707163659421">
                <text:p>0.0099070716365942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30478546105728">
                <text:p>0.00130478546105728</text:p>
              </table:table-cell>
              <table:table-cell office:value-type="float" office:value="0.00130478546105728">
                <text:p>0.001304785461057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0922851504710591">
                <text:p>0.000922851504710591</text:p>
              </table:table-cell>
              <table:table-cell office:value-type="float" office:value="0.000922851504710591">
                <text:p>0.0009228515047105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1526112237939">
                <text:p>0.0101526112237939</text:p>
              </table:table-cell>
              <table:table-cell office:value-type="float" office:value="0.0101526112237939">
                <text:p>0.0101526112237939</text:p>
              </table:table-cell>
              <table:table-cell office:value-type="float" office:value="0.994636961730474">
                <text:p>0.994636961730474</text:p>
              </table:table-cell>
              <table:table-cell office:value-type="float" office:value="0.000412556981005584">
                <text:p>0.000412556981005584</text:p>
              </table:table-cell>
              <table:table-cell office:value-type="float" office:value="0.000412556981005584">
                <text:p>0.000412556981005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99752458158274">
                <text:p>0.99752458158274</text:p>
              </table:table-cell>
              <table:table-cell office:value-type="float" office:value="0.000583903478060673">
                <text:p>0.000583903478060673</text:p>
              </table:table-cell>
              <table:table-cell office:value-type="float" office:value="0.000583903478060673">
                <text:p>0.0005839034780606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997112210378595">
                <text:p>0.997112210378595</text:p>
              </table:table-cell>
              <table:table-cell office:value-type="float" office:value="0.000714543385230296">
                <text:p>0.000714543385230296</text:p>
              </table:table-cell>
              <table:table-cell office:value-type="float" office:value="0.000714543385230296">
                <text:p>0.0007145433852302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2303395283687">
                <text:p>0.0102303395283687</text:p>
              </table:table-cell>
              <table:table-cell office:value-type="float" office:value="0.0102303395283687">
                <text:p>0.0102303395283687</text:p>
              </table:table-cell>
              <table:table-cell office:value-type="float" office:value="0.996905939751533">
                <text:p>0.996905939751533</text:p>
              </table:table-cell>
              <table:table-cell office:value-type="float" office:value="0.000684123037333561">
                <text:p>0.000684123037333561</text:p>
              </table:table-cell>
              <table:table-cell office:value-type="float" office:value="0.000684123037333561">
                <text:p>0.00068412303733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484634695138">
                <text:p>0.010484634695138</text:p>
              </table:table-cell>
              <table:table-cell office:value-type="float" office:value="0.010484634695138">
                <text:p>0.010484634695138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0684687791270975">
                <text:p>0.000684687791270975</text:p>
              </table:table-cell>
              <table:table-cell office:value-type="float" office:value="0.000684687791270975">
                <text:p>0.0006846877912709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75881498792135">
                <text:p>0.00975881498792135</text:p>
              </table:table-cell>
              <table:table-cell office:value-type="float" office:value="0.00975881498792135">
                <text:p>0.00975881498792135</text:p>
              </table:table-cell>
              <table:table-cell office:value-type="float" office:value="0.995874926435339">
                <text:p>0.995874926435339</text:p>
              </table:table-cell>
              <table:table-cell office:value-type="float" office:value="0.0005810150769266">
                <text:p>0.0005810150769266</text:p>
              </table:table-cell>
              <table:table-cell office:value-type="float" office:value="0.0005810150769266">
                <text:p>0.00058101507692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0905678773174">
                <text:p>0.0100905678773174</text:p>
              </table:table-cell>
              <table:table-cell office:value-type="float" office:value="0.0100905678773174">
                <text:p>0.0100905678773174</text:p>
              </table:table-cell>
              <table:table-cell office:value-type="float" office:value="0.99752458158274">
                <text:p>0.99752458158274</text:p>
              </table:table-cell>
              <table:table-cell office:value-type="float" office:value="0.000583903478060673">
                <text:p>0.000583903478060673</text:p>
              </table:table-cell>
              <table:table-cell office:value-type="float" office:value="0.000583903478060673">
                <text:p>0.0005839034780606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0364077095755">
                <text:p>0.0110364077095755</text:p>
              </table:table-cell>
              <table:table-cell office:value-type="float" office:value="0.0110364077095755">
                <text:p>0.0110364077095755</text:p>
              </table:table-cell>
              <table:table-cell office:value-type="float" office:value="0.997318310955677">
                <text:p>0.997318310955677</text:p>
              </table:table-cell>
              <table:table-cell office:value-type="float" office:value="0.000899386490313854">
                <text:p>0.000899386490313854</text:p>
              </table:table-cell>
              <table:table-cell office:value-type="float" office:value="0.000899386490313854">
                <text:p>0.0008993864903138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0107756057344891">
                <text:p>0.0107756057344891</text:p>
              </table:table-cell>
              <table:table-cell office:value-type="float" office:value="0.0107756057344891">
                <text:p>0.0107756057344891</text:p>
              </table:table-cell>
              <table:table-cell office:value-type="float" office:value="0.996905939751533">
                <text:p>0.996905939751533</text:p>
              </table:table-cell>
              <table:table-cell office:value-type="float" office:value="0.00107181410497902">
                <text:p>0.00107181410497902</text:p>
              </table:table-cell>
              <table:table-cell office:value-type="float" office:value="0.00107181410497902">
                <text:p>0.001071814104979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01107188829275">
                <text:p>0.00101107188829275</text:p>
              </table:table-cell>
              <table:table-cell office:value-type="float" office:value="0.00101107188829275">
                <text:p>0.00101107188829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996699839174451">
                <text:p>0.996699839174451</text:p>
              </table:table-cell>
              <table:table-cell office:value-type="float" office:value="0.000582700795711511">
                <text:p>0.000582700795711511</text:p>
              </table:table-cell>
              <table:table-cell office:value-type="float" office:value="0.000582700795711511">
                <text:p>0.0005827007957115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04cm" svg:height="10.041cm" xlink:href=".." xlink:type="simple" chart:class="chart:scatter" chart:style-name="ch1">
        <chart:legend chart:legend-position="end" svg:x="18.435cm" svg:y="4.472cm" style:legend-expansion="high" chart:style-name="ch2"/>
        <chart:plot-area chart:style-name="ch3" table:cell-range-address="search_results.I2:search_results.I241 search_results.C1:search_results.D241" chart:data-source-has-labels="row" svg:x="1.461cm" svg:y="0.2cm" svg:width="16.524cm" svg:height="8.66cm">
          <chartooo:coordinate-region svg:x="2.373cm" svg:y="0.399cm" svg:width="15.372cm" svg:height="7.814cm"/>
          <chart:axis chart:dimension="x" chart:name="primary-x" chart:style-name="ch4">
            <chart:title svg:x="8.369cm" svg:y="9.06cm" chart:style-name="ch5">
              <text:p>Min Samples Split</text:p>
            </chart:title>
          </chart:axis>
          <chart:axis chart:dimension="y" chart:name="primary-y" chart:style-name="ch4">
            <chart:title svg:x="0.451cm" svg:y="5.275cm" chart:style-name="ch6">
              <text:p>CV Score</text:p>
            </chart:title>
            <chart:grid chart:style-name="ch7" chart:class="major"/>
          </chart:axis>
          <chart:series chart:style-name="ch8" chart:values-cell-range-address="search_results.C2:search_results.C241" chart:label-cell-address="search_results.C1:search_results.C1" chart:class="chart:scatter">
            <chart:domain table:cell-range-address="search_results.I2:search_results.I241"/>
            <chart:error-indicator chart:style-name="ch9" chart:dimension="y"/>
            <chart:data-point chart:repeated="240"/>
          </chart:series>
          <chart:series chart:style-name="ch10" chart:values-cell-range-address="search_results.D2:search_results.D241" chart:label-cell-address="search_results.D1:search_results.D1" chart:class="chart:scatter">
            <chart:error-indicator chart:style-name="ch11" chart:dimension="y"/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earch_results.I2:search_results.I241</svg:desc>
                </draw:g>
              </table:table-cell>
              <table:table-cell office:value-type="float" office:value="0.9375">
                <text:p>0.9375</text:p>
                <draw:g>
                  <svg:desc>search_results.C2:search_results.C241</svg:desc>
                </draw:g>
              </table:table-cell>
              <table:table-cell office:value-type="float" office:value="0.00961571270587763">
                <text:p>0.00961571270587763</text:p>
                <draw:g>
                  <svg:desc>search_results.W2:search_results.W241</svg:desc>
                </draw:g>
              </table:table-cell>
              <table:table-cell office:value-type="float" office:value="0.00961571270587763">
                <text:p>0.00961571270587763</text:p>
                <draw:g>
                  <svg:desc>search_results.W2:search_results.W241</svg:desc>
                </draw:g>
              </table:table-cell>
              <table:table-cell office:value-type="float" office:value="0.981023947224134">
                <text:p>0.981023947224134</text:p>
                <draw:g>
                  <svg:desc>search_results.D2:search_results.D241</svg:desc>
                </draw:g>
              </table:table-cell>
              <table:table-cell office:value-type="float" office:value="0.00192774423374872">
                <text:p>0.00192774423374872</text:p>
                <draw:g>
                  <svg:desc>search_results.X2:search_results.X241</svg:desc>
                </draw:g>
              </table:table-cell>
              <table:table-cell office:value-type="float" office:value="0.00192774423374872">
                <text:p>0.00192774423374872</text:p>
                <draw:g>
                  <svg:desc>search_results.X2:search_results.X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981023946943292">
                <text:p>0.981023946943292</text:p>
              </table:table-cell>
              <table:table-cell office:value-type="float" office:value="0.00253701673551542">
                <text:p>0.00253701673551542</text:p>
              </table:table-cell>
              <table:table-cell office:value-type="float" office:value="0.00253701673551542">
                <text:p>0.00253701673551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126024995398649">
                <text:p>0.0126024995398649</text:p>
              </table:table-cell>
              <table:table-cell office:value-type="float" office:value="0.0126024995398649">
                <text:p>0.0126024995398649</text:p>
              </table:table-cell>
              <table:table-cell office:value-type="float" office:value="0.981024116993273">
                <text:p>0.981024116993273</text:p>
              </table:table-cell>
              <table:table-cell office:value-type="float" office:value="0.00246743223445533">
                <text:p>0.00246743223445533</text:p>
              </table:table-cell>
              <table:table-cell office:value-type="float" office:value="0.00246743223445533">
                <text:p>0.00246743223445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120995148304197">
                <text:p>0.0120995148304197</text:p>
              </table:table-cell>
              <table:table-cell office:value-type="float" office:value="0.0120995148304197">
                <text:p>0.0120995148304197</text:p>
              </table:table-cell>
              <table:table-cell office:value-type="float" office:value="0.980611575739147">
                <text:p>0.980611575739147</text:p>
              </table:table-cell>
              <table:table-cell office:value-type="float" office:value="0.00188047992106476">
                <text:p>0.00188047992106476</text:p>
              </table:table-cell>
              <table:table-cell office:value-type="float" office:value="0.00188047992106476">
                <text:p>0.00188047992106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87770382731953">
                <text:p>0.0087770382731953</text:p>
              </table:table-cell>
              <table:table-cell office:value-type="float" office:value="0.0087770382731953">
                <text:p>0.0087770382731953</text:p>
              </table:table-cell>
              <table:table-cell office:value-type="float" office:value="0.980818016697033">
                <text:p>0.980818016697033</text:p>
              </table:table-cell>
              <table:table-cell office:value-type="float" office:value="0.00242311179203444">
                <text:p>0.00242311179203444</text:p>
              </table:table-cell>
              <table:table-cell office:value-type="float" office:value="0.00242311179203444">
                <text:p>0.00242311179203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695888462">
                <text:p>0.974217695888462</text:p>
              </table:table-cell>
              <table:table-cell office:value-type="float" office:value="0.004853765900129">
                <text:p>0.004853765900129</text:p>
              </table:table-cell>
              <table:table-cell office:value-type="float" office:value="0.004853765900129">
                <text:p>0.004853765900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695888462">
                <text:p>0.974217695888462</text:p>
              </table:table-cell>
              <table:table-cell office:value-type="float" office:value="0.004853765900129">
                <text:p>0.004853765900129</text:p>
              </table:table-cell>
              <table:table-cell office:value-type="float" office:value="0.004853765900129">
                <text:p>0.00485376590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695888462">
                <text:p>0.974217695888462</text:p>
              </table:table-cell>
              <table:table-cell office:value-type="float" office:value="0.004853765900129">
                <text:p>0.004853765900129</text:p>
              </table:table-cell>
              <table:table-cell office:value-type="float" office:value="0.004853765900129">
                <text:p>0.004853765900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63057724255">
                <text:p>0.97463057724255</text:p>
              </table:table-cell>
              <table:table-cell office:value-type="float" office:value="0.00478104357552151">
                <text:p>0.00478104357552151</text:p>
              </table:table-cell>
              <table:table-cell office:value-type="float" office:value="0.00478104357552151">
                <text:p>0.00478104357552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217695326777">
                <text:p>0.974217695326777</text:p>
              </table:table-cell>
              <table:table-cell office:value-type="float" office:value="0.00387807507297399">
                <text:p>0.00387807507297399</text:p>
              </table:table-cell>
              <table:table-cell office:value-type="float" office:value="0.00387807507297399">
                <text:p>0.00387807507297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983705465937633">
                <text:p>0.983705465937633</text:p>
              </table:table-cell>
              <table:table-cell office:value-type="float" office:value="0.00146389361940203">
                <text:p>0.00146389361940203</text:p>
              </table:table-cell>
              <table:table-cell office:value-type="float" office:value="0.00146389361940203">
                <text:p>0.00146389361940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98288038314854">
                <text:p>0.98288038314854</text:p>
              </table:table-cell>
              <table:table-cell office:value-type="float" office:value="0.00157542693954209">
                <text:p>0.00157542693954209</text:p>
              </table:table-cell>
              <table:table-cell office:value-type="float" office:value="0.00157542693954209">
                <text:p>0.00157542693954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982880553479363">
                <text:p>0.982880553479363</text:p>
              </table:table-cell>
              <table:table-cell office:value-type="float" office:value="0.0023540147649318">
                <text:p>0.0023540147649318</text:p>
              </table:table-cell>
              <table:table-cell office:value-type="float" office:value="0.0023540147649318">
                <text:p>0.0023540147649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981642759105322">
                <text:p>0.981642759105322</text:p>
              </table:table-cell>
              <table:table-cell office:value-type="float" office:value="0.00167977770608569">
                <text:p>0.00167977770608569</text:p>
              </table:table-cell>
              <table:table-cell office:value-type="float" office:value="0.00167977770608569">
                <text:p>0.00167977770608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57129999952586">
                <text:p>0.00757129999952586</text:p>
              </table:table-cell>
              <table:table-cell office:value-type="float" office:value="0.00757129999952586">
                <text:p>0.00757129999952586</text:p>
              </table:table-cell>
              <table:table-cell office:value-type="float" office:value="0.982261571267352">
                <text:p>0.982261571267352</text:p>
              </table:table-cell>
              <table:table-cell office:value-type="float" office:value="0.00169290998556767">
                <text:p>0.00169290998556767</text:p>
              </table:table-cell>
              <table:table-cell office:value-type="float" office:value="0.00169290998556767">
                <text:p>0.00169290998556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865938443">
                <text:p>0.974217865938443</text:p>
              </table:table-cell>
              <table:table-cell office:value-type="float" office:value="0.00499115848872151">
                <text:p>0.00499115848872151</text:p>
              </table:table-cell>
              <table:table-cell office:value-type="float" office:value="0.00499115848872151">
                <text:p>0.00499115848872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865938443">
                <text:p>0.974217865938443</text:p>
              </table:table-cell>
              <table:table-cell office:value-type="float" office:value="0.00499115848872151">
                <text:p>0.00499115848872151</text:p>
              </table:table-cell>
              <table:table-cell office:value-type="float" office:value="0.00499115848872151">
                <text:p>0.00499115848872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00960297129334104">
                <text:p>0.00960297129334104</text:p>
              </table:table-cell>
              <table:table-cell office:value-type="float" office:value="0.974217865938443">
                <text:p>0.974217865938443</text:p>
              </table:table-cell>
              <table:table-cell office:value-type="float" office:value="0.00499115848872151">
                <text:p>0.00499115848872151</text:p>
              </table:table-cell>
              <table:table-cell office:value-type="float" office:value="0.00499115848872151">
                <text:p>0.00499115848872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986592404747448">
                <text:p>0.986592404747448</text:p>
              </table:table-cell>
              <table:table-cell office:value-type="float" office:value="0.000357351620812899">
                <text:p>0.000357351620812899</text:p>
              </table:table-cell>
              <table:table-cell office:value-type="float" office:value="0.000357351620812899">
                <text:p>0.0003573516208128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986386644832013">
                <text:p>0.986386644832013</text:p>
              </table:table-cell>
              <table:table-cell office:value-type="float" office:value="0.00148334313696128">
                <text:p>0.00148334313696128</text:p>
              </table:table-cell>
              <table:table-cell office:value-type="float" office:value="0.00148334313696128">
                <text:p>0.00148334313696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9392170914116">
                <text:p>0.00999392170914116</text:p>
              </table:table-cell>
              <table:table-cell office:value-type="float" office:value="0.00999392170914116">
                <text:p>0.00999392170914116</text:p>
              </table:table-cell>
              <table:table-cell office:value-type="float" office:value="0.984530208626764">
                <text:p>0.984530208626764</text:p>
              </table:table-cell>
              <table:table-cell office:value-type="float" office:value="0.00146843358918941">
                <text:p>0.00146843358918941</text:p>
              </table:table-cell>
              <table:table-cell office:value-type="float" office:value="0.00146843358918941">
                <text:p>0.00146843358918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601521024352">
                <text:p>0.010601521024352</text:p>
              </table:table-cell>
              <table:table-cell office:value-type="float" office:value="0.010601521024352">
                <text:p>0.010601521024352</text:p>
              </table:table-cell>
              <table:table-cell office:value-type="float" office:value="0.983705125837671">
                <text:p>0.983705125837671</text:p>
              </table:table-cell>
              <table:table-cell office:value-type="float" office:value="0.00178230304913344">
                <text:p>0.00178230304913344</text:p>
              </table:table-cell>
              <table:table-cell office:value-type="float" office:value="0.00178230304913344">
                <text:p>0.00178230304913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983705125556829">
                <text:p>0.983705125556829</text:p>
              </table:table-cell>
              <table:table-cell office:value-type="float" office:value="0.00146758122414827">
                <text:p>0.00146758122414827</text:p>
              </table:table-cell>
              <table:table-cell office:value-type="float" office:value="0.00146758122414827">
                <text:p>0.00146758122414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00759048547266345">
                <text:p>0.00759048547266345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011737203530476">
                <text:p>0.011737203530476</text:p>
              </table:table-cell>
              <table:table-cell office:value-type="float" office:value="0.989068164107197">
                <text:p>0.989068164107197</text:p>
              </table:table-cell>
              <table:table-cell office:value-type="float" office:value="0.00178406161469356">
                <text:p>0.00178406161469356</text:p>
              </table:table-cell>
              <table:table-cell office:value-type="float" office:value="0.00178406161469356">
                <text:p>0.00178406161469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98865562257223">
                <text:p>0.98865562257223</text:p>
              </table:table-cell>
              <table:table-cell office:value-type="float" office:value="0.00178370953373794">
                <text:p>0.00178370953373794</text:p>
              </table:table-cell>
              <table:table-cell office:value-type="float" office:value="0.00178370953373794">
                <text:p>0.00178370953373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010351526741024">
                <text:p>0.010351526741024</text:p>
              </table:table-cell>
              <table:table-cell office:value-type="float" office:value="0.987211386959459">
                <text:p>0.987211386959459</text:p>
              </table:table-cell>
              <table:table-cell office:value-type="float" office:value="0.00148599343150265">
                <text:p>0.00148599343150265</text:p>
              </table:table-cell>
              <table:table-cell office:value-type="float" office:value="0.00148599343150265">
                <text:p>0.00148599343150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110686825577008">
                <text:p>0.0110686825577008</text:p>
              </table:table-cell>
              <table:table-cell office:value-type="float" office:value="0.0110686825577008">
                <text:p>0.0110686825577008</text:p>
              </table:table-cell>
              <table:table-cell office:value-type="float" office:value="0.986385453358777">
                <text:p>0.986385453358777</text:p>
              </table:table-cell>
              <table:table-cell office:value-type="float" office:value="0.0021476982792947">
                <text:p>0.0021476982792947</text:p>
              </table:table-cell>
              <table:table-cell office:value-type="float" office:value="0.0021476982792947">
                <text:p>0.00214769827929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0.943688118811881">
                <text:p>0.943688118811881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00611438530936584">
                <text:p>0.00611438530936584</text:p>
              </table:table-cell>
              <table:table-cell office:value-type="float" office:value="0.986179523112518">
                <text:p>0.986179523112518</text:p>
              </table:table-cell>
              <table:table-cell office:value-type="float" office:value="0.00122384028422206">
                <text:p>0.00122384028422206</text:p>
              </table:table-cell>
              <table:table-cell office:value-type="float" office:value="0.00122384028422206">
                <text:p>0.0012238402842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991543752574439">
                <text:p>0.991543752574439</text:p>
              </table:table-cell>
              <table:table-cell office:value-type="float" office:value="0.00196457715140048">
                <text:p>0.00196457715140048</text:p>
              </table:table-cell>
              <table:table-cell office:value-type="float" office:value="0.00196457715140048">
                <text:p>0.001964577151400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990512058496636">
                <text:p>0.990512058496636</text:p>
              </table:table-cell>
              <table:table-cell office:value-type="float" office:value="0.00169811005201376">
                <text:p>0.00169811005201376</text:p>
              </table:table-cell>
              <table:table-cell office:value-type="float" office:value="0.00169811005201376">
                <text:p>0.00169811005201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989892905672959">
                <text:p>0.989892905672959</text:p>
              </table:table-cell>
              <table:table-cell office:value-type="float" office:value="0.00205136962935212">
                <text:p>0.00205136962935212</text:p>
              </table:table-cell>
              <table:table-cell office:value-type="float" office:value="0.00205136962935212">
                <text:p>0.00205136962935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4457287209971">
                <text:p>0.0104457287209971</text:p>
              </table:table-cell>
              <table:table-cell office:value-type="float" office:value="0.0104457287209971">
                <text:p>0.0104457287209971</text:p>
              </table:table-cell>
              <table:table-cell office:value-type="float" office:value="0.989686294665092">
                <text:p>0.989686294665092</text:p>
              </table:table-cell>
              <table:table-cell office:value-type="float" office:value="0.00222252989915444">
                <text:p>0.00222252989915444</text:p>
              </table:table-cell>
              <table:table-cell office:value-type="float" office:value="0.00222252989915444">
                <text:p>0.00222252989915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672564617097449">
                <text:p>0.00672564617097449</text:p>
              </table:table-cell>
              <table:table-cell office:value-type="float" office:value="0.00672564617097449">
                <text:p>0.00672564617097449</text:p>
              </table:table-cell>
              <table:table-cell office:value-type="float" office:value="0.989685954284288">
                <text:p>0.989685954284288</text:p>
              </table:table-cell>
              <table:table-cell office:value-type="float" office:value="0.00149155628873725">
                <text:p>0.00149155628873725</text:p>
              </table:table-cell>
              <table:table-cell office:value-type="float" office:value="0.00149155628873725">
                <text:p>0.001491556288737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0110585982469617">
                <text:p>0.0110585982469617</text:p>
              </table:table-cell>
              <table:table-cell office:value-type="float" office:value="0.992987476913896">
                <text:p>0.992987476913896</text:p>
              </table:table-cell>
              <table:table-cell office:value-type="float" office:value="0.00136434757521253">
                <text:p>0.00136434757521253</text:p>
              </table:table-cell>
              <table:table-cell office:value-type="float" office:value="0.00136434757521253">
                <text:p>0.001364347575212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0935404925840819">
                <text:p>0.00935404925840819</text:p>
              </table:table-cell>
              <table:table-cell office:value-type="float" office:value="0.00935404925840819">
                <text:p>0.00935404925840819</text:p>
              </table:table-cell>
              <table:table-cell office:value-type="float" office:value="0.992574425228986">
                <text:p>0.992574425228986</text:p>
              </table:table-cell>
              <table:table-cell office:value-type="float" office:value="0.00100941066696199">
                <text:p>0.00100941066696199</text:p>
              </table:table-cell>
              <table:table-cell office:value-type="float" office:value="0.00100941066696199">
                <text:p>0.00100941066696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991955613066955">
                <text:p>0.991955613066955</text:p>
              </table:table-cell>
              <table:table-cell office:value-type="float" office:value="0.00121925681003989">
                <text:p>0.00121925681003989</text:p>
              </table:table-cell>
              <table:table-cell office:value-type="float" office:value="0.00121925681003989">
                <text:p>0.00121925681003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255880144188">
                <text:p>0.0102255880144188</text:p>
              </table:table-cell>
              <table:table-cell office:value-type="float" office:value="0.0102255880144188">
                <text:p>0.0102255880144188</text:p>
              </table:table-cell>
              <table:table-cell office:value-type="float" office:value="0.99113052999702">
                <text:p>0.99113052999702</text:p>
              </table:table-cell>
              <table:table-cell office:value-type="float" office:value="0.00135134749201891">
                <text:p>0.00135134749201891</text:p>
              </table:table-cell>
              <table:table-cell office:value-type="float" office:value="0.00135134749201891">
                <text:p>0.001351347492018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99092391870831">
                <text:p>0.99092391870831</text:p>
              </table:table-cell>
              <table:table-cell office:value-type="float" office:value="0.00130609329637551">
                <text:p>0.00130609329637551</text:p>
              </table:table-cell>
              <table:table-cell office:value-type="float" office:value="0.00130609329637551">
                <text:p>0.001306093296375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995461874750428">
                <text:p>0.995461874750428</text:p>
              </table:table-cell>
              <table:table-cell office:value-type="float" office:value="0.000923004405510287">
                <text:p>0.000923004405510287</text:p>
              </table:table-cell>
              <table:table-cell office:value-type="float" office:value="0.000923004405510287">
                <text:p>0.0009230044055102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00944462730916821">
                <text:p>0.00944462730916821</text:p>
              </table:table-cell>
              <table:table-cell office:value-type="float" office:value="0.993605608876003">
                <text:p>0.993605608876003</text:p>
              </table:table-cell>
              <table:table-cell office:value-type="float" office:value="0.00168839887829603">
                <text:p>0.00168839887829603</text:p>
              </table:table-cell>
              <table:table-cell office:value-type="float" office:value="0.00168839887829603">
                <text:p>0.00168839887829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00969405793231573">
                <text:p>0.00969405793231573</text:p>
              </table:table-cell>
              <table:table-cell office:value-type="float" office:value="0.993193237391016">
                <text:p>0.993193237391016</text:p>
              </table:table-cell>
              <table:table-cell office:value-type="float" office:value="0.00135190993159471">
                <text:p>0.00135190993159471</text:p>
              </table:table-cell>
              <table:table-cell office:value-type="float" office:value="0.00135190993159471">
                <text:p>0.001351909931594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99298679643313">
                <text:p>0.99298679643313</text:p>
              </table:table-cell>
              <table:table-cell office:value-type="float" office:value="0.000714551492399786">
                <text:p>0.000714551492399786</text:p>
              </table:table-cell>
              <table:table-cell office:value-type="float" office:value="0.000714551492399786">
                <text:p>0.0007145514923997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00778337273691509">
                <text:p>0.00778337273691509</text:p>
              </table:table-cell>
              <table:table-cell office:value-type="float" office:value="0.992780695575206">
                <text:p>0.992780695575206</text:p>
              </table:table-cell>
              <table:table-cell office:value-type="float" office:value="0.000682032998535306">
                <text:p>0.000682032998535306</text:p>
              </table:table-cell>
              <table:table-cell office:value-type="float" office:value="0.000682032998535306">
                <text:p>0.000682032998535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12083727011005">
                <text:p>0.0112083727011005</text:p>
              </table:table-cell>
              <table:table-cell office:value-type="float" office:value="0.0112083727011005">
                <text:p>0.0112083727011005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22057275797502">
                <text:p>0.00122057275797502</text:p>
              </table:table-cell>
              <table:table-cell office:value-type="float" office:value="0.00122057275797502">
                <text:p>0.001220572757975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0105000375147548">
                <text:p>0.0105000375147548</text:p>
              </table:table-cell>
              <table:table-cell office:value-type="float" office:value="0.994636621911354">
                <text:p>0.994636621911354</text:p>
              </table:table-cell>
              <table:table-cell office:value-type="float" office:value="0.00179877298062778">
                <text:p>0.00179877298062778</text:p>
              </table:table-cell>
              <table:table-cell office:value-type="float" office:value="0.00179877298062778">
                <text:p>0.001798772980627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993605948975965">
                <text:p>0.993605948975965</text:p>
              </table:table-cell>
              <table:table-cell office:value-type="float" office:value="0.00121887816206009">
                <text:p>0.00121887816206009</text:p>
              </table:table-cell>
              <table:table-cell office:value-type="float" office:value="0.00121887816206009">
                <text:p>0.001218878162060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994430861434234">
                <text:p>0.994430861434234</text:p>
              </table:table-cell>
              <table:table-cell office:value-type="float" office:value="0.000682844933642165">
                <text:p>0.000682844933642165</text:p>
              </table:table-cell>
              <table:table-cell office:value-type="float" office:value="0.000682844933642165">
                <text:p>0.0006828449336421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859964692528779">
                <text:p>0.00859964692528779</text:p>
              </table:table-cell>
              <table:table-cell office:value-type="float" office:value="0.00859964692528779">
                <text:p>0.00859964692528779</text:p>
              </table:table-cell>
              <table:table-cell office:value-type="float" office:value="0.993399677787218">
                <text:p>0.993399677787218</text:p>
              </table:table-cell>
              <table:table-cell office:value-type="float" office:value="0.00100774420733223">
                <text:p>0.00100774420733223</text:p>
              </table:table-cell>
              <table:table-cell office:value-type="float" office:value="0.00100774420733223">
                <text:p>0.001007744207332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010213413684522">
                <text:p>0.010213413684522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089954318641535">
                <text:p>0.00089954318641535</text:p>
              </table:table-cell>
              <table:table-cell office:value-type="float" office:value="0.00089954318641535">
                <text:p>0.000899543186415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1853330509201">
                <text:p>0.0101853330509201</text:p>
              </table:table-cell>
              <table:table-cell office:value-type="float" office:value="0.0101853330509201">
                <text:p>0.0101853330509201</text:p>
              </table:table-cell>
              <table:table-cell office:value-type="float" office:value="0.996080516581635">
                <text:p>0.996080516581635</text:p>
              </table:table-cell>
              <table:table-cell office:value-type="float" office:value="0.00090012900940519">
                <text:p>0.00090012900940519</text:p>
              </table:table-cell>
              <table:table-cell office:value-type="float" office:value="0.00090012900940519">
                <text:p>0.000900129009405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00921795648381831">
                <text:p>0.00921795648381831</text:p>
              </table:table-cell>
              <table:table-cell office:value-type="float" office:value="0.994842722488436">
                <text:p>0.994842722488436</text:p>
              </table:table-cell>
              <table:table-cell office:value-type="float" office:value="0.00205293177818023">
                <text:p>0.00205293177818023</text:p>
              </table:table-cell>
              <table:table-cell office:value-type="float" office:value="0.00205293177818023">
                <text:p>0.002052931778180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995462044800409">
                <text:p>0.995462044800409</text:p>
              </table:table-cell>
              <table:table-cell office:value-type="float" office:value="0.000412546870939314">
                <text:p>0.000412546870939314</text:p>
              </table:table-cell>
              <table:table-cell office:value-type="float" office:value="0.000412546870939314">
                <text:p>0.0004125468709393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99422459052633">
                <text:p>0.99422459052633</text:p>
              </table:table-cell>
              <table:table-cell office:value-type="float" office:value="0.00058150558848404">
                <text:p>0.00058150558848404</text:p>
              </table:table-cell>
              <table:table-cell office:value-type="float" office:value="0.00058150558848404">
                <text:p>0.000581505588484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00989991577378193">
                <text:p>0.00989991577378193</text:p>
              </table:table-cell>
              <table:table-cell office:value-type="float" office:value="0.996905599370728">
                <text:p>0.996905599370728</text:p>
              </table:table-cell>
              <table:table-cell office:value-type="float" office:value="0.000899816244603667">
                <text:p>0.000899816244603667</text:p>
              </table:table-cell>
              <table:table-cell office:value-type="float" office:value="0.000899816244603667">
                <text:p>0.000899816244603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996905939751533">
                <text:p>0.996905939751533</text:p>
              </table:table-cell>
              <table:table-cell office:value-type="float" office:value="0.00107181410497902">
                <text:p>0.00107181410497902</text:p>
              </table:table-cell>
              <table:table-cell office:value-type="float" office:value="0.00107181410497902">
                <text:p>0.001071814104979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990707163659421">
                <text:p>0.00990707163659421</text:p>
              </table:table-cell>
              <table:table-cell office:value-type="float" office:value="0.00990707163659421">
                <text:p>0.00990707163659421</text:p>
              </table:table-cell>
              <table:table-cell office:value-type="float" office:value="0.995874416285396">
                <text:p>0.995874416285396</text:p>
              </table:table-cell>
              <table:table-cell office:value-type="float" office:value="0.00130478546105728">
                <text:p>0.00130478546105728</text:p>
              </table:table-cell>
              <table:table-cell office:value-type="float" office:value="0.00130478546105728">
                <text:p>0.001304785461057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0102150416483687">
                <text:p>0.0102150416483687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0922851504710591">
                <text:p>0.000922851504710591</text:p>
              </table:table-cell>
              <table:table-cell office:value-type="float" office:value="0.000922851504710591">
                <text:p>0.0009228515047105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01526112237939">
                <text:p>0.0101526112237939</text:p>
              </table:table-cell>
              <table:table-cell office:value-type="float" office:value="0.0101526112237939">
                <text:p>0.0101526112237939</text:p>
              </table:table-cell>
              <table:table-cell office:value-type="float" office:value="0.994636961730474">
                <text:p>0.994636961730474</text:p>
              </table:table-cell>
              <table:table-cell office:value-type="float" office:value="0.000412556981005584">
                <text:p>0.000412556981005584</text:p>
              </table:table-cell>
              <table:table-cell office:value-type="float" office:value="0.000412556981005584">
                <text:p>0.000412556981005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0107804382263058">
                <text:p>0.0107804382263058</text:p>
              </table:table-cell>
              <table:table-cell office:value-type="float" office:value="0.99752458158274">
                <text:p>0.99752458158274</text:p>
              </table:table-cell>
              <table:table-cell office:value-type="float" office:value="0.000583903478060673">
                <text:p>0.000583903478060673</text:p>
              </table:table-cell>
              <table:table-cell office:value-type="float" office:value="0.000583903478060673">
                <text:p>0.0005839034780606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0109038847104249">
                <text:p>0.0109038847104249</text:p>
              </table:table-cell>
              <table:table-cell office:value-type="float" office:value="0.997112210378595">
                <text:p>0.997112210378595</text:p>
              </table:table-cell>
              <table:table-cell office:value-type="float" office:value="0.000714543385230296">
                <text:p>0.000714543385230296</text:p>
              </table:table-cell>
              <table:table-cell office:value-type="float" office:value="0.000714543385230296">
                <text:p>0.0007145433852302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2303395283687">
                <text:p>0.0102303395283687</text:p>
              </table:table-cell>
              <table:table-cell office:value-type="float" office:value="0.0102303395283687">
                <text:p>0.0102303395283687</text:p>
              </table:table-cell>
              <table:table-cell office:value-type="float" office:value="0.996905939751533">
                <text:p>0.996905939751533</text:p>
              </table:table-cell>
              <table:table-cell office:value-type="float" office:value="0.000684123037333561">
                <text:p>0.000684123037333561</text:p>
              </table:table-cell>
              <table:table-cell office:value-type="float" office:value="0.000684123037333561">
                <text:p>0.00068412303733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484634695138">
                <text:p>0.010484634695138</text:p>
              </table:table-cell>
              <table:table-cell office:value-type="float" office:value="0.010484634695138">
                <text:p>0.010484634695138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0684687791270975">
                <text:p>0.000684687791270975</text:p>
              </table:table-cell>
              <table:table-cell office:value-type="float" office:value="0.000684687791270975">
                <text:p>0.0006846877912709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0975881498792135">
                <text:p>0.00975881498792135</text:p>
              </table:table-cell>
              <table:table-cell office:value-type="float" office:value="0.00975881498792135">
                <text:p>0.00975881498792135</text:p>
              </table:table-cell>
              <table:table-cell office:value-type="float" office:value="0.995874926435339">
                <text:p>0.995874926435339</text:p>
              </table:table-cell>
              <table:table-cell office:value-type="float" office:value="0.0005810150769266">
                <text:p>0.0005810150769266</text:p>
              </table:table-cell>
              <table:table-cell office:value-type="float" office:value="0.0005810150769266">
                <text:p>0.00058101507692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100905678773174">
                <text:p>0.0100905678773174</text:p>
              </table:table-cell>
              <table:table-cell office:value-type="float" office:value="0.0100905678773174">
                <text:p>0.0100905678773174</text:p>
              </table:table-cell>
              <table:table-cell office:value-type="float" office:value="0.99752458158274">
                <text:p>0.99752458158274</text:p>
              </table:table-cell>
              <table:table-cell office:value-type="float" office:value="0.000583903478060673">
                <text:p>0.000583903478060673</text:p>
              </table:table-cell>
              <table:table-cell office:value-type="float" office:value="0.000583903478060673">
                <text:p>0.0005839034780606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0364077095755">
                <text:p>0.0110364077095755</text:p>
              </table:table-cell>
              <table:table-cell office:value-type="float" office:value="0.0110364077095755">
                <text:p>0.0110364077095755</text:p>
              </table:table-cell>
              <table:table-cell office:value-type="float" office:value="0.997318310955677">
                <text:p>0.997318310955677</text:p>
              </table:table-cell>
              <table:table-cell office:value-type="float" office:value="0.000899386490313854">
                <text:p>0.000899386490313854</text:p>
              </table:table-cell>
              <table:table-cell office:value-type="float" office:value="0.000899386490313854">
                <text:p>0.0008993864903138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107756057344891">
                <text:p>0.0107756057344891</text:p>
              </table:table-cell>
              <table:table-cell office:value-type="float" office:value="0.0107756057344891">
                <text:p>0.0107756057344891</text:p>
              </table:table-cell>
              <table:table-cell office:value-type="float" office:value="0.996905939751533">
                <text:p>0.996905939751533</text:p>
              </table:table-cell>
              <table:table-cell office:value-type="float" office:value="0.00107181410497902">
                <text:p>0.00107181410497902</text:p>
              </table:table-cell>
              <table:table-cell office:value-type="float" office:value="0.00107181410497902">
                <text:p>0.001071814104979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01107188829275">
                <text:p>0.00101107188829275</text:p>
              </table:table-cell>
              <table:table-cell office:value-type="float" office:value="0.00101107188829275">
                <text:p>0.00101107188829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00991587339215531">
                <text:p>0.00991587339215531</text:p>
              </table:table-cell>
              <table:table-cell office:value-type="float" office:value="0.996699839174451">
                <text:p>0.996699839174451</text:p>
              </table:table-cell>
              <table:table-cell office:value-type="float" office:value="0.000582700795711511">
                <text:p>0.000582700795711511</text:p>
              </table:table-cell>
              <table:table-cell office:value-type="float" office:value="0.000582700795711511">
                <text:p>0.0005827007957115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00906096772646759">
                <text:p>0.00906096772646759</text:p>
              </table:table-cell>
              <table:table-cell office:value-type="float" office:value="0.974630237142588">
                <text:p>0.974630237142588</text:p>
              </table:table-cell>
              <table:table-cell office:value-type="float" office:value="0.00471129106220624">
                <text:p>0.00471129106220624</text:p>
              </table:table-cell>
              <table:table-cell office:value-type="float" office:value="0.00471129106220624">
                <text:p>0.004711291062206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00964492432778209">
                <text:p>0.00964492432778209</text:p>
              </table:table-cell>
              <table:table-cell office:value-type="float" office:value="0.974837018200436">
                <text:p>0.974837018200436</text:p>
              </table:table-cell>
              <table:table-cell office:value-type="float" office:value="0.00509510178387933">
                <text:p>0.00509510178387933</text:p>
              </table:table-cell>
              <table:table-cell office:value-type="float" office:value="0.00509510178387933">
                <text:p>0.005095101783879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00823036786808992">
                <text:p>0.00823036786808992</text:p>
              </table:table-cell>
              <table:table-cell office:value-type="float" office:value="0.974836507207966">
                <text:p>0.974836507207966</text:p>
              </table:table-cell>
              <table:table-cell office:value-type="float" office:value="0.00370386362777313">
                <text:p>0.00370386362777313</text:p>
              </table:table-cell>
              <table:table-cell office:value-type="float" office:value="0.00370386362777313">
                <text:p>0.003703863627773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0103240902799222">
                <text:p>0.0103240902799222</text:p>
              </table:table-cell>
              <table:table-cell office:value-type="float" office:value="0.968853465864857">
                <text:p>0.968853465864857</text:p>
              </table:table-cell>
              <table:table-cell office:value-type="float" office:value="0.00275647252803056">
                <text:p>0.00275647252803056</text:p>
              </table:table-cell>
              <table:table-cell office:value-type="float" office:value="0.00275647252803056">
                <text:p>0.002756472528030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964729584335117">
                <text:p>0.964729584335117</text:p>
              </table:table-cell>
              <table:table-cell office:value-type="float" office:value="0.00541303936810694">
                <text:p>0.00541303936810694</text:p>
              </table:table-cell>
              <table:table-cell office:value-type="float" office:value="0.00541303936810694">
                <text:p>0.005413039368106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